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730785369873" calcext:value-type="float">
            <text:p>3.91730785369873</text:p>
          </table:table-cell>
        </table:table-row>
        <table:table-row table:style-name="ro1">
          <table:table-cell office:value-type="float" office:value="0.012987012987013" calcext:value-type="float">
            <text:p>0.012987012987013</text:p>
          </table:table-cell>
          <table:table-cell office:value-type="float" office:value="3.73823952674866" calcext:value-type="float">
            <text:p>3.73823952674866</text:p>
          </table:table-cell>
        </table:table-row>
        <table:table-row table:style-name="ro1">
          <table:table-cell office:value-type="float" office:value="0.025974025974026" calcext:value-type="float">
            <text:p>0.025974025974026</text:p>
          </table:table-cell>
          <table:table-cell office:value-type="float" office:value="3.70758080482483" calcext:value-type="float">
            <text:p>3.70758080482483</text:p>
          </table:table-cell>
        </table:table-row>
        <table:table-row table:style-name="ro1">
          <table:table-cell office:value-type="float" office:value="0.038961038961039" calcext:value-type="float">
            <text:p>0.038961038961039</text:p>
          </table:table-cell>
          <table:table-cell office:value-type="float" office:value="3.55022096633911" calcext:value-type="float">
            <text:p>3.55022096633911</text:p>
          </table:table-cell>
        </table:table-row>
        <table:table-row table:style-name="ro1">
          <table:table-cell office:value-type="float" office:value="0.051948051948052" calcext:value-type="float">
            <text:p>0.051948051948052</text:p>
          </table:table-cell>
          <table:table-cell office:value-type="float" office:value="3.54158306121826" calcext:value-type="float">
            <text:p>3.54158306121826</text:p>
          </table:table-cell>
        </table:table-row>
        <table:table-row table:style-name="ro1">
          <table:table-cell office:value-type="float" office:value="0.0649350649350649" calcext:value-type="float">
            <text:p>0.064935064935065</text:p>
          </table:table-cell>
          <table:table-cell office:value-type="float" office:value="3.63786888122559" calcext:value-type="float">
            <text:p>3.63786888122559</text:p>
          </table:table-cell>
        </table:table-row>
        <table:table-row table:style-name="ro1">
          <table:table-cell office:value-type="float" office:value="0.0779220779220779" calcext:value-type="float">
            <text:p>0.077922077922078</text:p>
          </table:table-cell>
          <table:table-cell office:value-type="float" office:value="3.70945072174072" calcext:value-type="float">
            <text:p>3.70945072174072</text:p>
          </table:table-cell>
        </table:table-row>
        <table:table-row table:style-name="ro1">
          <table:table-cell office:value-type="float" office:value="0.0909090909090909" calcext:value-type="float">
            <text:p>0.090909090909091</text:p>
          </table:table-cell>
          <table:table-cell office:value-type="float" office:value="3.71116495132446" calcext:value-type="float">
            <text:p>3.71116495132446</text:p>
          </table:table-cell>
        </table:table-row>
        <table:table-row table:style-name="ro1">
          <table:table-cell office:value-type="float" office:value="0.103896103896104" calcext:value-type="float">
            <text:p>0.103896103896104</text:p>
          </table:table-cell>
          <table:table-cell office:value-type="float" office:value="3.54590392112732" calcext:value-type="float">
            <text:p>3.54590392112732</text:p>
          </table:table-cell>
        </table:table-row>
        <table:table-row table:style-name="ro1">
          <table:table-cell office:value-type="float" office:value="0.116883116883117" calcext:value-type="float">
            <text:p>0.116883116883117</text:p>
          </table:table-cell>
          <table:table-cell office:value-type="float" office:value="3.52848386764526" calcext:value-type="float">
            <text:p>3.52848386764526</text:p>
          </table:table-cell>
        </table:table-row>
        <table:table-row table:style-name="ro1">
          <table:table-cell office:value-type="float" office:value="0.12987012987013" calcext:value-type="float">
            <text:p>0.12987012987013</text:p>
          </table:table-cell>
          <table:table-cell office:value-type="float" office:value="3.52254295349121" calcext:value-type="float">
            <text:p>3.52254295349121</text:p>
          </table:table-cell>
        </table:table-row>
        <table:table-row table:style-name="ro1">
          <table:table-cell office:value-type="float" office:value="0.142857142857143" calcext:value-type="float">
            <text:p>0.142857142857143</text:p>
          </table:table-cell>
          <table:table-cell office:value-type="float" office:value="3.5633270740509" calcext:value-type="float">
            <text:p>3.5633270740509</text:p>
          </table:table-cell>
        </table:table-row>
        <table:table-row table:style-name="ro1">
          <table:table-cell office:value-type="float" office:value="0.155844155844156" calcext:value-type="float">
            <text:p>0.155844155844156</text:p>
          </table:table-cell>
          <table:table-cell office:value-type="float" office:value="3.45342397689819" calcext:value-type="float">
            <text:p>3.45342397689819</text:p>
          </table:table-cell>
        </table:table-row>
        <table:table-row table:style-name="ro1">
          <table:table-cell office:value-type="float" office:value="0.168831168831169" calcext:value-type="float">
            <text:p>0.168831168831169</text:p>
          </table:table-cell>
          <table:table-cell office:value-type="float" office:value="3.58505821228027" calcext:value-type="float">
            <text:p>3.58505821228027</text:p>
          </table:table-cell>
        </table:table-row>
        <table:table-row table:style-name="ro1">
          <table:table-cell office:value-type="float" office:value="0.181818181818182" calcext:value-type="float">
            <text:p>0.181818181818182</text:p>
          </table:table-cell>
          <table:table-cell office:value-type="float" office:value="3.61971378326416" calcext:value-type="float">
            <text:p>3.61971378326416</text:p>
          </table:table-cell>
        </table:table-row>
        <table:table-row table:style-name="ro1">
          <table:table-cell office:value-type="float" office:value="0.194805194805195" calcext:value-type="float">
            <text:p>0.194805194805195</text:p>
          </table:table-cell>
          <table:table-cell office:value-type="float" office:value="3.55796933174133" calcext:value-type="float">
            <text:p>3.55796933174133</text:p>
          </table:table-cell>
        </table:table-row>
        <table:table-row table:style-name="ro1">
          <table:table-cell office:value-type="float" office:value="0.207792207792208" calcext:value-type="float">
            <text:p>0.207792207792208</text:p>
          </table:table-cell>
          <table:table-cell office:value-type="float" office:value="3.51807260513306" calcext:value-type="float">
            <text:p>3.51807260513306</text:p>
          </table:table-cell>
        </table:table-row>
        <table:table-row table:style-name="ro1">
          <table:table-cell office:value-type="float" office:value="0.220779220779221" calcext:value-type="float">
            <text:p>0.220779220779221</text:p>
          </table:table-cell>
          <table:table-cell office:value-type="float" office:value="3.56270718574524" calcext:value-type="float">
            <text:p>3.56270718574524</text:p>
          </table:table-cell>
        </table:table-row>
        <table:table-row table:style-name="ro1">
          <table:table-cell office:value-type="float" office:value="0.233766233766234" calcext:value-type="float">
            <text:p>0.233766233766234</text:p>
          </table:table-cell>
          <table:table-cell office:value-type="float" office:value="3.56993317604065" calcext:value-type="float">
            <text:p>3.56993317604065</text:p>
          </table:table-cell>
        </table:table-row>
        <table:table-row table:style-name="ro1">
          <table:table-cell office:value-type="float" office:value="0.246753246753247" calcext:value-type="float">
            <text:p>0.246753246753247</text:p>
          </table:table-cell>
          <table:table-cell office:value-type="float" office:value="3.55817484855652" calcext:value-type="float">
            <text:p>3.55817484855652</text:p>
          </table:table-cell>
        </table:table-row>
        <table:table-row table:style-name="ro1">
          <table:table-cell office:value-type="float" office:value="0.25974025974026" calcext:value-type="float">
            <text:p>0.25974025974026</text:p>
          </table:table-cell>
          <table:table-cell office:value-type="float" office:value="3.54826545715332" calcext:value-type="float">
            <text:p>3.54826545715332</text:p>
          </table:table-cell>
        </table:table-row>
        <table:table-row table:style-name="ro1">
          <table:table-cell office:value-type="float" office:value="0.272727272727273" calcext:value-type="float">
            <text:p>0.272727272727273</text:p>
          </table:table-cell>
          <table:table-cell office:value-type="float" office:value="3.59954237937927" calcext:value-type="float">
            <text:p>3.59954237937927</text:p>
          </table:table-cell>
        </table:table-row>
        <table:table-row table:style-name="ro1">
          <table:table-cell office:value-type="float" office:value="0.285714285714286" calcext:value-type="float">
            <text:p>0.285714285714286</text:p>
          </table:table-cell>
          <table:table-cell office:value-type="float" office:value="3.45061063766479" calcext:value-type="float">
            <text:p>3.45061063766479</text:p>
          </table:table-cell>
        </table:table-row>
        <table:table-row table:style-name="ro1">
          <table:table-cell office:value-type="float" office:value="0.298701298701299" calcext:value-type="float">
            <text:p>0.298701298701299</text:p>
          </table:table-cell>
          <table:table-cell office:value-type="float" office:value="3.47339177131653" calcext:value-type="float">
            <text:p>3.47339177131653</text:p>
          </table:table-cell>
        </table:table-row>
        <table:table-row table:style-name="ro1">
          <table:table-cell office:value-type="float" office:value="0.311688311688312" calcext:value-type="float">
            <text:p>0.311688311688312</text:p>
          </table:table-cell>
          <table:table-cell office:value-type="float" office:value="3.63944435119629" calcext:value-type="float">
            <text:p>3.63944435119629</text:p>
          </table:table-cell>
        </table:table-row>
        <table:table-row table:style-name="ro1">
          <table:table-cell office:value-type="float" office:value="0.324675324675325" calcext:value-type="float">
            <text:p>0.324675324675325</text:p>
          </table:table-cell>
          <table:table-cell office:value-type="float" office:value="3.56621551513672" calcext:value-type="float">
            <text:p>3.56621551513672</text:p>
          </table:table-cell>
        </table:table-row>
        <table:table-row table:style-name="ro1">
          <table:table-cell office:value-type="float" office:value="0.337662337662338" calcext:value-type="float">
            <text:p>0.337662337662338</text:p>
          </table:table-cell>
          <table:table-cell office:value-type="float" office:value="3.5145001411438" calcext:value-type="float">
            <text:p>3.5145001411438</text:p>
          </table:table-cell>
        </table:table-row>
        <table:table-row table:style-name="ro1">
          <table:table-cell office:value-type="float" office:value="0.350649350649351" calcext:value-type="float">
            <text:p>0.350649350649351</text:p>
          </table:table-cell>
          <table:table-cell office:value-type="float" office:value="3.47648596763611" calcext:value-type="float">
            <text:p>3.47648596763611</text:p>
          </table:table-cell>
        </table:table-row>
        <table:table-row table:style-name="ro1">
          <table:table-cell office:value-type="float" office:value="0.363636363636364" calcext:value-type="float">
            <text:p>0.363636363636364</text:p>
          </table:table-cell>
          <table:table-cell office:value-type="float" office:value="3.50931262969971" calcext:value-type="float">
            <text:p>3.50931262969971</text:p>
          </table:table-cell>
        </table:table-row>
        <table:table-row table:style-name="ro1">
          <table:table-cell office:value-type="float" office:value="0.376623376623377" calcext:value-type="float">
            <text:p>0.376623376623377</text:p>
          </table:table-cell>
          <table:table-cell office:value-type="float" office:value="3.61934232711792" calcext:value-type="float">
            <text:p>3.61934232711792</text:p>
          </table:table-cell>
        </table:table-row>
        <table:table-row table:style-name="ro1">
          <table:table-cell office:value-type="float" office:value="0.38961038961039" calcext:value-type="float">
            <text:p>0.38961038961039</text:p>
          </table:table-cell>
          <table:table-cell office:value-type="float" office:value="3.63773632049561" calcext:value-type="float">
            <text:p>3.63773632049561</text:p>
          </table:table-cell>
        </table:table-row>
        <table:table-row table:style-name="ro1">
          <table:table-cell office:value-type="float" office:value="0.402597402597403" calcext:value-type="float">
            <text:p>0.402597402597403</text:p>
          </table:table-cell>
          <table:table-cell office:value-type="float" office:value="3.49693846702576" calcext:value-type="float">
            <text:p>3.49693846702576</text:p>
          </table:table-cell>
        </table:table-row>
        <table:table-row table:style-name="ro1">
          <table:table-cell office:value-type="float" office:value="0.415584415584416" calcext:value-type="float">
            <text:p>0.415584415584416</text:p>
          </table:table-cell>
          <table:table-cell office:value-type="float" office:value="3.47257685661316" calcext:value-type="float">
            <text:p>3.47257685661316</text:p>
          </table:table-cell>
        </table:table-row>
        <table:table-row table:style-name="ro1">
          <table:table-cell office:value-type="float" office:value="0.428571428571429" calcext:value-type="float">
            <text:p>0.428571428571429</text:p>
          </table:table-cell>
          <table:table-cell office:value-type="float" office:value="3.48172760009766" calcext:value-type="float">
            <text:p>3.48172760009766</text:p>
          </table:table-cell>
        </table:table-row>
        <table:table-row table:style-name="ro1">
          <table:table-cell office:value-type="float" office:value="0.441558441558442" calcext:value-type="float">
            <text:p>0.441558441558442</text:p>
          </table:table-cell>
          <table:table-cell office:value-type="float" office:value="3.68267703056335" calcext:value-type="float">
            <text:p>3.68267703056335</text:p>
          </table:table-cell>
        </table:table-row>
        <table:table-row table:style-name="ro1">
          <table:table-cell office:value-type="float" office:value="0.454545454545455" calcext:value-type="float">
            <text:p>0.454545454545455</text:p>
          </table:table-cell>
          <table:table-cell office:value-type="float" office:value="3.54069685935974" calcext:value-type="float">
            <text:p>3.54069685935974</text:p>
          </table:table-cell>
        </table:table-row>
        <table:table-row table:style-name="ro1">
          <table:table-cell office:value-type="float" office:value="0.467532467532467" calcext:value-type="float">
            <text:p>0.467532467532467</text:p>
          </table:table-cell>
          <table:table-cell office:value-type="float" office:value="3.5212287902832" calcext:value-type="float">
            <text:p>3.5212287902832</text:p>
          </table:table-cell>
        </table:table-row>
        <table:table-row table:style-name="ro1">
          <table:table-cell office:value-type="float" office:value="0.480519480519481" calcext:value-type="float">
            <text:p>0.480519480519481</text:p>
          </table:table-cell>
          <table:table-cell office:value-type="float" office:value="3.45438814163208" calcext:value-type="float">
            <text:p>3.45438814163208</text:p>
          </table:table-cell>
        </table:table-row>
        <table:table-row table:style-name="ro1">
          <table:table-cell office:value-type="float" office:value="0.493506493506493" calcext:value-type="float">
            <text:p>0.493506493506493</text:p>
          </table:table-cell>
          <table:table-cell office:value-type="float" office:value="3.50261354446411" calcext:value-type="float">
            <text:p>3.50261354446411</text:p>
          </table:table-cell>
        </table:table-row>
        <table:table-row table:style-name="ro1">
          <table:table-cell office:value-type="float" office:value="0.506493506493506" calcext:value-type="float">
            <text:p>0.506493506493506</text:p>
          </table:table-cell>
          <table:table-cell office:value-type="float" office:value="3.58491897583008" calcext:value-type="float">
            <text:p>3.58491897583008</text:p>
          </table:table-cell>
        </table:table-row>
        <table:table-row table:style-name="ro1">
          <table:table-cell office:value-type="float" office:value="0.519480519480519" calcext:value-type="float">
            <text:p>0.519480519480519</text:p>
          </table:table-cell>
          <table:table-cell office:value-type="float" office:value="3.62349247932434" calcext:value-type="float">
            <text:p>3.62349247932434</text:p>
          </table:table-cell>
        </table:table-row>
        <table:table-row table:style-name="ro1">
          <table:table-cell office:value-type="float" office:value="0.532467532467532" calcext:value-type="float">
            <text:p>0.532467532467532</text:p>
          </table:table-cell>
          <table:table-cell office:value-type="float" office:value="3.56067728996277" calcext:value-type="float">
            <text:p>3.56067728996277</text:p>
          </table:table-cell>
        </table:table-row>
        <table:table-row table:style-name="ro1">
          <table:table-cell office:value-type="float" office:value="0.545454545454545" calcext:value-type="float">
            <text:p>0.545454545454545</text:p>
          </table:table-cell>
          <table:table-cell office:value-type="float" office:value="3.42997694015503" calcext:value-type="float">
            <text:p>3.42997694015503</text:p>
          </table:table-cell>
        </table:table-row>
        <table:table-row table:style-name="ro1">
          <table:table-cell office:value-type="float" office:value="0.558441558441558" calcext:value-type="float">
            <text:p>0.558441558441558</text:p>
          </table:table-cell>
          <table:table-cell office:value-type="float" office:value="3.51361155509949" calcext:value-type="float">
            <text:p>3.51361155509949</text:p>
          </table:table-cell>
        </table:table-row>
        <table:table-row table:style-name="ro1">
          <table:table-cell office:value-type="float" office:value="0.571428571428571" calcext:value-type="float">
            <text:p>0.571428571428571</text:p>
          </table:table-cell>
          <table:table-cell office:value-type="float" office:value="3.54727864265442" calcext:value-type="float">
            <text:p>3.54727864265442</text:p>
          </table:table-cell>
        </table:table-row>
        <table:table-row table:style-name="ro1">
          <table:table-cell office:value-type="float" office:value="0.584415584415584" calcext:value-type="float">
            <text:p>0.584415584415584</text:p>
          </table:table-cell>
          <table:table-cell office:value-type="float" office:value="3.53769516944885" calcext:value-type="float">
            <text:p>3.53769516944885</text:p>
          </table:table-cell>
        </table:table-row>
        <table:table-row table:style-name="ro1">
          <table:table-cell office:value-type="float" office:value="0.597402597402597" calcext:value-type="float">
            <text:p>0.597402597402597</text:p>
          </table:table-cell>
          <table:table-cell office:value-type="float" office:value="3.52539944648743" calcext:value-type="float">
            <text:p>3.52539944648743</text:p>
          </table:table-cell>
        </table:table-row>
        <table:table-row table:style-name="ro1">
          <table:table-cell office:value-type="float" office:value="0.61038961038961" calcext:value-type="float">
            <text:p>0.61038961038961</text:p>
          </table:table-cell>
          <table:table-cell office:value-type="float" office:value="3.52700424194336" calcext:value-type="float">
            <text:p>3.52700424194336</text:p>
          </table:table-cell>
        </table:table-row>
        <table:table-row table:style-name="ro1">
          <table:table-cell office:value-type="float" office:value="0.623376623376623" calcext:value-type="float">
            <text:p>0.623376623376623</text:p>
          </table:table-cell>
          <table:table-cell office:value-type="float" office:value="3.49116730690002" calcext:value-type="float">
            <text:p>3.49116730690002</text:p>
          </table:table-cell>
        </table:table-row>
        <table:table-row table:style-name="ro1">
          <table:table-cell office:value-type="float" office:value="0.636363636363636" calcext:value-type="float">
            <text:p>0.636363636363636</text:p>
          </table:table-cell>
          <table:table-cell office:value-type="float" office:value="3.56450891494751" calcext:value-type="float">
            <text:p>3.56450891494751</text:p>
          </table:table-cell>
        </table:table-row>
        <table:table-row table:style-name="ro1">
          <table:table-cell office:value-type="float" office:value="0.649350649350649" calcext:value-type="float">
            <text:p>0.649350649350649</text:p>
          </table:table-cell>
          <table:table-cell office:value-type="float" office:value="3.51684212684631" calcext:value-type="float">
            <text:p>3.51684212684631</text:p>
          </table:table-cell>
        </table:table-row>
        <table:table-row table:style-name="ro1">
          <table:table-cell office:value-type="float" office:value="0.662337662337662" calcext:value-type="float">
            <text:p>0.662337662337662</text:p>
          </table:table-cell>
          <table:table-cell office:value-type="float" office:value="3.52781295776367" calcext:value-type="float">
            <text:p>3.52781295776367</text:p>
          </table:table-cell>
        </table:table-row>
        <table:table-row table:style-name="ro1">
          <table:table-cell office:value-type="float" office:value="0.675324675324675" calcext:value-type="float">
            <text:p>0.675324675324675</text:p>
          </table:table-cell>
          <table:table-cell office:value-type="float" office:value="3.48150396347046" calcext:value-type="float">
            <text:p>3.48150396347046</text:p>
          </table:table-cell>
        </table:table-row>
        <table:table-row table:style-name="ro1">
          <table:table-cell office:value-type="float" office:value="0.688311688311688" calcext:value-type="float">
            <text:p>0.688311688311688</text:p>
          </table:table-cell>
          <table:table-cell office:value-type="float" office:value="3.55366325378418" calcext:value-type="float">
            <text:p>3.55366325378418</text:p>
          </table:table-cell>
        </table:table-row>
        <table:table-row table:style-name="ro1">
          <table:table-cell office:value-type="float" office:value="0.701298701298701" calcext:value-type="float">
            <text:p>0.701298701298701</text:p>
          </table:table-cell>
          <table:table-cell office:value-type="float" office:value="3.52373552322388" calcext:value-type="float">
            <text:p>3.52373552322388</text:p>
          </table:table-cell>
        </table:table-row>
        <table:table-row table:style-name="ro1">
          <table:table-cell office:value-type="float" office:value="0.714285714285714" calcext:value-type="float">
            <text:p>0.714285714285714</text:p>
          </table:table-cell>
          <table:table-cell office:value-type="float" office:value="3.57267642021179" calcext:value-type="float">
            <text:p>3.57267642021179</text:p>
          </table:table-cell>
        </table:table-row>
        <table:table-row table:style-name="ro1">
          <table:table-cell office:value-type="float" office:value="0.727272727272727" calcext:value-type="float">
            <text:p>0.727272727272727</text:p>
          </table:table-cell>
          <table:table-cell office:value-type="float" office:value="3.46482419967651" calcext:value-type="float">
            <text:p>3.46482419967651</text:p>
          </table:table-cell>
        </table:table-row>
        <table:table-row table:style-name="ro1">
          <table:table-cell office:value-type="float" office:value="0.74025974025974" calcext:value-type="float">
            <text:p>0.74025974025974</text:p>
          </table:table-cell>
          <table:table-cell office:value-type="float" office:value="3.63321971893311" calcext:value-type="float">
            <text:p>3.63321971893311</text:p>
          </table:table-cell>
        </table:table-row>
        <table:table-row table:style-name="ro1">
          <table:table-cell office:value-type="float" office:value="0.753246753246753" calcext:value-type="float">
            <text:p>0.753246753246753</text:p>
          </table:table-cell>
          <table:table-cell office:value-type="float" office:value="3.6273398399353" calcext:value-type="float">
            <text:p>3.6273398399353</text:p>
          </table:table-cell>
        </table:table-row>
        <table:table-row table:style-name="ro1">
          <table:table-cell office:value-type="float" office:value="0.766233766233766" calcext:value-type="float">
            <text:p>0.766233766233766</text:p>
          </table:table-cell>
          <table:table-cell office:value-type="float" office:value="3.53157687187195" calcext:value-type="float">
            <text:p>3.53157687187195</text:p>
          </table:table-cell>
        </table:table-row>
        <table:table-row table:style-name="ro1">
          <table:table-cell office:value-type="float" office:value="0.779220779220779" calcext:value-type="float">
            <text:p>0.779220779220779</text:p>
          </table:table-cell>
          <table:table-cell office:value-type="float" office:value="3.38881826400757" calcext:value-type="float">
            <text:p>3.38881826400757</text:p>
          </table:table-cell>
        </table:table-row>
        <table:table-row table:style-name="ro1">
          <table:table-cell office:value-type="float" office:value="0.792207792207792" calcext:value-type="float">
            <text:p>0.792207792207792</text:p>
          </table:table-cell>
          <table:table-cell office:value-type="float" office:value="3.55417537689209" calcext:value-type="float">
            <text:p>3.55417537689209</text:p>
          </table:table-cell>
        </table:table-row>
        <table:table-row table:style-name="ro1">
          <table:table-cell office:value-type="float" office:value="0.805194805194805" calcext:value-type="float">
            <text:p>0.805194805194805</text:p>
          </table:table-cell>
          <table:table-cell office:value-type="float" office:value="3.63222312927246" calcext:value-type="float">
            <text:p>3.63222312927246</text:p>
          </table:table-cell>
        </table:table-row>
        <table:table-row table:style-name="ro1">
          <table:table-cell office:value-type="float" office:value="0.818181818181818" calcext:value-type="float">
            <text:p>0.818181818181818</text:p>
          </table:table-cell>
          <table:table-cell office:value-type="float" office:value="3.53698325157166" calcext:value-type="float">
            <text:p>3.53698325157166</text:p>
          </table:table-cell>
        </table:table-row>
        <table:table-row table:style-name="ro1">
          <table:table-cell office:value-type="float" office:value="0.831168831168831" calcext:value-type="float">
            <text:p>0.831168831168831</text:p>
          </table:table-cell>
          <table:table-cell office:value-type="float" office:value="3.56691884994507" calcext:value-type="float">
            <text:p>3.56691884994507</text:p>
          </table:table-cell>
        </table:table-row>
        <table:table-row table:style-name="ro1">
          <table:table-cell office:value-type="float" office:value="0.844155844155844" calcext:value-type="float">
            <text:p>0.844155844155844</text:p>
          </table:table-cell>
          <table:table-cell office:value-type="float" office:value="3.54387617111206" calcext:value-type="float">
            <text:p>3.54387617111206</text:p>
          </table:table-cell>
        </table:table-row>
        <table:table-row table:style-name="ro1">
          <table:table-cell office:value-type="float" office:value="0.857142857142857" calcext:value-type="float">
            <text:p>0.857142857142857</text:p>
          </table:table-cell>
          <table:table-cell office:value-type="float" office:value="3.56015157699585" calcext:value-type="float">
            <text:p>3.56015157699585</text:p>
          </table:table-cell>
        </table:table-row>
        <table:table-row table:style-name="ro1">
          <table:table-cell office:value-type="float" office:value="0.87012987012987" calcext:value-type="float">
            <text:p>0.87012987012987</text:p>
          </table:table-cell>
          <table:table-cell office:value-type="float" office:value="3.47597551345825" calcext:value-type="float">
            <text:p>3.47597551345825</text:p>
          </table:table-cell>
        </table:table-row>
        <table:table-row table:style-name="ro1">
          <table:table-cell office:value-type="float" office:value="0.883116883116883" calcext:value-type="float">
            <text:p>0.883116883116883</text:p>
          </table:table-cell>
          <table:table-cell office:value-type="float" office:value="3.55364012718201" calcext:value-type="float">
            <text:p>3.55364012718201</text:p>
          </table:table-cell>
        </table:table-row>
        <table:table-row table:style-name="ro1">
          <table:table-cell office:value-type="float" office:value="0.896103896103896" calcext:value-type="float">
            <text:p>0.896103896103896</text:p>
          </table:table-cell>
          <table:table-cell office:value-type="float" office:value="3.52834701538086" calcext:value-type="float">
            <text:p>3.52834701538086</text:p>
          </table:table-cell>
        </table:table-row>
        <table:table-row table:style-name="ro1">
          <table:table-cell office:value-type="float" office:value="0.909090909090909" calcext:value-type="float">
            <text:p>0.909090909090909</text:p>
          </table:table-cell>
          <table:table-cell office:value-type="float" office:value="3.56243133544922" calcext:value-type="float">
            <text:p>3.56243133544922</text:p>
          </table:table-cell>
        </table:table-row>
        <table:table-row table:style-name="ro1">
          <table:table-cell office:value-type="float" office:value="0.922077922077922" calcext:value-type="float">
            <text:p>0.922077922077922</text:p>
          </table:table-cell>
          <table:table-cell office:value-type="float" office:value="3.49291062355041" calcext:value-type="float">
            <text:p>3.49291062355041</text:p>
          </table:table-cell>
        </table:table-row>
        <table:table-row table:style-name="ro1">
          <table:table-cell office:value-type="float" office:value="0.935064935064935" calcext:value-type="float">
            <text:p>0.935064935064935</text:p>
          </table:table-cell>
          <table:table-cell office:value-type="float" office:value="3.49335074424744" calcext:value-type="float">
            <text:p>3.49335074424744</text:p>
          </table:table-cell>
        </table:table-row>
        <table:table-row table:style-name="ro1">
          <table:table-cell office:value-type="float" office:value="0.948051948051948" calcext:value-type="float">
            <text:p>0.948051948051948</text:p>
          </table:table-cell>
          <table:table-cell office:value-type="float" office:value="3.46054029464722" calcext:value-type="float">
            <text:p>3.46054029464722</text:p>
          </table:table-cell>
        </table:table-row>
        <table:table-row table:style-name="ro1">
          <table:table-cell office:value-type="float" office:value="0.961038961038961" calcext:value-type="float">
            <text:p>0.961038961038961</text:p>
          </table:table-cell>
          <table:table-cell office:value-type="float" office:value="3.49447441101074" calcext:value-type="float">
            <text:p>3.49447441101074</text:p>
          </table:table-cell>
        </table:table-row>
        <table:table-row table:style-name="ro1">
          <table:table-cell office:value-type="float" office:value="0.974025974025974" calcext:value-type="float">
            <text:p>0.974025974025974</text:p>
          </table:table-cell>
          <table:table-cell office:value-type="float" office:value="3.47602534294128" calcext:value-type="float">
            <text:p>3.47602534294128</text:p>
          </table:table-cell>
        </table:table-row>
        <table:table-row table:style-name="ro1">
          <table:table-cell office:value-type="float" office:value="0.987012987012987" calcext:value-type="float">
            <text:p>0.987012987012987</text:p>
          </table:table-cell>
          <table:table-cell office:value-type="float" office:value="3.52883768081665" calcext:value-type="float">
            <text:p>3.52883768081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142810344696" calcext:value-type="float">
            <text:p>3.5142810344696</text:p>
          </table:table-cell>
        </table:table-row>
        <table:table-row table:style-name="ro1">
          <table:table-cell office:value-type="float" office:value="1.01298701298701" calcext:value-type="float">
            <text:p>1.01298701298701</text:p>
          </table:table-cell>
          <table:table-cell office:value-type="float" office:value="3.5422637462616" calcext:value-type="float">
            <text:p>3.5422637462616</text:p>
          </table:table-cell>
        </table:table-row>
        <table:table-row table:style-name="ro1">
          <table:table-cell office:value-type="float" office:value="1.02597402597403" calcext:value-type="float">
            <text:p>1.02597402597403</text:p>
          </table:table-cell>
          <table:table-cell office:value-type="float" office:value="3.5512707233429" calcext:value-type="float">
            <text:p>3.5512707233429</text:p>
          </table:table-cell>
        </table:table-row>
        <table:table-row table:style-name="ro1">
          <table:table-cell office:value-type="float" office:value="1.03896103896104" calcext:value-type="float">
            <text:p>1.03896103896104</text:p>
          </table:table-cell>
          <table:table-cell office:value-type="float" office:value="3.51662373542786" calcext:value-type="float">
            <text:p>3.51662373542786</text:p>
          </table:table-cell>
        </table:table-row>
        <table:table-row table:style-name="ro1">
          <table:table-cell office:value-type="float" office:value="1.05194805194805" calcext:value-type="float">
            <text:p>1.05194805194805</text:p>
          </table:table-cell>
          <table:table-cell office:value-type="float" office:value="3.61392426490784" calcext:value-type="float">
            <text:p>3.61392426490784</text:p>
          </table:table-cell>
        </table:table-row>
        <table:table-row table:style-name="ro1">
          <table:table-cell office:value-type="float" office:value="1.06493506493506" calcext:value-type="float">
            <text:p>1.06493506493506</text:p>
          </table:table-cell>
          <table:table-cell office:value-type="float" office:value="3.47488379478455" calcext:value-type="float">
            <text:p>3.47488379478455</text:p>
          </table:table-cell>
        </table:table-row>
        <table:table-row table:style-name="ro1">
          <table:table-cell office:value-type="float" office:value="1.07792207792208" calcext:value-type="float">
            <text:p>1.07792207792208</text:p>
          </table:table-cell>
          <table:table-cell office:value-type="float" office:value="3.52246165275574" calcext:value-type="float">
            <text:p>3.52246165275574</text:p>
          </table:table-cell>
        </table:table-row>
        <table:table-row table:style-name="ro1">
          <table:table-cell office:value-type="float" office:value="1.09090909090909" calcext:value-type="float">
            <text:p>1.09090909090909</text:p>
          </table:table-cell>
          <table:table-cell office:value-type="float" office:value="3.46335220336914" calcext:value-type="float">
            <text:p>3.46335220336914</text:p>
          </table:table-cell>
        </table:table-row>
        <table:table-row table:style-name="ro1">
          <table:table-cell office:value-type="float" office:value="1.1038961038961" calcext:value-type="float">
            <text:p>1.1038961038961</text:p>
          </table:table-cell>
          <table:table-cell office:value-type="float" office:value="3.55125093460083" calcext:value-type="float">
            <text:p>3.55125093460083</text:p>
          </table:table-cell>
        </table:table-row>
        <table:table-row table:style-name="ro1">
          <table:table-cell office:value-type="float" office:value="1.11688311688312" calcext:value-type="float">
            <text:p>1.11688311688312</text:p>
          </table:table-cell>
          <table:table-cell office:value-type="float" office:value="3.48014664649963" calcext:value-type="float">
            <text:p>3.48014664649963</text:p>
          </table:table-cell>
        </table:table-row>
        <table:table-row table:style-name="ro1">
          <table:table-cell office:value-type="float" office:value="1.12987012987013" calcext:value-type="float">
            <text:p>1.12987012987013</text:p>
          </table:table-cell>
          <table:table-cell office:value-type="float" office:value="3.41719532012939" calcext:value-type="float">
            <text:p>3.41719532012939</text:p>
          </table:table-cell>
        </table:table-row>
        <table:table-row table:style-name="ro1">
          <table:table-cell office:value-type="float" office:value="1.14285714285714" calcext:value-type="float">
            <text:p>1.14285714285714</text:p>
          </table:table-cell>
          <table:table-cell office:value-type="float" office:value="3.4826443195343" calcext:value-type="float">
            <text:p>3.4826443195343</text:p>
          </table:table-cell>
        </table:table-row>
        <table:table-row table:style-name="ro1">
          <table:table-cell office:value-type="float" office:value="1.15584415584416" calcext:value-type="float">
            <text:p>1.15584415584416</text:p>
          </table:table-cell>
          <table:table-cell office:value-type="float" office:value="3.41131472587585" calcext:value-type="float">
            <text:p>3.41131472587585</text:p>
          </table:table-cell>
        </table:table-row>
        <table:table-row table:style-name="ro1">
          <table:table-cell office:value-type="float" office:value="1.16883116883117" calcext:value-type="float">
            <text:p>1.16883116883117</text:p>
          </table:table-cell>
          <table:table-cell office:value-type="float" office:value="3.49260449409485" calcext:value-type="float">
            <text:p>3.49260449409485</text:p>
          </table:table-cell>
        </table:table-row>
        <table:table-row table:style-name="ro1">
          <table:table-cell office:value-type="float" office:value="1.18181818181818" calcext:value-type="float">
            <text:p>1.18181818181818</text:p>
          </table:table-cell>
          <table:table-cell office:value-type="float" office:value="3.4384400844574" calcext:value-type="float">
            <text:p>3.4384400844574</text:p>
          </table:table-cell>
        </table:table-row>
        <table:table-row table:style-name="ro1">
          <table:table-cell office:value-type="float" office:value="1.19480519480519" calcext:value-type="float">
            <text:p>1.19480519480519</text:p>
          </table:table-cell>
          <table:table-cell office:value-type="float" office:value="3.51721453666687" calcext:value-type="float">
            <text:p>3.51721453666687</text:p>
          </table:table-cell>
        </table:table-row>
        <table:table-row table:style-name="ro1">
          <table:table-cell office:value-type="float" office:value="1.20779220779221" calcext:value-type="float">
            <text:p>1.20779220779221</text:p>
          </table:table-cell>
          <table:table-cell office:value-type="float" office:value="3.45887684822083" calcext:value-type="float">
            <text:p>3.45887684822083</text:p>
          </table:table-cell>
        </table:table-row>
        <table:table-row table:style-name="ro1">
          <table:table-cell office:value-type="float" office:value="1.22077922077922" calcext:value-type="float">
            <text:p>1.22077922077922</text:p>
          </table:table-cell>
          <table:table-cell office:value-type="float" office:value="3.44895100593567" calcext:value-type="float">
            <text:p>3.44895100593567</text:p>
          </table:table-cell>
        </table:table-row>
        <table:table-row table:style-name="ro1">
          <table:table-cell office:value-type="float" office:value="1.23376623376623" calcext:value-type="float">
            <text:p>1.23376623376623</text:p>
          </table:table-cell>
          <table:table-cell office:value-type="float" office:value="3.39575529098511" calcext:value-type="float">
            <text:p>3.39575529098511</text:p>
          </table:table-cell>
        </table:table-row>
        <table:table-row table:style-name="ro1">
          <table:table-cell office:value-type="float" office:value="1.24675324675325" calcext:value-type="float">
            <text:p>1.24675324675325</text:p>
          </table:table-cell>
          <table:table-cell office:value-type="float" office:value="3.37676382064819" calcext:value-type="float">
            <text:p>3.37676382064819</text:p>
          </table:table-cell>
        </table:table-row>
        <table:table-row table:style-name="ro1">
          <table:table-cell office:value-type="float" office:value="1.25974025974026" calcext:value-type="float">
            <text:p>1.25974025974026</text:p>
          </table:table-cell>
          <table:table-cell office:value-type="float" office:value="3.63253450393677" calcext:value-type="float">
            <text:p>3.63253450393677</text:p>
          </table:table-cell>
        </table:table-row>
        <table:table-row table:style-name="ro1">
          <table:table-cell office:value-type="float" office:value="1.27272727272727" calcext:value-type="float">
            <text:p>1.27272727272727</text:p>
          </table:table-cell>
          <table:table-cell office:value-type="float" office:value="3.47630667686462" calcext:value-type="float">
            <text:p>3.47630667686462</text:p>
          </table:table-cell>
        </table:table-row>
        <table:table-row table:style-name="ro1">
          <table:table-cell office:value-type="float" office:value="1.28571428571429" calcext:value-type="float">
            <text:p>1.28571428571429</text:p>
          </table:table-cell>
          <table:table-cell office:value-type="float" office:value="3.44983243942261" calcext:value-type="float">
            <text:p>3.44983243942261</text:p>
          </table:table-cell>
        </table:table-row>
        <table:table-row table:style-name="ro1">
          <table:table-cell office:value-type="float" office:value="1.2987012987013" calcext:value-type="float">
            <text:p>1.2987012987013</text:p>
          </table:table-cell>
          <table:table-cell office:value-type="float" office:value="3.4750292301178" calcext:value-type="float">
            <text:p>3.4750292301178</text:p>
          </table:table-cell>
        </table:table-row>
        <table:table-row table:style-name="ro1">
          <table:table-cell office:value-type="float" office:value="1.31168831168831" calcext:value-type="float">
            <text:p>1.31168831168831</text:p>
          </table:table-cell>
          <table:table-cell office:value-type="float" office:value="3.46989321708679" calcext:value-type="float">
            <text:p>3.46989321708679</text:p>
          </table:table-cell>
        </table:table-row>
        <table:table-row table:style-name="ro1">
          <table:table-cell office:value-type="float" office:value="1.32467532467532" calcext:value-type="float">
            <text:p>1.32467532467532</text:p>
          </table:table-cell>
          <table:table-cell office:value-type="float" office:value="3.50616860389709" calcext:value-type="float">
            <text:p>3.50616860389709</text:p>
          </table:table-cell>
        </table:table-row>
        <table:table-row table:style-name="ro1">
          <table:table-cell office:value-type="float" office:value="1.33766233766234" calcext:value-type="float">
            <text:p>1.33766233766234</text:p>
          </table:table-cell>
          <table:table-cell office:value-type="float" office:value="3.36653709411621" calcext:value-type="float">
            <text:p>3.36653709411621</text:p>
          </table:table-cell>
        </table:table-row>
        <table:table-row table:style-name="ro1">
          <table:table-cell office:value-type="float" office:value="1.35064935064935" calcext:value-type="float">
            <text:p>1.35064935064935</text:p>
          </table:table-cell>
          <table:table-cell office:value-type="float" office:value="3.43602323532104" calcext:value-type="float">
            <text:p>3.43602323532104</text:p>
          </table:table-cell>
        </table:table-row>
        <table:table-row table:style-name="ro1">
          <table:table-cell office:value-type="float" office:value="1.36363636363636" calcext:value-type="float">
            <text:p>1.36363636363636</text:p>
          </table:table-cell>
          <table:table-cell office:value-type="float" office:value="3.42301297187805" calcext:value-type="float">
            <text:p>3.42301297187805</text:p>
          </table:table-cell>
        </table:table-row>
        <table:table-row table:style-name="ro1">
          <table:table-cell office:value-type="float" office:value="1.37662337662338" calcext:value-type="float">
            <text:p>1.37662337662338</text:p>
          </table:table-cell>
          <table:table-cell office:value-type="float" office:value="3.27749705314636" calcext:value-type="float">
            <text:p>3.27749705314636</text:p>
          </table:table-cell>
        </table:table-row>
        <table:table-row table:style-name="ro1">
          <table:table-cell office:value-type="float" office:value="1.38961038961039" calcext:value-type="float">
            <text:p>1.38961038961039</text:p>
          </table:table-cell>
          <table:table-cell office:value-type="float" office:value="3.42982482910156" calcext:value-type="float">
            <text:p>3.42982482910156</text:p>
          </table:table-cell>
        </table:table-row>
        <table:table-row table:style-name="ro1">
          <table:table-cell office:value-type="float" office:value="1.4025974025974" calcext:value-type="float">
            <text:p>1.4025974025974</text:p>
          </table:table-cell>
          <table:table-cell office:value-type="float" office:value="3.46405339241028" calcext:value-type="float">
            <text:p>3.46405339241028</text:p>
          </table:table-cell>
        </table:table-row>
        <table:table-row table:style-name="ro1">
          <table:table-cell office:value-type="float" office:value="1.41558441558442" calcext:value-type="float">
            <text:p>1.41558441558442</text:p>
          </table:table-cell>
          <table:table-cell office:value-type="float" office:value="3.39294099807739" calcext:value-type="float">
            <text:p>3.39294099807739</text:p>
          </table:table-cell>
        </table:table-row>
        <table:table-row table:style-name="ro1">
          <table:table-cell office:value-type="float" office:value="1.42857142857143" calcext:value-type="float">
            <text:p>1.42857142857143</text:p>
          </table:table-cell>
          <table:table-cell office:value-type="float" office:value="3.44155645370483" calcext:value-type="float">
            <text:p>3.44155645370483</text:p>
          </table:table-cell>
        </table:table-row>
        <table:table-row table:style-name="ro1">
          <table:table-cell office:value-type="float" office:value="1.44155844155844" calcext:value-type="float">
            <text:p>1.44155844155844</text:p>
          </table:table-cell>
          <table:table-cell office:value-type="float" office:value="3.48515653610229" calcext:value-type="float">
            <text:p>3.48515653610229</text:p>
          </table:table-cell>
        </table:table-row>
        <table:table-row table:style-name="ro1">
          <table:table-cell office:value-type="float" office:value="1.45454545454545" calcext:value-type="float">
            <text:p>1.45454545454545</text:p>
          </table:table-cell>
          <table:table-cell office:value-type="float" office:value="3.32986187934875" calcext:value-type="float">
            <text:p>3.32986187934875</text:p>
          </table:table-cell>
        </table:table-row>
        <table:table-row table:style-name="ro1">
          <table:table-cell office:value-type="float" office:value="1.46753246753247" calcext:value-type="float">
            <text:p>1.46753246753247</text:p>
          </table:table-cell>
          <table:table-cell office:value-type="float" office:value="3.38777422904968" calcext:value-type="float">
            <text:p>3.38777422904968</text:p>
          </table:table-cell>
        </table:table-row>
        <table:table-row table:style-name="ro1">
          <table:table-cell office:value-type="float" office:value="1.48051948051948" calcext:value-type="float">
            <text:p>1.48051948051948</text:p>
          </table:table-cell>
          <table:table-cell office:value-type="float" office:value="3.3739595413208" calcext:value-type="float">
            <text:p>3.3739595413208</text:p>
          </table:table-cell>
        </table:table-row>
        <table:table-row table:style-name="ro1">
          <table:table-cell office:value-type="float" office:value="1.49350649350649" calcext:value-type="float">
            <text:p>1.49350649350649</text:p>
          </table:table-cell>
          <table:table-cell office:value-type="float" office:value="3.49857401847839" calcext:value-type="float">
            <text:p>3.49857401847839</text:p>
          </table:table-cell>
        </table:table-row>
        <table:table-row table:style-name="ro1">
          <table:table-cell office:value-type="float" office:value="1.50649350649351" calcext:value-type="float">
            <text:p>1.50649350649351</text:p>
          </table:table-cell>
          <table:table-cell office:value-type="float" office:value="3.40440273284912" calcext:value-type="float">
            <text:p>3.40440273284912</text:p>
          </table:table-cell>
        </table:table-row>
        <table:table-row table:style-name="ro1">
          <table:table-cell office:value-type="float" office:value="1.51948051948052" calcext:value-type="float">
            <text:p>1.51948051948052</text:p>
          </table:table-cell>
          <table:table-cell office:value-type="float" office:value="3.35290575027466" calcext:value-type="float">
            <text:p>3.35290575027466</text:p>
          </table:table-cell>
        </table:table-row>
        <table:table-row table:style-name="ro1">
          <table:table-cell office:value-type="float" office:value="1.53246753246753" calcext:value-type="float">
            <text:p>1.53246753246753</text:p>
          </table:table-cell>
          <table:table-cell office:value-type="float" office:value="3.44166851043701" calcext:value-type="float">
            <text:p>3.44166851043701</text:p>
          </table:table-cell>
        </table:table-row>
        <table:table-row table:style-name="ro1">
          <table:table-cell office:value-type="float" office:value="1.54545454545455" calcext:value-type="float">
            <text:p>1.54545454545455</text:p>
          </table:table-cell>
          <table:table-cell office:value-type="float" office:value="3.47388482093811" calcext:value-type="float">
            <text:p>3.47388482093811</text:p>
          </table:table-cell>
        </table:table-row>
        <table:table-row table:style-name="ro1">
          <table:table-cell office:value-type="float" office:value="1.55844155844156" calcext:value-type="float">
            <text:p>1.55844155844156</text:p>
          </table:table-cell>
          <table:table-cell office:value-type="float" office:value="3.43144989013672" calcext:value-type="float">
            <text:p>3.43144989013672</text:p>
          </table:table-cell>
        </table:table-row>
        <table:table-row table:style-name="ro1">
          <table:table-cell office:value-type="float" office:value="1.57142857142857" calcext:value-type="float">
            <text:p>1.57142857142857</text:p>
          </table:table-cell>
          <table:table-cell office:value-type="float" office:value="3.53171348571777" calcext:value-type="float">
            <text:p>3.53171348571777</text:p>
          </table:table-cell>
        </table:table-row>
        <table:table-row table:style-name="ro1">
          <table:table-cell office:value-type="float" office:value="1.58441558441558" calcext:value-type="float">
            <text:p>1.58441558441558</text:p>
          </table:table-cell>
          <table:table-cell office:value-type="float" office:value="3.38459825515747" calcext:value-type="float">
            <text:p>3.38459825515747</text:p>
          </table:table-cell>
        </table:table-row>
        <table:table-row table:style-name="ro1">
          <table:table-cell office:value-type="float" office:value="1.5974025974026" calcext:value-type="float">
            <text:p>1.5974025974026</text:p>
          </table:table-cell>
          <table:table-cell office:value-type="float" office:value="3.25209403038025" calcext:value-type="float">
            <text:p>3.25209403038025</text:p>
          </table:table-cell>
        </table:table-row>
        <table:table-row table:style-name="ro1">
          <table:table-cell office:value-type="float" office:value="1.61038961038961" calcext:value-type="float">
            <text:p>1.61038961038961</text:p>
          </table:table-cell>
          <table:table-cell office:value-type="float" office:value="3.19412326812744" calcext:value-type="float">
            <text:p>3.19412326812744</text:p>
          </table:table-cell>
        </table:table-row>
        <table:table-row table:style-name="ro1">
          <table:table-cell office:value-type="float" office:value="1.62337662337662" calcext:value-type="float">
            <text:p>1.62337662337662</text:p>
          </table:table-cell>
          <table:table-cell office:value-type="float" office:value="3.37103271484375" calcext:value-type="float">
            <text:p>3.37103271484375</text:p>
          </table:table-cell>
        </table:table-row>
        <table:table-row table:style-name="ro1">
          <table:table-cell office:value-type="float" office:value="1.63636363636364" calcext:value-type="float">
            <text:p>1.63636363636364</text:p>
          </table:table-cell>
          <table:table-cell office:value-type="float" office:value="3.34137845039368" calcext:value-type="float">
            <text:p>3.34137845039368</text:p>
          </table:table-cell>
        </table:table-row>
        <table:table-row table:style-name="ro1">
          <table:table-cell office:value-type="float" office:value="1.64935064935065" calcext:value-type="float">
            <text:p>1.64935064935065</text:p>
          </table:table-cell>
          <table:table-cell office:value-type="float" office:value="3.26281905174255" calcext:value-type="float">
            <text:p>3.26281905174255</text:p>
          </table:table-cell>
        </table:table-row>
        <table:table-row table:style-name="ro1">
          <table:table-cell office:value-type="float" office:value="1.66233766233766" calcext:value-type="float">
            <text:p>1.66233766233766</text:p>
          </table:table-cell>
          <table:table-cell office:value-type="float" office:value="3.29080438613892" calcext:value-type="float">
            <text:p>3.29080438613892</text:p>
          </table:table-cell>
        </table:table-row>
        <table:table-row table:style-name="ro1">
          <table:table-cell office:value-type="float" office:value="1.67532467532468" calcext:value-type="float">
            <text:p>1.67532467532468</text:p>
          </table:table-cell>
          <table:table-cell office:value-type="float" office:value="3.35146141052246" calcext:value-type="float">
            <text:p>3.35146141052246</text:p>
          </table:table-cell>
        </table:table-row>
        <table:table-row table:style-name="ro1">
          <table:table-cell office:value-type="float" office:value="1.68831168831169" calcext:value-type="float">
            <text:p>1.68831168831169</text:p>
          </table:table-cell>
          <table:table-cell office:value-type="float" office:value="3.34492087364197" calcext:value-type="float">
            <text:p>3.34492087364197</text:p>
          </table:table-cell>
        </table:table-row>
        <table:table-row table:style-name="ro1">
          <table:table-cell office:value-type="float" office:value="1.7012987012987" calcext:value-type="float">
            <text:p>1.7012987012987</text:p>
          </table:table-cell>
          <table:table-cell office:value-type="float" office:value="3.37012338638306" calcext:value-type="float">
            <text:p>3.37012338638306</text:p>
          </table:table-cell>
        </table:table-row>
        <table:table-row table:style-name="ro1">
          <table:table-cell office:value-type="float" office:value="1.71428571428571" calcext:value-type="float">
            <text:p>1.71428571428571</text:p>
          </table:table-cell>
          <table:table-cell office:value-type="float" office:value="3.31100273132324" calcext:value-type="float">
            <text:p>3.31100273132324</text:p>
          </table:table-cell>
        </table:table-row>
        <table:table-row table:style-name="ro1">
          <table:table-cell office:value-type="float" office:value="1.72727272727273" calcext:value-type="float">
            <text:p>1.72727272727273</text:p>
          </table:table-cell>
          <table:table-cell office:value-type="float" office:value="3.42159342765808" calcext:value-type="float">
            <text:p>3.42159342765808</text:p>
          </table:table-cell>
        </table:table-row>
        <table:table-row table:style-name="ro1">
          <table:table-cell office:value-type="float" office:value="1.74025974025974" calcext:value-type="float">
            <text:p>1.74025974025974</text:p>
          </table:table-cell>
          <table:table-cell office:value-type="float" office:value="3.24969840049744" calcext:value-type="float">
            <text:p>3.24969840049744</text:p>
          </table:table-cell>
        </table:table-row>
        <table:table-row table:style-name="ro1">
          <table:table-cell office:value-type="float" office:value="1.75324675324675" calcext:value-type="float">
            <text:p>1.75324675324675</text:p>
          </table:table-cell>
          <table:table-cell office:value-type="float" office:value="3.30225491523743" calcext:value-type="float">
            <text:p>3.30225491523743</text:p>
          </table:table-cell>
        </table:table-row>
        <table:table-row table:style-name="ro1">
          <table:table-cell office:value-type="float" office:value="1.76623376623377" calcext:value-type="float">
            <text:p>1.76623376623377</text:p>
          </table:table-cell>
          <table:table-cell office:value-type="float" office:value="3.29580855369568" calcext:value-type="float">
            <text:p>3.29580855369568</text:p>
          </table:table-cell>
        </table:table-row>
        <table:table-row table:style-name="ro1">
          <table:table-cell office:value-type="float" office:value="1.77922077922078" calcext:value-type="float">
            <text:p>1.77922077922078</text:p>
          </table:table-cell>
          <table:table-cell office:value-type="float" office:value="3.38212776184082" calcext:value-type="float">
            <text:p>3.38212776184082</text:p>
          </table:table-cell>
        </table:table-row>
        <table:table-row table:style-name="ro1">
          <table:table-cell office:value-type="float" office:value="1.79220779220779" calcext:value-type="float">
            <text:p>1.79220779220779</text:p>
          </table:table-cell>
          <table:table-cell office:value-type="float" office:value="3.31351661682129" calcext:value-type="float">
            <text:p>3.31351661682129</text:p>
          </table:table-cell>
        </table:table-row>
        <table:table-row table:style-name="ro1">
          <table:table-cell office:value-type="float" office:value="1.80519480519481" calcext:value-type="float">
            <text:p>1.80519480519481</text:p>
          </table:table-cell>
          <table:table-cell office:value-type="float" office:value="3.23072671890259" calcext:value-type="float">
            <text:p>3.23072671890259</text:p>
          </table:table-cell>
        </table:table-row>
        <table:table-row table:style-name="ro1">
          <table:table-cell office:value-type="float" office:value="1.81818181818182" calcext:value-type="float">
            <text:p>1.81818181818182</text:p>
          </table:table-cell>
          <table:table-cell office:value-type="float" office:value="3.32282495498657" calcext:value-type="float">
            <text:p>3.32282495498657</text:p>
          </table:table-cell>
        </table:table-row>
        <table:table-row table:style-name="ro1">
          <table:table-cell office:value-type="float" office:value="1.83116883116883" calcext:value-type="float">
            <text:p>1.83116883116883</text:p>
          </table:table-cell>
          <table:table-cell office:value-type="float" office:value="3.26906800270081" calcext:value-type="float">
            <text:p>3.26906800270081</text:p>
          </table:table-cell>
        </table:table-row>
        <table:table-row table:style-name="ro1">
          <table:table-cell office:value-type="float" office:value="1.84415584415584" calcext:value-type="float">
            <text:p>1.84415584415584</text:p>
          </table:table-cell>
          <table:table-cell office:value-type="float" office:value="3.31731009483337" calcext:value-type="float">
            <text:p>3.31731009483337</text:p>
          </table:table-cell>
        </table:table-row>
        <table:table-row table:style-name="ro1">
          <table:table-cell office:value-type="float" office:value="1.85714285714286" calcext:value-type="float">
            <text:p>1.85714285714286</text:p>
          </table:table-cell>
          <table:table-cell office:value-type="float" office:value="3.37346124649048" calcext:value-type="float">
            <text:p>3.37346124649048</text:p>
          </table:table-cell>
        </table:table-row>
        <table:table-row table:style-name="ro1">
          <table:table-cell office:value-type="float" office:value="1.87012987012987" calcext:value-type="float">
            <text:p>1.87012987012987</text:p>
          </table:table-cell>
          <table:table-cell office:value-type="float" office:value="3.3341064453125" calcext:value-type="float">
            <text:p>3.3341064453125</text:p>
          </table:table-cell>
        </table:table-row>
        <table:table-row table:style-name="ro1">
          <table:table-cell office:value-type="float" office:value="1.88311688311688" calcext:value-type="float">
            <text:p>1.88311688311688</text:p>
          </table:table-cell>
          <table:table-cell office:value-type="float" office:value="3.28458833694458" calcext:value-type="float">
            <text:p>3.28458833694458</text:p>
          </table:table-cell>
        </table:table-row>
        <table:table-row table:style-name="ro1">
          <table:table-cell office:value-type="float" office:value="1.8961038961039" calcext:value-type="float">
            <text:p>1.8961038961039</text:p>
          </table:table-cell>
          <table:table-cell office:value-type="float" office:value="3.34213280677795" calcext:value-type="float">
            <text:p>3.34213280677795</text:p>
          </table:table-cell>
        </table:table-row>
        <table:table-row table:style-name="ro1">
          <table:table-cell office:value-type="float" office:value="1.90909090909091" calcext:value-type="float">
            <text:p>1.90909090909091</text:p>
          </table:table-cell>
          <table:table-cell office:value-type="float" office:value="3.34077954292297" calcext:value-type="float">
            <text:p>3.34077954292297</text:p>
          </table:table-cell>
        </table:table-row>
        <table:table-row table:style-name="ro1">
          <table:table-cell office:value-type="float" office:value="1.92207792207792" calcext:value-type="float">
            <text:p>1.92207792207792</text:p>
          </table:table-cell>
          <table:table-cell office:value-type="float" office:value="3.34241962432861" calcext:value-type="float">
            <text:p>3.34241962432861</text:p>
          </table:table-cell>
        </table:table-row>
        <table:table-row table:style-name="ro1">
          <table:table-cell office:value-type="float" office:value="1.93506493506493" calcext:value-type="float">
            <text:p>1.93506493506493</text:p>
          </table:table-cell>
          <table:table-cell office:value-type="float" office:value="3.3556342124939" calcext:value-type="float">
            <text:p>3.3556342124939</text:p>
          </table:table-cell>
        </table:table-row>
        <table:table-row table:style-name="ro1">
          <table:table-cell office:value-type="float" office:value="1.94805194805195" calcext:value-type="float">
            <text:p>1.94805194805195</text:p>
          </table:table-cell>
          <table:table-cell office:value-type="float" office:value="3.19942092895508" calcext:value-type="float">
            <text:p>3.19942092895508</text:p>
          </table:table-cell>
        </table:table-row>
        <table:table-row table:style-name="ro1">
          <table:table-cell office:value-type="float" office:value="1.96103896103896" calcext:value-type="float">
            <text:p>1.96103896103896</text:p>
          </table:table-cell>
          <table:table-cell office:value-type="float" office:value="3.07912921905518" calcext:value-type="float">
            <text:p>3.07912921905518</text:p>
          </table:table-cell>
        </table:table-row>
        <table:table-row table:style-name="ro1">
          <table:table-cell office:value-type="float" office:value="1.97402597402597" calcext:value-type="float">
            <text:p>1.97402597402597</text:p>
          </table:table-cell>
          <table:table-cell office:value-type="float" office:value="3.20510697364807" calcext:value-type="float">
            <text:p>3.20510697364807</text:p>
          </table:table-cell>
        </table:table-row>
        <table:table-row table:style-name="ro1">
          <table:table-cell office:value-type="float" office:value="1.98701298701299" calcext:value-type="float">
            <text:p>1.98701298701299</text:p>
          </table:table-cell>
          <table:table-cell office:value-type="float" office:value="3.04787659645081" calcext:value-type="float">
            <text:p>3.04787659645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2657084465027" calcext:value-type="float">
            <text:p>3.22657084465027</text:p>
          </table:table-cell>
        </table:table-row>
        <table:table-row table:style-name="ro1">
          <table:table-cell office:value-type="float" office:value="2.01298701298701" calcext:value-type="float">
            <text:p>2.01298701298701</text:p>
          </table:table-cell>
          <table:table-cell office:value-type="float" office:value="3.17440056800842" calcext:value-type="float">
            <text:p>3.17440056800842</text:p>
          </table:table-cell>
        </table:table-row>
        <table:table-row table:style-name="ro1">
          <table:table-cell office:value-type="float" office:value="2.02597402597403" calcext:value-type="float">
            <text:p>2.02597402597403</text:p>
          </table:table-cell>
          <table:table-cell office:value-type="float" office:value="3.19516634941101" calcext:value-type="float">
            <text:p>3.19516634941101</text:p>
          </table:table-cell>
        </table:table-row>
        <table:table-row table:style-name="ro1">
          <table:table-cell office:value-type="float" office:value="2.03896103896104" calcext:value-type="float">
            <text:p>2.03896103896104</text:p>
          </table:table-cell>
          <table:table-cell office:value-type="float" office:value="2.92669820785522" calcext:value-type="float">
            <text:p>2.92669820785522</text:p>
          </table:table-cell>
        </table:table-row>
        <table:table-row table:style-name="ro1">
          <table:table-cell office:value-type="float" office:value="2.05194805194805" calcext:value-type="float">
            <text:p>2.05194805194805</text:p>
          </table:table-cell>
          <table:table-cell office:value-type="float" office:value="3.03670620918274" calcext:value-type="float">
            <text:p>3.03670620918274</text:p>
          </table:table-cell>
        </table:table-row>
        <table:table-row table:style-name="ro1">
          <table:table-cell office:value-type="float" office:value="2.06493506493506" calcext:value-type="float">
            <text:p>2.06493506493506</text:p>
          </table:table-cell>
          <table:table-cell office:value-type="float" office:value="3.03989720344543" calcext:value-type="float">
            <text:p>3.03989720344543</text:p>
          </table:table-cell>
        </table:table-row>
        <table:table-row table:style-name="ro1">
          <table:table-cell office:value-type="float" office:value="2.07792207792208" calcext:value-type="float">
            <text:p>2.07792207792208</text:p>
          </table:table-cell>
          <table:table-cell office:value-type="float" office:value="3.09935140609741" calcext:value-type="float">
            <text:p>3.09935140609741</text:p>
          </table:table-cell>
        </table:table-row>
        <table:table-row table:style-name="ro1">
          <table:table-cell office:value-type="float" office:value="2.09090909090909" calcext:value-type="float">
            <text:p>2.09090909090909</text:p>
          </table:table-cell>
          <table:table-cell office:value-type="float" office:value="3.06937336921692" calcext:value-type="float">
            <text:p>3.06937336921692</text:p>
          </table:table-cell>
        </table:table-row>
        <table:table-row table:style-name="ro1">
          <table:table-cell office:value-type="float" office:value="2.1038961038961" calcext:value-type="float">
            <text:p>2.1038961038961</text:p>
          </table:table-cell>
          <table:table-cell office:value-type="float" office:value="3.05438733100891" calcext:value-type="float">
            <text:p>3.05438733100891</text:p>
          </table:table-cell>
        </table:table-row>
        <table:table-row table:style-name="ro1">
          <table:table-cell office:value-type="float" office:value="2.11688311688312" calcext:value-type="float">
            <text:p>2.11688311688312</text:p>
          </table:table-cell>
          <table:table-cell office:value-type="float" office:value="3.27800130844116" calcext:value-type="float">
            <text:p>3.27800130844116</text:p>
          </table:table-cell>
        </table:table-row>
        <table:table-row table:style-name="ro1">
          <table:table-cell office:value-type="float" office:value="2.12987012987013" calcext:value-type="float">
            <text:p>2.12987012987013</text:p>
          </table:table-cell>
          <table:table-cell office:value-type="float" office:value="3.27047371864319" calcext:value-type="float">
            <text:p>3.27047371864319</text:p>
          </table:table-cell>
        </table:table-row>
        <table:table-row table:style-name="ro1">
          <table:table-cell office:value-type="float" office:value="2.14285714285714" calcext:value-type="float">
            <text:p>2.14285714285714</text:p>
          </table:table-cell>
          <table:table-cell office:value-type="float" office:value="3.16090726852417" calcext:value-type="float">
            <text:p>3.16090726852417</text:p>
          </table:table-cell>
        </table:table-row>
        <table:table-row table:style-name="ro1">
          <table:table-cell office:value-type="float" office:value="2.15584415584416" calcext:value-type="float">
            <text:p>2.15584415584416</text:p>
          </table:table-cell>
          <table:table-cell office:value-type="float" office:value="3.19195342063904" calcext:value-type="float">
            <text:p>3.19195342063904</text:p>
          </table:table-cell>
        </table:table-row>
        <table:table-row table:style-name="ro1">
          <table:table-cell office:value-type="float" office:value="2.16883116883117" calcext:value-type="float">
            <text:p>2.16883116883117</text:p>
          </table:table-cell>
          <table:table-cell office:value-type="float" office:value="3.15488362312317" calcext:value-type="float">
            <text:p>3.15488362312317</text:p>
          </table:table-cell>
        </table:table-row>
        <table:table-row table:style-name="ro1">
          <table:table-cell office:value-type="float" office:value="2.18181818181818" calcext:value-type="float">
            <text:p>2.18181818181818</text:p>
          </table:table-cell>
          <table:table-cell office:value-type="float" office:value="3.07057404518127" calcext:value-type="float">
            <text:p>3.07057404518127</text:p>
          </table:table-cell>
        </table:table-row>
        <table:table-row table:style-name="ro1">
          <table:table-cell office:value-type="float" office:value="2.19480519480519" calcext:value-type="float">
            <text:p>2.19480519480519</text:p>
          </table:table-cell>
          <table:table-cell office:value-type="float" office:value="3.05467677116394" calcext:value-type="float">
            <text:p>3.05467677116394</text:p>
          </table:table-cell>
        </table:table-row>
        <table:table-row table:style-name="ro1">
          <table:table-cell office:value-type="float" office:value="2.20779220779221" calcext:value-type="float">
            <text:p>2.20779220779221</text:p>
          </table:table-cell>
          <table:table-cell office:value-type="float" office:value="3.21844506263733" calcext:value-type="float">
            <text:p>3.21844506263733</text:p>
          </table:table-cell>
        </table:table-row>
        <table:table-row table:style-name="ro1">
          <table:table-cell office:value-type="float" office:value="2.22077922077922" calcext:value-type="float">
            <text:p>2.22077922077922</text:p>
          </table:table-cell>
          <table:table-cell office:value-type="float" office:value="2.90194725990295" calcext:value-type="float">
            <text:p>2.90194725990295</text:p>
          </table:table-cell>
        </table:table-row>
        <table:table-row table:style-name="ro1">
          <table:table-cell office:value-type="float" office:value="2.23376623376623" calcext:value-type="float">
            <text:p>2.23376623376623</text:p>
          </table:table-cell>
          <table:table-cell office:value-type="float" office:value="3.29993200302124" calcext:value-type="float">
            <text:p>3.29993200302124</text:p>
          </table:table-cell>
        </table:table-row>
        <table:table-row table:style-name="ro1">
          <table:table-cell office:value-type="float" office:value="2.24675324675325" calcext:value-type="float">
            <text:p>2.24675324675325</text:p>
          </table:table-cell>
          <table:table-cell office:value-type="float" office:value="3.07896971702576" calcext:value-type="float">
            <text:p>3.07896971702576</text:p>
          </table:table-cell>
        </table:table-row>
        <table:table-row table:style-name="ro1">
          <table:table-cell office:value-type="float" office:value="2.25974025974026" calcext:value-type="float">
            <text:p>2.25974025974026</text:p>
          </table:table-cell>
          <table:table-cell office:value-type="float" office:value="3.13166737556458" calcext:value-type="float">
            <text:p>3.13166737556458</text:p>
          </table:table-cell>
        </table:table-row>
        <table:table-row table:style-name="ro1">
          <table:table-cell office:value-type="float" office:value="2.27272727272727" calcext:value-type="float">
            <text:p>2.27272727272727</text:p>
          </table:table-cell>
          <table:table-cell office:value-type="float" office:value="2.85244607925415" calcext:value-type="float">
            <text:p>2.85244607925415</text:p>
          </table:table-cell>
        </table:table-row>
        <table:table-row table:style-name="ro1">
          <table:table-cell office:value-type="float" office:value="2.28571428571429" calcext:value-type="float">
            <text:p>2.28571428571429</text:p>
          </table:table-cell>
          <table:table-cell office:value-type="float" office:value="3.16194009780884" calcext:value-type="float">
            <text:p>3.16194009780884</text:p>
          </table:table-cell>
        </table:table-row>
        <table:table-row table:style-name="ro1">
          <table:table-cell office:value-type="float" office:value="2.2987012987013" calcext:value-type="float">
            <text:p>2.2987012987013</text:p>
          </table:table-cell>
          <table:table-cell office:value-type="float" office:value="3.09882283210754" calcext:value-type="float">
            <text:p>3.09882283210754</text:p>
          </table:table-cell>
        </table:table-row>
        <table:table-row table:style-name="ro1">
          <table:table-cell office:value-type="float" office:value="2.31168831168831" calcext:value-type="float">
            <text:p>2.31168831168831</text:p>
          </table:table-cell>
          <table:table-cell office:value-type="float" office:value="3.05358481407166" calcext:value-type="float">
            <text:p>3.05358481407166</text:p>
          </table:table-cell>
        </table:table-row>
        <table:table-row table:style-name="ro1">
          <table:table-cell office:value-type="float" office:value="2.32467532467532" calcext:value-type="float">
            <text:p>2.32467532467532</text:p>
          </table:table-cell>
          <table:table-cell office:value-type="float" office:value="2.93362832069397" calcext:value-type="float">
            <text:p>2.93362832069397</text:p>
          </table:table-cell>
        </table:table-row>
        <table:table-row table:style-name="ro1">
          <table:table-cell office:value-type="float" office:value="2.33766233766234" calcext:value-type="float">
            <text:p>2.33766233766234</text:p>
          </table:table-cell>
          <table:table-cell office:value-type="float" office:value="2.95342946052551" calcext:value-type="float">
            <text:p>2.95342946052551</text:p>
          </table:table-cell>
        </table:table-row>
        <table:table-row table:style-name="ro1">
          <table:table-cell office:value-type="float" office:value="2.35064935064935" calcext:value-type="float">
            <text:p>2.35064935064935</text:p>
          </table:table-cell>
          <table:table-cell office:value-type="float" office:value="3.25269603729248" calcext:value-type="float">
            <text:p>3.25269603729248</text:p>
          </table:table-cell>
        </table:table-row>
        <table:table-row table:style-name="ro1">
          <table:table-cell office:value-type="float" office:value="2.36363636363636" calcext:value-type="float">
            <text:p>2.36363636363636</text:p>
          </table:table-cell>
          <table:table-cell office:value-type="float" office:value="2.90924119949341" calcext:value-type="float">
            <text:p>2.90924119949341</text:p>
          </table:table-cell>
        </table:table-row>
        <table:table-row table:style-name="ro1">
          <table:table-cell office:value-type="float" office:value="2.37662337662338" calcext:value-type="float">
            <text:p>2.37662337662338</text:p>
          </table:table-cell>
          <table:table-cell office:value-type="float" office:value="3.09530758857727" calcext:value-type="float">
            <text:p>3.09530758857727</text:p>
          </table:table-cell>
        </table:table-row>
        <table:table-row table:style-name="ro1">
          <table:table-cell office:value-type="float" office:value="2.38961038961039" calcext:value-type="float">
            <text:p>2.38961038961039</text:p>
          </table:table-cell>
          <table:table-cell office:value-type="float" office:value="3.00745940208435" calcext:value-type="float">
            <text:p>3.00745940208435</text:p>
          </table:table-cell>
        </table:table-row>
        <table:table-row table:style-name="ro1">
          <table:table-cell office:value-type="float" office:value="2.4025974025974" calcext:value-type="float">
            <text:p>2.4025974025974</text:p>
          </table:table-cell>
          <table:table-cell office:value-type="float" office:value="2.92630481719971" calcext:value-type="float">
            <text:p>2.92630481719971</text:p>
          </table:table-cell>
        </table:table-row>
        <table:table-row table:style-name="ro1">
          <table:table-cell office:value-type="float" office:value="2.41558441558442" calcext:value-type="float">
            <text:p>2.41558441558442</text:p>
          </table:table-cell>
          <table:table-cell office:value-type="float" office:value="3.01212072372437" calcext:value-type="float">
            <text:p>3.01212072372437</text:p>
          </table:table-cell>
        </table:table-row>
        <table:table-row table:style-name="ro1">
          <table:table-cell office:value-type="float" office:value="2.42857142857143" calcext:value-type="float">
            <text:p>2.42857142857143</text:p>
          </table:table-cell>
          <table:table-cell office:value-type="float" office:value="3.04297614097595" calcext:value-type="float">
            <text:p>3.04297614097595</text:p>
          </table:table-cell>
        </table:table-row>
        <table:table-row table:style-name="ro1">
          <table:table-cell office:value-type="float" office:value="2.44155844155844" calcext:value-type="float">
            <text:p>2.44155844155844</text:p>
          </table:table-cell>
          <table:table-cell office:value-type="float" office:value="2.85531449317932" calcext:value-type="float">
            <text:p>2.85531449317932</text:p>
          </table:table-cell>
        </table:table-row>
        <table:table-row table:style-name="ro1">
          <table:table-cell office:value-type="float" office:value="2.45454545454545" calcext:value-type="float">
            <text:p>2.45454545454545</text:p>
          </table:table-cell>
          <table:table-cell office:value-type="float" office:value="2.88198351860046" calcext:value-type="float">
            <text:p>2.88198351860046</text:p>
          </table:table-cell>
        </table:table-row>
        <table:table-row table:style-name="ro1">
          <table:table-cell office:value-type="float" office:value="2.46753246753247" calcext:value-type="float">
            <text:p>2.46753246753247</text:p>
          </table:table-cell>
          <table:table-cell office:value-type="float" office:value="2.93578100204468" calcext:value-type="float">
            <text:p>2.93578100204468</text:p>
          </table:table-cell>
        </table:table-row>
        <table:table-row table:style-name="ro1">
          <table:table-cell office:value-type="float" office:value="2.48051948051948" calcext:value-type="float">
            <text:p>2.48051948051948</text:p>
          </table:table-cell>
          <table:table-cell office:value-type="float" office:value="2.93021702766418" calcext:value-type="float">
            <text:p>2.93021702766418</text:p>
          </table:table-cell>
        </table:table-row>
        <table:table-row table:style-name="ro1">
          <table:table-cell office:value-type="float" office:value="2.49350649350649" calcext:value-type="float">
            <text:p>2.49350649350649</text:p>
          </table:table-cell>
          <table:table-cell office:value-type="float" office:value="3.05975890159607" calcext:value-type="float">
            <text:p>3.05975890159607</text:p>
          </table:table-cell>
        </table:table-row>
        <table:table-row table:style-name="ro1">
          <table:table-cell office:value-type="float" office:value="2.50649350649351" calcext:value-type="float">
            <text:p>2.50649350649351</text:p>
          </table:table-cell>
          <table:table-cell office:value-type="float" office:value="2.97172498703003" calcext:value-type="float">
            <text:p>2.97172498703003</text:p>
          </table:table-cell>
        </table:table-row>
        <table:table-row table:style-name="ro1">
          <table:table-cell office:value-type="float" office:value="2.51948051948052" calcext:value-type="float">
            <text:p>2.51948051948052</text:p>
          </table:table-cell>
          <table:table-cell office:value-type="float" office:value="3.08689165115356" calcext:value-type="float">
            <text:p>3.08689165115356</text:p>
          </table:table-cell>
        </table:table-row>
        <table:table-row table:style-name="ro1">
          <table:table-cell office:value-type="float" office:value="2.53246753246753" calcext:value-type="float">
            <text:p>2.53246753246753</text:p>
          </table:table-cell>
          <table:table-cell office:value-type="float" office:value="2.99111342430115" calcext:value-type="float">
            <text:p>2.99111342430115</text:p>
          </table:table-cell>
        </table:table-row>
        <table:table-row table:style-name="ro1">
          <table:table-cell office:value-type="float" office:value="2.54545454545455" calcext:value-type="float">
            <text:p>2.54545454545455</text:p>
          </table:table-cell>
          <table:table-cell office:value-type="float" office:value="2.71584630012512" calcext:value-type="float">
            <text:p>2.71584630012512</text:p>
          </table:table-cell>
        </table:table-row>
        <table:table-row table:style-name="ro1">
          <table:table-cell office:value-type="float" office:value="2.55844155844156" calcext:value-type="float">
            <text:p>2.55844155844156</text:p>
          </table:table-cell>
          <table:table-cell office:value-type="float" office:value="3.02867341041565" calcext:value-type="float">
            <text:p>3.02867341041565</text:p>
          </table:table-cell>
        </table:table-row>
        <table:table-row table:style-name="ro1">
          <table:table-cell office:value-type="float" office:value="2.57142857142857" calcext:value-type="float">
            <text:p>2.57142857142857</text:p>
          </table:table-cell>
          <table:table-cell office:value-type="float" office:value="2.89779281616211" calcext:value-type="float">
            <text:p>2.89779281616211</text:p>
          </table:table-cell>
        </table:table-row>
        <table:table-row table:style-name="ro1">
          <table:table-cell office:value-type="float" office:value="2.58441558441558" calcext:value-type="float">
            <text:p>2.58441558441558</text:p>
          </table:table-cell>
          <table:table-cell office:value-type="float" office:value="2.71775579452515" calcext:value-type="float">
            <text:p>2.71775579452515</text:p>
          </table:table-cell>
        </table:table-row>
        <table:table-row table:style-name="ro1">
          <table:table-cell office:value-type="float" office:value="2.5974025974026" calcext:value-type="float">
            <text:p>2.5974025974026</text:p>
          </table:table-cell>
          <table:table-cell office:value-type="float" office:value="2.7893214225769" calcext:value-type="float">
            <text:p>2.7893214225769</text:p>
          </table:table-cell>
        </table:table-row>
        <table:table-row table:style-name="ro1">
          <table:table-cell office:value-type="float" office:value="2.61038961038961" calcext:value-type="float">
            <text:p>2.61038961038961</text:p>
          </table:table-cell>
          <table:table-cell office:value-type="float" office:value="3.09762215614319" calcext:value-type="float">
            <text:p>3.09762215614319</text:p>
          </table:table-cell>
        </table:table-row>
        <table:table-row table:style-name="ro1">
          <table:table-cell office:value-type="float" office:value="2.62337662337662" calcext:value-type="float">
            <text:p>2.62337662337662</text:p>
          </table:table-cell>
          <table:table-cell office:value-type="float" office:value="2.51687479019165" calcext:value-type="float">
            <text:p>2.51687479019165</text:p>
          </table:table-cell>
        </table:table-row>
        <table:table-row table:style-name="ro1">
          <table:table-cell office:value-type="float" office:value="2.63636363636364" calcext:value-type="float">
            <text:p>2.63636363636364</text:p>
          </table:table-cell>
          <table:table-cell office:value-type="float" office:value="2.76677775382996" calcext:value-type="float">
            <text:p>2.76677775382996</text:p>
          </table:table-cell>
        </table:table-row>
        <table:table-row table:style-name="ro1">
          <table:table-cell office:value-type="float" office:value="2.64935064935065" calcext:value-type="float">
            <text:p>2.64935064935065</text:p>
          </table:table-cell>
          <table:table-cell office:value-type="float" office:value="2.76927137374878" calcext:value-type="float">
            <text:p>2.76927137374878</text:p>
          </table:table-cell>
        </table:table-row>
        <table:table-row table:style-name="ro1">
          <table:table-cell office:value-type="float" office:value="2.66233766233766" calcext:value-type="float">
            <text:p>2.66233766233766</text:p>
          </table:table-cell>
          <table:table-cell office:value-type="float" office:value="2.68597769737244" calcext:value-type="float">
            <text:p>2.68597769737244</text:p>
          </table:table-cell>
        </table:table-row>
        <table:table-row table:style-name="ro1">
          <table:table-cell office:value-type="float" office:value="2.67532467532467" calcext:value-type="float">
            <text:p>2.67532467532467</text:p>
          </table:table-cell>
          <table:table-cell office:value-type="float" office:value="2.77130556106567" calcext:value-type="float">
            <text:p>2.77130556106567</text:p>
          </table:table-cell>
        </table:table-row>
        <table:table-row table:style-name="ro1">
          <table:table-cell office:value-type="float" office:value="2.68831168831169" calcext:value-type="float">
            <text:p>2.68831168831169</text:p>
          </table:table-cell>
          <table:table-cell office:value-type="float" office:value="2.45371031761169" calcext:value-type="float">
            <text:p>2.45371031761169</text:p>
          </table:table-cell>
        </table:table-row>
        <table:table-row table:style-name="ro1">
          <table:table-cell office:value-type="float" office:value="2.7012987012987" calcext:value-type="float">
            <text:p>2.7012987012987</text:p>
          </table:table-cell>
          <table:table-cell office:value-type="float" office:value="2.57397723197937" calcext:value-type="float">
            <text:p>2.57397723197937</text:p>
          </table:table-cell>
        </table:table-row>
        <table:table-row table:style-name="ro1">
          <table:table-cell office:value-type="float" office:value="2.71428571428571" calcext:value-type="float">
            <text:p>2.71428571428571</text:p>
          </table:table-cell>
          <table:table-cell office:value-type="float" office:value="2.73530626296997" calcext:value-type="float">
            <text:p>2.73530626296997</text:p>
          </table:table-cell>
        </table:table-row>
        <table:table-row table:style-name="ro1">
          <table:table-cell office:value-type="float" office:value="2.72727272727273" calcext:value-type="float">
            <text:p>2.72727272727273</text:p>
          </table:table-cell>
          <table:table-cell office:value-type="float" office:value="2.64516019821167" calcext:value-type="float">
            <text:p>2.64516019821167</text:p>
          </table:table-cell>
        </table:table-row>
        <table:table-row table:style-name="ro1">
          <table:table-cell office:value-type="float" office:value="2.74025974025974" calcext:value-type="float">
            <text:p>2.74025974025974</text:p>
          </table:table-cell>
          <table:table-cell office:value-type="float" office:value="2.51718258857727" calcext:value-type="float">
            <text:p>2.51718258857727</text:p>
          </table:table-cell>
        </table:table-row>
        <table:table-row table:style-name="ro1">
          <table:table-cell office:value-type="float" office:value="2.75324675324675" calcext:value-type="float">
            <text:p>2.75324675324675</text:p>
          </table:table-cell>
          <table:table-cell office:value-type="float" office:value="2.90671849250793" calcext:value-type="float">
            <text:p>2.90671849250793</text:p>
          </table:table-cell>
        </table:table-row>
        <table:table-row table:style-name="ro1">
          <table:table-cell office:value-type="float" office:value="2.76623376623377" calcext:value-type="float">
            <text:p>2.76623376623377</text:p>
          </table:table-cell>
          <table:table-cell office:value-type="float" office:value="2.59613800048828" calcext:value-type="float">
            <text:p>2.59613800048828</text:p>
          </table:table-cell>
        </table:table-row>
        <table:table-row table:style-name="ro1">
          <table:table-cell office:value-type="float" office:value="2.77922077922078" calcext:value-type="float">
            <text:p>2.77922077922078</text:p>
          </table:table-cell>
          <table:table-cell office:value-type="float" office:value="2.70118713378906" calcext:value-type="float">
            <text:p>2.70118713378906</text:p>
          </table:table-cell>
        </table:table-row>
        <table:table-row table:style-name="ro1">
          <table:table-cell office:value-type="float" office:value="2.79220779220779" calcext:value-type="float">
            <text:p>2.79220779220779</text:p>
          </table:table-cell>
          <table:table-cell office:value-type="float" office:value="2.82577276229858" calcext:value-type="float">
            <text:p>2.82577276229858</text:p>
          </table:table-cell>
        </table:table-row>
        <table:table-row table:style-name="ro1">
          <table:table-cell office:value-type="float" office:value="2.80519480519481" calcext:value-type="float">
            <text:p>2.80519480519481</text:p>
          </table:table-cell>
          <table:table-cell office:value-type="float" office:value="2.4258451461792" calcext:value-type="float">
            <text:p>2.4258451461792</text:p>
          </table:table-cell>
        </table:table-row>
        <table:table-row table:style-name="ro1">
          <table:table-cell office:value-type="float" office:value="2.81818181818182" calcext:value-type="float">
            <text:p>2.81818181818182</text:p>
          </table:table-cell>
          <table:table-cell office:value-type="float" office:value="2.4716362953186" calcext:value-type="float">
            <text:p>2.4716362953186</text:p>
          </table:table-cell>
        </table:table-row>
        <table:table-row table:style-name="ro1">
          <table:table-cell office:value-type="float" office:value="2.83116883116883" calcext:value-type="float">
            <text:p>2.83116883116883</text:p>
          </table:table-cell>
          <table:table-cell office:value-type="float" office:value="2.52699756622314" calcext:value-type="float">
            <text:p>2.52699756622314</text:p>
          </table:table-cell>
        </table:table-row>
        <table:table-row table:style-name="ro1">
          <table:table-cell office:value-type="float" office:value="2.84415584415584" calcext:value-type="float">
            <text:p>2.84415584415584</text:p>
          </table:table-cell>
          <table:table-cell office:value-type="float" office:value="2.63302135467529" calcext:value-type="float">
            <text:p>2.63302135467529</text:p>
          </table:table-cell>
        </table:table-row>
        <table:table-row table:style-name="ro1">
          <table:table-cell office:value-type="float" office:value="2.85714285714286" calcext:value-type="float">
            <text:p>2.85714285714286</text:p>
          </table:table-cell>
          <table:table-cell office:value-type="float" office:value="2.84709763526917" calcext:value-type="float">
            <text:p>2.84709763526917</text:p>
          </table:table-cell>
        </table:table-row>
        <table:table-row table:style-name="ro1">
          <table:table-cell office:value-type="float" office:value="2.87012987012987" calcext:value-type="float">
            <text:p>2.87012987012987</text:p>
          </table:table-cell>
          <table:table-cell office:value-type="float" office:value="2.73124003410339" calcext:value-type="float">
            <text:p>2.73124003410339</text:p>
          </table:table-cell>
        </table:table-row>
        <table:table-row table:style-name="ro1">
          <table:table-cell office:value-type="float" office:value="2.88311688311688" calcext:value-type="float">
            <text:p>2.88311688311688</text:p>
          </table:table-cell>
          <table:table-cell office:value-type="float" office:value="2.98801159858704" calcext:value-type="float">
            <text:p>2.98801159858704</text:p>
          </table:table-cell>
        </table:table-row>
        <table:table-row table:style-name="ro1">
          <table:table-cell office:value-type="float" office:value="2.8961038961039" calcext:value-type="float">
            <text:p>2.8961038961039</text:p>
          </table:table-cell>
          <table:table-cell office:value-type="float" office:value="2.61565732955933" calcext:value-type="float">
            <text:p>2.61565732955933</text:p>
          </table:table-cell>
        </table:table-row>
        <table:table-row table:style-name="ro1">
          <table:table-cell office:value-type="float" office:value="2.90909090909091" calcext:value-type="float">
            <text:p>2.90909090909091</text:p>
          </table:table-cell>
          <table:table-cell office:value-type="float" office:value="2.81723213195801" calcext:value-type="float">
            <text:p>2.81723213195801</text:p>
          </table:table-cell>
        </table:table-row>
        <table:table-row table:style-name="ro1">
          <table:table-cell office:value-type="float" office:value="2.92207792207792" calcext:value-type="float">
            <text:p>2.92207792207792</text:p>
          </table:table-cell>
          <table:table-cell office:value-type="float" office:value="2.52289080619812" calcext:value-type="float">
            <text:p>2.52289080619812</text:p>
          </table:table-cell>
        </table:table-row>
        <table:table-row table:style-name="ro1">
          <table:table-cell office:value-type="float" office:value="2.93506493506493" calcext:value-type="float">
            <text:p>2.93506493506493</text:p>
          </table:table-cell>
          <table:table-cell office:value-type="float" office:value="2.69991731643677" calcext:value-type="float">
            <text:p>2.69991731643677</text:p>
          </table:table-cell>
        </table:table-row>
        <table:table-row table:style-name="ro1">
          <table:table-cell office:value-type="float" office:value="2.94805194805195" calcext:value-type="float">
            <text:p>2.94805194805195</text:p>
          </table:table-cell>
          <table:table-cell office:value-type="float" office:value="2.84300708770752" calcext:value-type="float">
            <text:p>2.84300708770752</text:p>
          </table:table-cell>
        </table:table-row>
        <table:table-row table:style-name="ro1">
          <table:table-cell office:value-type="float" office:value="2.96103896103896" calcext:value-type="float">
            <text:p>2.96103896103896</text:p>
          </table:table-cell>
          <table:table-cell office:value-type="float" office:value="2.42836427688599" calcext:value-type="float">
            <text:p>2.42836427688599</text:p>
          </table:table-cell>
        </table:table-row>
        <table:table-row table:style-name="ro1">
          <table:table-cell office:value-type="float" office:value="2.97402597402597" calcext:value-type="float">
            <text:p>2.97402597402597</text:p>
          </table:table-cell>
          <table:table-cell office:value-type="float" office:value="2.6808934211731" calcext:value-type="float">
            <text:p>2.6808934211731</text:p>
          </table:table-cell>
        </table:table-row>
        <table:table-row table:style-name="ro1">
          <table:table-cell office:value-type="float" office:value="2.98701298701299" calcext:value-type="float">
            <text:p>2.98701298701299</text:p>
          </table:table-cell>
          <table:table-cell office:value-type="float" office:value="2.64579224586487" calcext:value-type="float">
            <text:p>2.645792245864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5393061637878" calcext:value-type="float">
            <text:p>2.45393061637878</text:p>
          </table:table-cell>
        </table:table-row>
        <table:table-row table:style-name="ro1">
          <table:table-cell office:value-type="float" office:value="3.01298701298701" calcext:value-type="float">
            <text:p>3.01298701298701</text:p>
          </table:table-cell>
          <table:table-cell office:value-type="float" office:value="2.59419870376587" calcext:value-type="float">
            <text:p>2.59419870376587</text:p>
          </table:table-cell>
        </table:table-row>
        <table:table-row table:style-name="ro1">
          <table:table-cell office:value-type="float" office:value="3.02597402597403" calcext:value-type="float">
            <text:p>3.02597402597403</text:p>
          </table:table-cell>
          <table:table-cell office:value-type="float" office:value="2.81913375854492" calcext:value-type="float">
            <text:p>2.81913375854492</text:p>
          </table:table-cell>
        </table:table-row>
        <table:table-row table:style-name="ro1">
          <table:table-cell office:value-type="float" office:value="3.03896103896104" calcext:value-type="float">
            <text:p>3.03896103896104</text:p>
          </table:table-cell>
          <table:table-cell office:value-type="float" office:value="2.49223709106445" calcext:value-type="float">
            <text:p>2.49223709106445</text:p>
          </table:table-cell>
        </table:table-row>
        <table:table-row table:style-name="ro1">
          <table:table-cell office:value-type="float" office:value="3.05194805194805" calcext:value-type="float">
            <text:p>3.05194805194805</text:p>
          </table:table-cell>
          <table:table-cell office:value-type="float" office:value="2.67130064964294" calcext:value-type="float">
            <text:p>2.67130064964294</text:p>
          </table:table-cell>
        </table:table-row>
        <table:table-row table:style-name="ro1">
          <table:table-cell office:value-type="float" office:value="3.06493506493506" calcext:value-type="float">
            <text:p>3.06493506493506</text:p>
          </table:table-cell>
          <table:table-cell office:value-type="float" office:value="2.79266929626465" calcext:value-type="float">
            <text:p>2.79266929626465</text:p>
          </table:table-cell>
        </table:table-row>
        <table:table-row table:style-name="ro1">
          <table:table-cell office:value-type="float" office:value="3.07792207792208" calcext:value-type="float">
            <text:p>3.07792207792208</text:p>
          </table:table-cell>
          <table:table-cell office:value-type="float" office:value="2.56497693061829" calcext:value-type="float">
            <text:p>2.56497693061829</text:p>
          </table:table-cell>
        </table:table-row>
        <table:table-row table:style-name="ro1">
          <table:table-cell office:value-type="float" office:value="3.09090909090909" calcext:value-type="float">
            <text:p>3.09090909090909</text:p>
          </table:table-cell>
          <table:table-cell office:value-type="float" office:value="2.26613855361938" calcext:value-type="float">
            <text:p>2.26613855361938</text:p>
          </table:table-cell>
        </table:table-row>
        <table:table-row table:style-name="ro1">
          <table:table-cell office:value-type="float" office:value="3.1038961038961" calcext:value-type="float">
            <text:p>3.1038961038961</text:p>
          </table:table-cell>
          <table:table-cell office:value-type="float" office:value="2.59180045127869" calcext:value-type="float">
            <text:p>2.59180045127869</text:p>
          </table:table-cell>
        </table:table-row>
        <table:table-row table:style-name="ro1">
          <table:table-cell office:value-type="float" office:value="3.11688311688312" calcext:value-type="float">
            <text:p>3.11688311688312</text:p>
          </table:table-cell>
          <table:table-cell office:value-type="float" office:value="2.45891571044922" calcext:value-type="float">
            <text:p>2.45891571044922</text:p>
          </table:table-cell>
        </table:table-row>
        <table:table-row table:style-name="ro1">
          <table:table-cell office:value-type="float" office:value="3.12987012987013" calcext:value-type="float">
            <text:p>3.12987012987013</text:p>
          </table:table-cell>
          <table:table-cell office:value-type="float" office:value="2.60281443595886" calcext:value-type="float">
            <text:p>2.60281443595886</text:p>
          </table:table-cell>
        </table:table-row>
        <table:table-row table:style-name="ro1">
          <table:table-cell office:value-type="float" office:value="3.14285714285714" calcext:value-type="float">
            <text:p>3.14285714285714</text:p>
          </table:table-cell>
          <table:table-cell office:value-type="float" office:value="2.55313801765442" calcext:value-type="float">
            <text:p>2.55313801765442</text:p>
          </table:table-cell>
        </table:table-row>
        <table:table-row table:style-name="ro1">
          <table:table-cell office:value-type="float" office:value="3.15584415584416" calcext:value-type="float">
            <text:p>3.15584415584416</text:p>
          </table:table-cell>
          <table:table-cell office:value-type="float" office:value="2.44868087768555" calcext:value-type="float">
            <text:p>2.44868087768555</text:p>
          </table:table-cell>
        </table:table-row>
        <table:table-row table:style-name="ro1">
          <table:table-cell office:value-type="float" office:value="3.16883116883117" calcext:value-type="float">
            <text:p>3.16883116883117</text:p>
          </table:table-cell>
          <table:table-cell office:value-type="float" office:value="2.43631958961487" calcext:value-type="float">
            <text:p>2.43631958961487</text:p>
          </table:table-cell>
        </table:table-row>
        <table:table-row table:style-name="ro1">
          <table:table-cell office:value-type="float" office:value="3.18181818181818" calcext:value-type="float">
            <text:p>3.18181818181818</text:p>
          </table:table-cell>
          <table:table-cell office:value-type="float" office:value="2.34063768386841" calcext:value-type="float">
            <text:p>2.34063768386841</text:p>
          </table:table-cell>
        </table:table-row>
        <table:table-row table:style-name="ro1">
          <table:table-cell office:value-type="float" office:value="3.19480519480519" calcext:value-type="float">
            <text:p>3.19480519480519</text:p>
          </table:table-cell>
          <table:table-cell office:value-type="float" office:value="2.5254487991333" calcext:value-type="float">
            <text:p>2.5254487991333</text:p>
          </table:table-cell>
        </table:table-row>
        <table:table-row table:style-name="ro1">
          <table:table-cell office:value-type="float" office:value="3.20779220779221" calcext:value-type="float">
            <text:p>3.20779220779221</text:p>
          </table:table-cell>
          <table:table-cell office:value-type="float" office:value="2.69797372817993" calcext:value-type="float">
            <text:p>2.69797372817993</text:p>
          </table:table-cell>
        </table:table-row>
        <table:table-row table:style-name="ro1">
          <table:table-cell office:value-type="float" office:value="3.22077922077922" calcext:value-type="float">
            <text:p>3.22077922077922</text:p>
          </table:table-cell>
          <table:table-cell office:value-type="float" office:value="2.62968516349792" calcext:value-type="float">
            <text:p>2.62968516349792</text:p>
          </table:table-cell>
        </table:table-row>
        <table:table-row table:style-name="ro1">
          <table:table-cell office:value-type="float" office:value="3.23376623376623" calcext:value-type="float">
            <text:p>3.23376623376623</text:p>
          </table:table-cell>
          <table:table-cell office:value-type="float" office:value="2.20223188400269" calcext:value-type="float">
            <text:p>2.20223188400269</text:p>
          </table:table-cell>
        </table:table-row>
        <table:table-row table:style-name="ro1">
          <table:table-cell office:value-type="float" office:value="3.24675324675325" calcext:value-type="float">
            <text:p>3.24675324675325</text:p>
          </table:table-cell>
          <table:table-cell office:value-type="float" office:value="2.5169882774353" calcext:value-type="float">
            <text:p>2.5169882774353</text:p>
          </table:table-cell>
        </table:table-row>
        <table:table-row table:style-name="ro1">
          <table:table-cell office:value-type="float" office:value="3.25974025974026" calcext:value-type="float">
            <text:p>3.25974025974026</text:p>
          </table:table-cell>
          <table:table-cell office:value-type="float" office:value="2.73352146148682" calcext:value-type="float">
            <text:p>2.73352146148682</text:p>
          </table:table-cell>
        </table:table-row>
        <table:table-row table:style-name="ro1">
          <table:table-cell office:value-type="float" office:value="3.27272727272727" calcext:value-type="float">
            <text:p>3.27272727272727</text:p>
          </table:table-cell>
          <table:table-cell office:value-type="float" office:value="2.63992810249329" calcext:value-type="float">
            <text:p>2.63992810249329</text:p>
          </table:table-cell>
        </table:table-row>
        <table:table-row table:style-name="ro1">
          <table:table-cell office:value-type="float" office:value="3.28571428571429" calcext:value-type="float">
            <text:p>3.28571428571429</text:p>
          </table:table-cell>
          <table:table-cell office:value-type="float" office:value="2.58365416526794" calcext:value-type="float">
            <text:p>2.58365416526794</text:p>
          </table:table-cell>
        </table:table-row>
        <table:table-row table:style-name="ro1">
          <table:table-cell office:value-type="float" office:value="3.2987012987013" calcext:value-type="float">
            <text:p>3.2987012987013</text:p>
          </table:table-cell>
          <table:table-cell office:value-type="float" office:value="2.59859466552734" calcext:value-type="float">
            <text:p>2.59859466552734</text:p>
          </table:table-cell>
        </table:table-row>
        <table:table-row table:style-name="ro1">
          <table:table-cell office:value-type="float" office:value="3.31168831168831" calcext:value-type="float">
            <text:p>3.31168831168831</text:p>
          </table:table-cell>
          <table:table-cell office:value-type="float" office:value="2.72891759872437" calcext:value-type="float">
            <text:p>2.72891759872437</text:p>
          </table:table-cell>
        </table:table-row>
        <table:table-row table:style-name="ro1">
          <table:table-cell office:value-type="float" office:value="3.32467532467532" calcext:value-type="float">
            <text:p>3.32467532467532</text:p>
          </table:table-cell>
          <table:table-cell office:value-type="float" office:value="2.60386514663696" calcext:value-type="float">
            <text:p>2.60386514663696</text:p>
          </table:table-cell>
        </table:table-row>
        <table:table-row table:style-name="ro1">
          <table:table-cell office:value-type="float" office:value="3.33766233766234" calcext:value-type="float">
            <text:p>3.33766233766234</text:p>
          </table:table-cell>
          <table:table-cell office:value-type="float" office:value="2.41457581520081" calcext:value-type="float">
            <text:p>2.41457581520081</text:p>
          </table:table-cell>
        </table:table-row>
        <table:table-row table:style-name="ro1">
          <table:table-cell office:value-type="float" office:value="3.35064935064935" calcext:value-type="float">
            <text:p>3.35064935064935</text:p>
          </table:table-cell>
          <table:table-cell office:value-type="float" office:value="2.35689973831177" calcext:value-type="float">
            <text:p>2.35689973831177</text:p>
          </table:table-cell>
        </table:table-row>
        <table:table-row table:style-name="ro1">
          <table:table-cell office:value-type="float" office:value="3.36363636363636" calcext:value-type="float">
            <text:p>3.36363636363636</text:p>
          </table:table-cell>
          <table:table-cell office:value-type="float" office:value="2.45001459121704" calcext:value-type="float">
            <text:p>2.45001459121704</text:p>
          </table:table-cell>
        </table:table-row>
        <table:table-row table:style-name="ro1">
          <table:table-cell office:value-type="float" office:value="3.37662337662338" calcext:value-type="float">
            <text:p>3.37662337662338</text:p>
          </table:table-cell>
          <table:table-cell office:value-type="float" office:value="2.21132731437683" calcext:value-type="float">
            <text:p>2.21132731437683</text:p>
          </table:table-cell>
        </table:table-row>
        <table:table-row table:style-name="ro1">
          <table:table-cell office:value-type="float" office:value="3.38961038961039" calcext:value-type="float">
            <text:p>3.38961038961039</text:p>
          </table:table-cell>
          <table:table-cell office:value-type="float" office:value="2.49916005134583" calcext:value-type="float">
            <text:p>2.49916005134583</text:p>
          </table:table-cell>
        </table:table-row>
        <table:table-row table:style-name="ro1">
          <table:table-cell office:value-type="float" office:value="3.4025974025974" calcext:value-type="float">
            <text:p>3.4025974025974</text:p>
          </table:table-cell>
          <table:table-cell office:value-type="float" office:value="2.78254342079163" calcext:value-type="float">
            <text:p>2.78254342079163</text:p>
          </table:table-cell>
        </table:table-row>
        <table:table-row table:style-name="ro1">
          <table:table-cell office:value-type="float" office:value="3.41558441558442" calcext:value-type="float">
            <text:p>3.41558441558442</text:p>
          </table:table-cell>
          <table:table-cell office:value-type="float" office:value="2.50147557258606" calcext:value-type="float">
            <text:p>2.50147557258606</text:p>
          </table:table-cell>
        </table:table-row>
        <table:table-row table:style-name="ro1">
          <table:table-cell office:value-type="float" office:value="3.42857142857143" calcext:value-type="float">
            <text:p>3.42857142857143</text:p>
          </table:table-cell>
          <table:table-cell office:value-type="float" office:value="2.47481036186218" calcext:value-type="float">
            <text:p>2.47481036186218</text:p>
          </table:table-cell>
        </table:table-row>
        <table:table-row table:style-name="ro1">
          <table:table-cell office:value-type="float" office:value="3.44155844155844" calcext:value-type="float">
            <text:p>3.44155844155844</text:p>
          </table:table-cell>
          <table:table-cell office:value-type="float" office:value="2.27028203010559" calcext:value-type="float">
            <text:p>2.27028203010559</text:p>
          </table:table-cell>
        </table:table-row>
        <table:table-row table:style-name="ro1">
          <table:table-cell office:value-type="float" office:value="3.45454545454545" calcext:value-type="float">
            <text:p>3.45454545454545</text:p>
          </table:table-cell>
          <table:table-cell office:value-type="float" office:value="2.47902393341064" calcext:value-type="float">
            <text:p>2.47902393341064</text:p>
          </table:table-cell>
        </table:table-row>
        <table:table-row table:style-name="ro1">
          <table:table-cell office:value-type="float" office:value="3.46753246753247" calcext:value-type="float">
            <text:p>3.46753246753247</text:p>
          </table:table-cell>
          <table:table-cell office:value-type="float" office:value="2.59665465354919" calcext:value-type="float">
            <text:p>2.59665465354919</text:p>
          </table:table-cell>
        </table:table-row>
        <table:table-row table:style-name="ro1">
          <table:table-cell office:value-type="float" office:value="3.48051948051948" calcext:value-type="float">
            <text:p>3.48051948051948</text:p>
          </table:table-cell>
          <table:table-cell office:value-type="float" office:value="2.28509449958801" calcext:value-type="float">
            <text:p>2.28509449958801</text:p>
          </table:table-cell>
        </table:table-row>
        <table:table-row table:style-name="ro1">
          <table:table-cell office:value-type="float" office:value="3.49350649350649" calcext:value-type="float">
            <text:p>3.49350649350649</text:p>
          </table:table-cell>
          <table:table-cell office:value-type="float" office:value="2.48651194572449" calcext:value-type="float">
            <text:p>2.48651194572449</text:p>
          </table:table-cell>
        </table:table-row>
        <table:table-row table:style-name="ro1">
          <table:table-cell office:value-type="float" office:value="3.50649350649351" calcext:value-type="float">
            <text:p>3.50649350649351</text:p>
          </table:table-cell>
          <table:table-cell office:value-type="float" office:value="2.2162561416626" calcext:value-type="float">
            <text:p>2.2162561416626</text:p>
          </table:table-cell>
        </table:table-row>
        <table:table-row table:style-name="ro1">
          <table:table-cell office:value-type="float" office:value="3.51948051948052" calcext:value-type="float">
            <text:p>3.51948051948052</text:p>
          </table:table-cell>
          <table:table-cell office:value-type="float" office:value="2.50058937072754" calcext:value-type="float">
            <text:p>2.50058937072754</text:p>
          </table:table-cell>
        </table:table-row>
        <table:table-row table:style-name="ro1">
          <table:table-cell office:value-type="float" office:value="3.53246753246753" calcext:value-type="float">
            <text:p>3.53246753246753</text:p>
          </table:table-cell>
          <table:table-cell office:value-type="float" office:value="2.43813538551331" calcext:value-type="float">
            <text:p>2.43813538551331</text:p>
          </table:table-cell>
        </table:table-row>
        <table:table-row table:style-name="ro1">
          <table:table-cell office:value-type="float" office:value="3.54545454545455" calcext:value-type="float">
            <text:p>3.54545454545455</text:p>
          </table:table-cell>
          <table:table-cell office:value-type="float" office:value="2.47953510284424" calcext:value-type="float">
            <text:p>2.47953510284424</text:p>
          </table:table-cell>
        </table:table-row>
        <table:table-row table:style-name="ro1">
          <table:table-cell office:value-type="float" office:value="3.55844155844156" calcext:value-type="float">
            <text:p>3.55844155844156</text:p>
          </table:table-cell>
          <table:table-cell office:value-type="float" office:value="2.2440447807312" calcext:value-type="float">
            <text:p>2.2440447807312</text:p>
          </table:table-cell>
        </table:table-row>
        <table:table-row table:style-name="ro1">
          <table:table-cell office:value-type="float" office:value="3.57142857142857" calcext:value-type="float">
            <text:p>3.57142857142857</text:p>
          </table:table-cell>
          <table:table-cell office:value-type="float" office:value="2.4495689868927" calcext:value-type="float">
            <text:p>2.4495689868927</text:p>
          </table:table-cell>
        </table:table-row>
        <table:table-row table:style-name="ro1">
          <table:table-cell office:value-type="float" office:value="3.58441558441558" calcext:value-type="float">
            <text:p>3.58441558441558</text:p>
          </table:table-cell>
          <table:table-cell office:value-type="float" office:value="1.96813917160034" calcext:value-type="float">
            <text:p>1.96813917160034</text:p>
          </table:table-cell>
        </table:table-row>
        <table:table-row table:style-name="ro1">
          <table:table-cell office:value-type="float" office:value="3.5974025974026" calcext:value-type="float">
            <text:p>3.5974025974026</text:p>
          </table:table-cell>
          <table:table-cell office:value-type="float" office:value="2.30745053291321" calcext:value-type="float">
            <text:p>2.30745053291321</text:p>
          </table:table-cell>
        </table:table-row>
        <table:table-row table:style-name="ro1">
          <table:table-cell office:value-type="float" office:value="3.61038961038961" calcext:value-type="float">
            <text:p>3.61038961038961</text:p>
          </table:table-cell>
          <table:table-cell office:value-type="float" office:value="2.307532787323" calcext:value-type="float">
            <text:p>2.307532787323</text:p>
          </table:table-cell>
        </table:table-row>
        <table:table-row table:style-name="ro1">
          <table:table-cell office:value-type="float" office:value="3.62337662337662" calcext:value-type="float">
            <text:p>3.62337662337662</text:p>
          </table:table-cell>
          <table:table-cell office:value-type="float" office:value="2.45576524734497" calcext:value-type="float">
            <text:p>2.45576524734497</text:p>
          </table:table-cell>
        </table:table-row>
        <table:table-row table:style-name="ro1">
          <table:table-cell office:value-type="float" office:value="3.63636363636364" calcext:value-type="float">
            <text:p>3.63636363636364</text:p>
          </table:table-cell>
          <table:table-cell office:value-type="float" office:value="2.19670724868774" calcext:value-type="float">
            <text:p>2.19670724868774</text:p>
          </table:table-cell>
        </table:table-row>
        <table:table-row table:style-name="ro1">
          <table:table-cell office:value-type="float" office:value="3.64935064935065" calcext:value-type="float">
            <text:p>3.64935064935065</text:p>
          </table:table-cell>
          <table:table-cell office:value-type="float" office:value="2.38581418991089" calcext:value-type="float">
            <text:p>2.38581418991089</text:p>
          </table:table-cell>
        </table:table-row>
        <table:table-row table:style-name="ro1">
          <table:table-cell office:value-type="float" office:value="3.66233766233766" calcext:value-type="float">
            <text:p>3.66233766233766</text:p>
          </table:table-cell>
          <table:table-cell office:value-type="float" office:value="2.42504787445068" calcext:value-type="float">
            <text:p>2.42504787445068</text:p>
          </table:table-cell>
        </table:table-row>
        <table:table-row table:style-name="ro1">
          <table:table-cell office:value-type="float" office:value="3.67532467532467" calcext:value-type="float">
            <text:p>3.67532467532467</text:p>
          </table:table-cell>
          <table:table-cell office:value-type="float" office:value="2.298828125" calcext:value-type="float">
            <text:p>2.298828125</text:p>
          </table:table-cell>
        </table:table-row>
        <table:table-row table:style-name="ro1">
          <table:table-cell office:value-type="float" office:value="3.68831168831169" calcext:value-type="float">
            <text:p>3.68831168831169</text:p>
          </table:table-cell>
          <table:table-cell office:value-type="float" office:value="2.25511026382446" calcext:value-type="float">
            <text:p>2.25511026382446</text:p>
          </table:table-cell>
        </table:table-row>
        <table:table-row table:style-name="ro1">
          <table:table-cell office:value-type="float" office:value="3.7012987012987" calcext:value-type="float">
            <text:p>3.7012987012987</text:p>
          </table:table-cell>
          <table:table-cell office:value-type="float" office:value="2.54380106925964" calcext:value-type="float">
            <text:p>2.54380106925964</text:p>
          </table:table-cell>
        </table:table-row>
        <table:table-row table:style-name="ro1">
          <table:table-cell office:value-type="float" office:value="3.71428571428571" calcext:value-type="float">
            <text:p>3.71428571428571</text:p>
          </table:table-cell>
          <table:table-cell office:value-type="float" office:value="2.3297438621521" calcext:value-type="float">
            <text:p>2.3297438621521</text:p>
          </table:table-cell>
        </table:table-row>
        <table:table-row table:style-name="ro1">
          <table:table-cell office:value-type="float" office:value="3.72727272727273" calcext:value-type="float">
            <text:p>3.72727272727273</text:p>
          </table:table-cell>
          <table:table-cell office:value-type="float" office:value="2.41058540344238" calcext:value-type="float">
            <text:p>2.41058540344238</text:p>
          </table:table-cell>
        </table:table-row>
        <table:table-row table:style-name="ro1">
          <table:table-cell office:value-type="float" office:value="3.74025974025974" calcext:value-type="float">
            <text:p>3.74025974025974</text:p>
          </table:table-cell>
          <table:table-cell office:value-type="float" office:value="2.26107978820801" calcext:value-type="float">
            <text:p>2.26107978820801</text:p>
          </table:table-cell>
        </table:table-row>
        <table:table-row table:style-name="ro1">
          <table:table-cell office:value-type="float" office:value="3.75324675324675" calcext:value-type="float">
            <text:p>3.75324675324675</text:p>
          </table:table-cell>
          <table:table-cell office:value-type="float" office:value="2.42149901390076" calcext:value-type="float">
            <text:p>2.42149901390076</text:p>
          </table:table-cell>
        </table:table-row>
        <table:table-row table:style-name="ro1">
          <table:table-cell office:value-type="float" office:value="3.76623376623377" calcext:value-type="float">
            <text:p>3.76623376623377</text:p>
          </table:table-cell>
          <table:table-cell office:value-type="float" office:value="2.37650847434998" calcext:value-type="float">
            <text:p>2.37650847434998</text:p>
          </table:table-cell>
        </table:table-row>
        <table:table-row table:style-name="ro1">
          <table:table-cell office:value-type="float" office:value="3.77922077922078" calcext:value-type="float">
            <text:p>3.77922077922078</text:p>
          </table:table-cell>
          <table:table-cell office:value-type="float" office:value="2.33414769172668" calcext:value-type="float">
            <text:p>2.33414769172668</text:p>
          </table:table-cell>
        </table:table-row>
        <table:table-row table:style-name="ro1">
          <table:table-cell office:value-type="float" office:value="3.79220779220779" calcext:value-type="float">
            <text:p>3.79220779220779</text:p>
          </table:table-cell>
          <table:table-cell office:value-type="float" office:value="2.29875254631042" calcext:value-type="float">
            <text:p>2.29875254631042</text:p>
          </table:table-cell>
        </table:table-row>
        <table:table-row table:style-name="ro1">
          <table:table-cell office:value-type="float" office:value="3.80519480519481" calcext:value-type="float">
            <text:p>3.80519480519481</text:p>
          </table:table-cell>
          <table:table-cell office:value-type="float" office:value="2.26183915138245" calcext:value-type="float">
            <text:p>2.26183915138245</text:p>
          </table:table-cell>
        </table:table-row>
        <table:table-row table:style-name="ro1">
          <table:table-cell office:value-type="float" office:value="3.81818181818182" calcext:value-type="float">
            <text:p>3.81818181818182</text:p>
          </table:table-cell>
          <table:table-cell office:value-type="float" office:value="2.31086087226868" calcext:value-type="float">
            <text:p>2.31086087226868</text:p>
          </table:table-cell>
        </table:table-row>
        <table:table-row table:style-name="ro1">
          <table:table-cell office:value-type="float" office:value="3.83116883116883" calcext:value-type="float">
            <text:p>3.83116883116883</text:p>
          </table:table-cell>
          <table:table-cell office:value-type="float" office:value="2.56903576850891" calcext:value-type="float">
            <text:p>2.56903576850891</text:p>
          </table:table-cell>
        </table:table-row>
        <table:table-row table:style-name="ro1">
          <table:table-cell office:value-type="float" office:value="3.84415584415584" calcext:value-type="float">
            <text:p>3.84415584415584</text:p>
          </table:table-cell>
          <table:table-cell office:value-type="float" office:value="2.13714718818665" calcext:value-type="float">
            <text:p>2.13714718818665</text:p>
          </table:table-cell>
        </table:table-row>
        <table:table-row table:style-name="ro1">
          <table:table-cell office:value-type="float" office:value="3.85714285714286" calcext:value-type="float">
            <text:p>3.85714285714286</text:p>
          </table:table-cell>
          <table:table-cell office:value-type="float" office:value="2.35668540000916" calcext:value-type="float">
            <text:p>2.35668540000916</text:p>
          </table:table-cell>
        </table:table-row>
        <table:table-row table:style-name="ro1">
          <table:table-cell office:value-type="float" office:value="3.87012987012987" calcext:value-type="float">
            <text:p>3.87012987012987</text:p>
          </table:table-cell>
          <table:table-cell office:value-type="float" office:value="2.29834079742432" calcext:value-type="float">
            <text:p>2.29834079742432</text:p>
          </table:table-cell>
        </table:table-row>
        <table:table-row table:style-name="ro1">
          <table:table-cell office:value-type="float" office:value="3.88311688311688" calcext:value-type="float">
            <text:p>3.88311688311688</text:p>
          </table:table-cell>
          <table:table-cell office:value-type="float" office:value="2.28426337242126" calcext:value-type="float">
            <text:p>2.28426337242126</text:p>
          </table:table-cell>
        </table:table-row>
        <table:table-row table:style-name="ro1">
          <table:table-cell office:value-type="float" office:value="3.8961038961039" calcext:value-type="float">
            <text:p>3.8961038961039</text:p>
          </table:table-cell>
          <table:table-cell office:value-type="float" office:value="2.51653552055359" calcext:value-type="float">
            <text:p>2.51653552055359</text:p>
          </table:table-cell>
        </table:table-row>
        <table:table-row table:style-name="ro1">
          <table:table-cell office:value-type="float" office:value="3.90909090909091" calcext:value-type="float">
            <text:p>3.90909090909091</text:p>
          </table:table-cell>
          <table:table-cell office:value-type="float" office:value="2.35508251190186" calcext:value-type="float">
            <text:p>2.35508251190186</text:p>
          </table:table-cell>
        </table:table-row>
        <table:table-row table:style-name="ro1">
          <table:table-cell office:value-type="float" office:value="3.92207792207792" calcext:value-type="float">
            <text:p>3.92207792207792</text:p>
          </table:table-cell>
          <table:table-cell office:value-type="float" office:value="2.20879006385803" calcext:value-type="float">
            <text:p>2.20879006385803</text:p>
          </table:table-cell>
        </table:table-row>
        <table:table-row table:style-name="ro1">
          <table:table-cell office:value-type="float" office:value="3.93506493506493" calcext:value-type="float">
            <text:p>3.93506493506493</text:p>
          </table:table-cell>
          <table:table-cell office:value-type="float" office:value="2.25588250160217" calcext:value-type="float">
            <text:p>2.25588250160217</text:p>
          </table:table-cell>
        </table:table-row>
        <table:table-row table:style-name="ro1">
          <table:table-cell office:value-type="float" office:value="3.94805194805195" calcext:value-type="float">
            <text:p>3.94805194805195</text:p>
          </table:table-cell>
          <table:table-cell office:value-type="float" office:value="2.20151209831238" calcext:value-type="float">
            <text:p>2.20151209831238</text:p>
          </table:table-cell>
        </table:table-row>
        <table:table-row table:style-name="ro1">
          <table:table-cell office:value-type="float" office:value="3.96103896103896" calcext:value-type="float">
            <text:p>3.96103896103896</text:p>
          </table:table-cell>
          <table:table-cell office:value-type="float" office:value="2.41388535499573" calcext:value-type="float">
            <text:p>2.41388535499573</text:p>
          </table:table-cell>
        </table:table-row>
        <table:table-row table:style-name="ro1">
          <table:table-cell office:value-type="float" office:value="3.97402597402597" calcext:value-type="float">
            <text:p>3.97402597402597</text:p>
          </table:table-cell>
          <table:table-cell office:value-type="float" office:value="1.99208509922028" calcext:value-type="float">
            <text:p>1.99208509922028</text:p>
          </table:table-cell>
        </table:table-row>
        <table:table-row table:style-name="ro1">
          <table:table-cell office:value-type="float" office:value="3.98701298701299" calcext:value-type="float">
            <text:p>3.98701298701299</text:p>
          </table:table-cell>
          <table:table-cell office:value-type="float" office:value="2.29700112342834" calcext:value-type="float">
            <text:p>2.29700112342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0282516479492" calcext:value-type="float">
            <text:p>2.10282516479492</text:p>
          </table:table-cell>
        </table:table-row>
        <table:table-row table:style-name="ro1">
          <table:table-cell office:value-type="float" office:value="4.01298701298701" calcext:value-type="float">
            <text:p>4.01298701298701</text:p>
          </table:table-cell>
          <table:table-cell office:value-type="float" office:value="2.3738055229187" calcext:value-type="float">
            <text:p>2.3738055229187</text:p>
          </table:table-cell>
        </table:table-row>
        <table:table-row table:style-name="ro1">
          <table:table-cell office:value-type="float" office:value="4.02597402597403" calcext:value-type="float">
            <text:p>4.02597402597403</text:p>
          </table:table-cell>
          <table:table-cell office:value-type="float" office:value="2.14610981941223" calcext:value-type="float">
            <text:p>2.14610981941223</text:p>
          </table:table-cell>
        </table:table-row>
        <table:table-row table:style-name="ro1">
          <table:table-cell office:value-type="float" office:value="4.03896103896104" calcext:value-type="float">
            <text:p>4.03896103896104</text:p>
          </table:table-cell>
          <table:table-cell office:value-type="float" office:value="2.07633590698242" calcext:value-type="float">
            <text:p>2.07633590698242</text:p>
          </table:table-cell>
        </table:table-row>
        <table:table-row table:style-name="ro1">
          <table:table-cell office:value-type="float" office:value="4.05194805194805" calcext:value-type="float">
            <text:p>4.05194805194805</text:p>
          </table:table-cell>
          <table:table-cell office:value-type="float" office:value="2.24542546272278" calcext:value-type="float">
            <text:p>2.24542546272278</text:p>
          </table:table-cell>
        </table:table-row>
        <table:table-row table:style-name="ro1">
          <table:table-cell office:value-type="float" office:value="4.06493506493506" calcext:value-type="float">
            <text:p>4.06493506493506</text:p>
          </table:table-cell>
          <table:table-cell office:value-type="float" office:value="2.31229639053345" calcext:value-type="float">
            <text:p>2.31229639053345</text:p>
          </table:table-cell>
        </table:table-row>
        <table:table-row table:style-name="ro1">
          <table:table-cell office:value-type="float" office:value="4.07792207792208" calcext:value-type="float">
            <text:p>4.07792207792208</text:p>
          </table:table-cell>
          <table:table-cell office:value-type="float" office:value="2.08993768692017" calcext:value-type="float">
            <text:p>2.08993768692017</text:p>
          </table:table-cell>
        </table:table-row>
        <table:table-row table:style-name="ro1">
          <table:table-cell office:value-type="float" office:value="4.09090909090909" calcext:value-type="float">
            <text:p>4.09090909090909</text:p>
          </table:table-cell>
          <table:table-cell office:value-type="float" office:value="2.38954615592957" calcext:value-type="float">
            <text:p>2.38954615592957</text:p>
          </table:table-cell>
        </table:table-row>
        <table:table-row table:style-name="ro1">
          <table:table-cell office:value-type="float" office:value="4.1038961038961" calcext:value-type="float">
            <text:p>4.1038961038961</text:p>
          </table:table-cell>
          <table:table-cell office:value-type="float" office:value="2.28595924377441" calcext:value-type="float">
            <text:p>2.28595924377441</text:p>
          </table:table-cell>
        </table:table-row>
        <table:table-row table:style-name="ro1">
          <table:table-cell office:value-type="float" office:value="4.11688311688312" calcext:value-type="float">
            <text:p>4.11688311688312</text:p>
          </table:table-cell>
          <table:table-cell office:value-type="float" office:value="2.15047121047974" calcext:value-type="float">
            <text:p>2.15047121047974</text:p>
          </table:table-cell>
        </table:table-row>
        <table:table-row table:style-name="ro1">
          <table:table-cell office:value-type="float" office:value="4.12987012987013" calcext:value-type="float">
            <text:p>4.12987012987013</text:p>
          </table:table-cell>
          <table:table-cell office:value-type="float" office:value="2.22143411636353" calcext:value-type="float">
            <text:p>2.22143411636353</text:p>
          </table:table-cell>
        </table:table-row>
        <table:table-row table:style-name="ro1">
          <table:table-cell office:value-type="float" office:value="4.14285714285714" calcext:value-type="float">
            <text:p>4.14285714285714</text:p>
          </table:table-cell>
          <table:table-cell office:value-type="float" office:value="2.22555327415466" calcext:value-type="float">
            <text:p>2.22555327415466</text:p>
          </table:table-cell>
        </table:table-row>
        <table:table-row table:style-name="ro1">
          <table:table-cell office:value-type="float" office:value="4.15584415584416" calcext:value-type="float">
            <text:p>4.15584415584416</text:p>
          </table:table-cell>
          <table:table-cell office:value-type="float" office:value="2.34408092498779" calcext:value-type="float">
            <text:p>2.34408092498779</text:p>
          </table:table-cell>
        </table:table-row>
        <table:table-row table:style-name="ro1">
          <table:table-cell office:value-type="float" office:value="4.16883116883117" calcext:value-type="float">
            <text:p>4.16883116883117</text:p>
          </table:table-cell>
          <table:table-cell office:value-type="float" office:value="2.2503399848938" calcext:value-type="float">
            <text:p>2.2503399848938</text:p>
          </table:table-cell>
        </table:table-row>
        <table:table-row table:style-name="ro1">
          <table:table-cell office:value-type="float" office:value="4.18181818181818" calcext:value-type="float">
            <text:p>4.18181818181818</text:p>
          </table:table-cell>
          <table:table-cell office:value-type="float" office:value="1.96877086162567" calcext:value-type="float">
            <text:p>1.96877086162567</text:p>
          </table:table-cell>
        </table:table-row>
        <table:table-row table:style-name="ro1">
          <table:table-cell office:value-type="float" office:value="4.1948051948052" calcext:value-type="float">
            <text:p>4.1948051948052</text:p>
          </table:table-cell>
          <table:table-cell office:value-type="float" office:value="1.91214394569397" calcext:value-type="float">
            <text:p>1.91214394569397</text:p>
          </table:table-cell>
        </table:table-row>
        <table:table-row table:style-name="ro1">
          <table:table-cell office:value-type="float" office:value="4.20779220779221" calcext:value-type="float">
            <text:p>4.20779220779221</text:p>
          </table:table-cell>
          <table:table-cell office:value-type="float" office:value="2.22623205184937" calcext:value-type="float">
            <text:p>2.22623205184937</text:p>
          </table:table-cell>
        </table:table-row>
        <table:table-row table:style-name="ro1">
          <table:table-cell office:value-type="float" office:value="4.22077922077922" calcext:value-type="float">
            <text:p>4.22077922077922</text:p>
          </table:table-cell>
          <table:table-cell office:value-type="float" office:value="2.46605753898621" calcext:value-type="float">
            <text:p>2.46605753898621</text:p>
          </table:table-cell>
        </table:table-row>
        <table:table-row table:style-name="ro1">
          <table:table-cell office:value-type="float" office:value="4.23376623376623" calcext:value-type="float">
            <text:p>4.23376623376623</text:p>
          </table:table-cell>
          <table:table-cell office:value-type="float" office:value="2.14884829521179" calcext:value-type="float">
            <text:p>2.14884829521179</text:p>
          </table:table-cell>
        </table:table-row>
        <table:table-row table:style-name="ro1">
          <table:table-cell office:value-type="float" office:value="4.24675324675325" calcext:value-type="float">
            <text:p>4.24675324675325</text:p>
          </table:table-cell>
          <table:table-cell office:value-type="float" office:value="2.12123417854309" calcext:value-type="float">
            <text:p>2.12123417854309</text:p>
          </table:table-cell>
        </table:table-row>
        <table:table-row table:style-name="ro1">
          <table:table-cell office:value-type="float" office:value="4.25974025974026" calcext:value-type="float">
            <text:p>4.25974025974026</text:p>
          </table:table-cell>
          <table:table-cell office:value-type="float" office:value="2.41091012954712" calcext:value-type="float">
            <text:p>2.41091012954712</text:p>
          </table:table-cell>
        </table:table-row>
        <table:table-row table:style-name="ro1">
          <table:table-cell office:value-type="float" office:value="4.27272727272727" calcext:value-type="float">
            <text:p>4.27272727272727</text:p>
          </table:table-cell>
          <table:table-cell office:value-type="float" office:value="2.0553560256958" calcext:value-type="float">
            <text:p>2.0553560256958</text:p>
          </table:table-cell>
        </table:table-row>
        <table:table-row table:style-name="ro1">
          <table:table-cell office:value-type="float" office:value="4.28571428571429" calcext:value-type="float">
            <text:p>4.28571428571429</text:p>
          </table:table-cell>
          <table:table-cell office:value-type="float" office:value="1.89734697341919" calcext:value-type="float">
            <text:p>1.89734697341919</text:p>
          </table:table-cell>
        </table:table-row>
        <table:table-row table:style-name="ro1">
          <table:table-cell office:value-type="float" office:value="4.2987012987013" calcext:value-type="float">
            <text:p>4.2987012987013</text:p>
          </table:table-cell>
          <table:table-cell office:value-type="float" office:value="1.6058896780014" calcext:value-type="float">
            <text:p>1.6058896780014</text:p>
          </table:table-cell>
        </table:table-row>
        <table:table-row table:style-name="ro1">
          <table:table-cell office:value-type="float" office:value="4.31168831168831" calcext:value-type="float">
            <text:p>4.31168831168831</text:p>
          </table:table-cell>
          <table:table-cell office:value-type="float" office:value="2.02978801727295" calcext:value-type="float">
            <text:p>2.02978801727295</text:p>
          </table:table-cell>
        </table:table-row>
        <table:table-row table:style-name="ro1">
          <table:table-cell office:value-type="float" office:value="4.32467532467533" calcext:value-type="float">
            <text:p>4.32467532467533</text:p>
          </table:table-cell>
          <table:table-cell office:value-type="float" office:value="1.97743606567383" calcext:value-type="float">
            <text:p>1.97743606567383</text:p>
          </table:table-cell>
        </table:table-row>
        <table:table-row table:style-name="ro1">
          <table:table-cell office:value-type="float" office:value="4.33766233766234" calcext:value-type="float">
            <text:p>4.33766233766234</text:p>
          </table:table-cell>
          <table:table-cell office:value-type="float" office:value="1.9415158033371" calcext:value-type="float">
            <text:p>1.9415158033371</text:p>
          </table:table-cell>
        </table:table-row>
        <table:table-row table:style-name="ro1">
          <table:table-cell office:value-type="float" office:value="4.35064935064935" calcext:value-type="float">
            <text:p>4.35064935064935</text:p>
          </table:table-cell>
          <table:table-cell office:value-type="float" office:value="2.17201256752014" calcext:value-type="float">
            <text:p>2.17201256752014</text:p>
          </table:table-cell>
        </table:table-row>
        <table:table-row table:style-name="ro1">
          <table:table-cell office:value-type="float" office:value="4.36363636363636" calcext:value-type="float">
            <text:p>4.36363636363636</text:p>
          </table:table-cell>
          <table:table-cell office:value-type="float" office:value="1.97963416576386" calcext:value-type="float">
            <text:p>1.97963416576386</text:p>
          </table:table-cell>
        </table:table-row>
        <table:table-row table:style-name="ro1">
          <table:table-cell office:value-type="float" office:value="4.37662337662338" calcext:value-type="float">
            <text:p>4.37662337662338</text:p>
          </table:table-cell>
          <table:table-cell office:value-type="float" office:value="2.32735800743103" calcext:value-type="float">
            <text:p>2.32735800743103</text:p>
          </table:table-cell>
        </table:table-row>
        <table:table-row table:style-name="ro1">
          <table:table-cell office:value-type="float" office:value="4.38961038961039" calcext:value-type="float">
            <text:p>4.38961038961039</text:p>
          </table:table-cell>
          <table:table-cell office:value-type="float" office:value="1.92358231544495" calcext:value-type="float">
            <text:p>1.92358231544495</text:p>
          </table:table-cell>
        </table:table-row>
        <table:table-row table:style-name="ro1">
          <table:table-cell office:value-type="float" office:value="4.4025974025974" calcext:value-type="float">
            <text:p>4.4025974025974</text:p>
          </table:table-cell>
          <table:table-cell office:value-type="float" office:value="1.74405813217163" calcext:value-type="float">
            <text:p>1.74405813217163</text:p>
          </table:table-cell>
        </table:table-row>
        <table:table-row table:style-name="ro1">
          <table:table-cell office:value-type="float" office:value="4.41558441558442" calcext:value-type="float">
            <text:p>4.41558441558442</text:p>
          </table:table-cell>
          <table:table-cell office:value-type="float" office:value="1.88764750957489" calcext:value-type="float">
            <text:p>1.88764750957489</text:p>
          </table:table-cell>
        </table:table-row>
        <table:table-row table:style-name="ro1">
          <table:table-cell office:value-type="float" office:value="4.42857142857143" calcext:value-type="float">
            <text:p>4.42857142857143</text:p>
          </table:table-cell>
          <table:table-cell office:value-type="float" office:value="1.90354025363922" calcext:value-type="float">
            <text:p>1.90354025363922</text:p>
          </table:table-cell>
        </table:table-row>
        <table:table-row table:style-name="ro1">
          <table:table-cell office:value-type="float" office:value="4.44155844155844" calcext:value-type="float">
            <text:p>4.44155844155844</text:p>
          </table:table-cell>
          <table:table-cell office:value-type="float" office:value="2.45990920066833" calcext:value-type="float">
            <text:p>2.45990920066833</text:p>
          </table:table-cell>
        </table:table-row>
        <table:table-row table:style-name="ro1">
          <table:table-cell office:value-type="float" office:value="4.45454545454545" calcext:value-type="float">
            <text:p>4.45454545454545</text:p>
          </table:table-cell>
          <table:table-cell office:value-type="float" office:value="1.85698997974396" calcext:value-type="float">
            <text:p>1.85698997974396</text:p>
          </table:table-cell>
        </table:table-row>
        <table:table-row table:style-name="ro1">
          <table:table-cell office:value-type="float" office:value="4.46753246753247" calcext:value-type="float">
            <text:p>4.46753246753247</text:p>
          </table:table-cell>
          <table:table-cell office:value-type="float" office:value="2.11032247543335" calcext:value-type="float">
            <text:p>2.11032247543335</text:p>
          </table:table-cell>
        </table:table-row>
        <table:table-row table:style-name="ro1">
          <table:table-cell office:value-type="float" office:value="4.48051948051948" calcext:value-type="float">
            <text:p>4.48051948051948</text:p>
          </table:table-cell>
          <table:table-cell office:value-type="float" office:value="2.18489217758179" calcext:value-type="float">
            <text:p>2.18489217758179</text:p>
          </table:table-cell>
        </table:table-row>
        <table:table-row table:style-name="ro1">
          <table:table-cell office:value-type="float" office:value="4.49350649350649" calcext:value-type="float">
            <text:p>4.49350649350649</text:p>
          </table:table-cell>
          <table:table-cell office:value-type="float" office:value="1.76830530166626" calcext:value-type="float">
            <text:p>1.76830530166626</text:p>
          </table:table-cell>
        </table:table-row>
        <table:table-row table:style-name="ro1">
          <table:table-cell office:value-type="float" office:value="4.50649350649351" calcext:value-type="float">
            <text:p>4.50649350649351</text:p>
          </table:table-cell>
          <table:table-cell office:value-type="float" office:value="2.15729022026062" calcext:value-type="float">
            <text:p>2.15729022026062</text:p>
          </table:table-cell>
        </table:table-row>
        <table:table-row table:style-name="ro1">
          <table:table-cell office:value-type="float" office:value="4.51948051948052" calcext:value-type="float">
            <text:p>4.51948051948052</text:p>
          </table:table-cell>
          <table:table-cell office:value-type="float" office:value="1.98402523994446" calcext:value-type="float">
            <text:p>1.98402523994446</text:p>
          </table:table-cell>
        </table:table-row>
        <table:table-row table:style-name="ro1">
          <table:table-cell office:value-type="float" office:value="4.53246753246753" calcext:value-type="float">
            <text:p>4.53246753246753</text:p>
          </table:table-cell>
          <table:table-cell office:value-type="float" office:value="2.00878238677979" calcext:value-type="float">
            <text:p>2.00878238677979</text:p>
          </table:table-cell>
        </table:table-row>
        <table:table-row table:style-name="ro1">
          <table:table-cell office:value-type="float" office:value="4.54545454545455" calcext:value-type="float">
            <text:p>4.54545454545455</text:p>
          </table:table-cell>
          <table:table-cell office:value-type="float" office:value="1.84663581848145" calcext:value-type="float">
            <text:p>1.84663581848145</text:p>
          </table:table-cell>
        </table:table-row>
        <table:table-row table:style-name="ro1">
          <table:table-cell office:value-type="float" office:value="4.55844155844156" calcext:value-type="float">
            <text:p>4.55844155844156</text:p>
          </table:table-cell>
          <table:table-cell office:value-type="float" office:value="1.97350800037384" calcext:value-type="float">
            <text:p>1.97350800037384</text:p>
          </table:table-cell>
        </table:table-row>
        <table:table-row table:style-name="ro1">
          <table:table-cell office:value-type="float" office:value="4.57142857142857" calcext:value-type="float">
            <text:p>4.57142857142857</text:p>
          </table:table-cell>
          <table:table-cell office:value-type="float" office:value="2.16218400001526" calcext:value-type="float">
            <text:p>2.16218400001526</text:p>
          </table:table-cell>
        </table:table-row>
        <table:table-row table:style-name="ro1">
          <table:table-cell office:value-type="float" office:value="4.58441558441558" calcext:value-type="float">
            <text:p>4.58441558441558</text:p>
          </table:table-cell>
          <table:table-cell office:value-type="float" office:value="2.00853824615479" calcext:value-type="float">
            <text:p>2.00853824615479</text:p>
          </table:table-cell>
        </table:table-row>
        <table:table-row table:style-name="ro1">
          <table:table-cell office:value-type="float" office:value="4.5974025974026" calcext:value-type="float">
            <text:p>4.5974025974026</text:p>
          </table:table-cell>
          <table:table-cell office:value-type="float" office:value="2.10746455192566" calcext:value-type="float">
            <text:p>2.10746455192566</text:p>
          </table:table-cell>
        </table:table-row>
        <table:table-row table:style-name="ro1">
          <table:table-cell office:value-type="float" office:value="4.61038961038961" calcext:value-type="float">
            <text:p>4.61038961038961</text:p>
          </table:table-cell>
          <table:table-cell office:value-type="float" office:value="2.09761786460876" calcext:value-type="float">
            <text:p>2.09761786460876</text:p>
          </table:table-cell>
        </table:table-row>
        <table:table-row table:style-name="ro1">
          <table:table-cell office:value-type="float" office:value="4.62337662337662" calcext:value-type="float">
            <text:p>4.62337662337662</text:p>
          </table:table-cell>
          <table:table-cell office:value-type="float" office:value="2.10535860061645" calcext:value-type="float">
            <text:p>2.10535860061645</text:p>
          </table:table-cell>
        </table:table-row>
        <table:table-row table:style-name="ro1">
          <table:table-cell office:value-type="float" office:value="4.63636363636364" calcext:value-type="float">
            <text:p>4.63636363636364</text:p>
          </table:table-cell>
          <table:table-cell office:value-type="float" office:value="2.12343144416809" calcext:value-type="float">
            <text:p>2.12343144416809</text:p>
          </table:table-cell>
        </table:table-row>
        <table:table-row table:style-name="ro1">
          <table:table-cell office:value-type="float" office:value="4.64935064935065" calcext:value-type="float">
            <text:p>4.64935064935065</text:p>
          </table:table-cell>
          <table:table-cell office:value-type="float" office:value="2.24302840232849" calcext:value-type="float">
            <text:p>2.24302840232849</text:p>
          </table:table-cell>
        </table:table-row>
        <table:table-row table:style-name="ro1">
          <table:table-cell office:value-type="float" office:value="4.66233766233766" calcext:value-type="float">
            <text:p>4.66233766233766</text:p>
          </table:table-cell>
          <table:table-cell office:value-type="float" office:value="1.9093211889267" calcext:value-type="float">
            <text:p>1.9093211889267</text:p>
          </table:table-cell>
        </table:table-row>
        <table:table-row table:style-name="ro1">
          <table:table-cell office:value-type="float" office:value="4.67532467532468" calcext:value-type="float">
            <text:p>4.67532467532468</text:p>
          </table:table-cell>
          <table:table-cell office:value-type="float" office:value="1.98492181301117" calcext:value-type="float">
            <text:p>1.98492181301117</text:p>
          </table:table-cell>
        </table:table-row>
        <table:table-row table:style-name="ro1">
          <table:table-cell office:value-type="float" office:value="4.68831168831169" calcext:value-type="float">
            <text:p>4.68831168831169</text:p>
          </table:table-cell>
          <table:table-cell office:value-type="float" office:value="1.88388109207153" calcext:value-type="float">
            <text:p>1.88388109207153</text:p>
          </table:table-cell>
        </table:table-row>
        <table:table-row table:style-name="ro1">
          <table:table-cell office:value-type="float" office:value="4.7012987012987" calcext:value-type="float">
            <text:p>4.7012987012987</text:p>
          </table:table-cell>
          <table:table-cell office:value-type="float" office:value="1.87650346755981" calcext:value-type="float">
            <text:p>1.87650346755981</text:p>
          </table:table-cell>
        </table:table-row>
        <table:table-row table:style-name="ro1">
          <table:table-cell office:value-type="float" office:value="4.71428571428571" calcext:value-type="float">
            <text:p>4.71428571428571</text:p>
          </table:table-cell>
          <table:table-cell office:value-type="float" office:value="1.86464560031891" calcext:value-type="float">
            <text:p>1.86464560031891</text:p>
          </table:table-cell>
        </table:table-row>
        <table:table-row table:style-name="ro1">
          <table:table-cell office:value-type="float" office:value="4.72727272727273" calcext:value-type="float">
            <text:p>4.72727272727273</text:p>
          </table:table-cell>
          <table:table-cell office:value-type="float" office:value="1.77375590801239" calcext:value-type="float">
            <text:p>1.77375590801239</text:p>
          </table:table-cell>
        </table:table-row>
        <table:table-row table:style-name="ro1">
          <table:table-cell office:value-type="float" office:value="4.74025974025974" calcext:value-type="float">
            <text:p>4.74025974025974</text:p>
          </table:table-cell>
          <table:table-cell office:value-type="float" office:value="1.90734815597534" calcext:value-type="float">
            <text:p>1.90734815597534</text:p>
          </table:table-cell>
        </table:table-row>
        <table:table-row table:style-name="ro1">
          <table:table-cell office:value-type="float" office:value="4.75324675324675" calcext:value-type="float">
            <text:p>4.75324675324675</text:p>
          </table:table-cell>
          <table:table-cell office:value-type="float" office:value="1.96123445034027" calcext:value-type="float">
            <text:p>1.96123445034027</text:p>
          </table:table-cell>
        </table:table-row>
        <table:table-row table:style-name="ro1">
          <table:table-cell office:value-type="float" office:value="4.76623376623377" calcext:value-type="float">
            <text:p>4.76623376623377</text:p>
          </table:table-cell>
          <table:table-cell office:value-type="float" office:value="1.89215767383575" calcext:value-type="float">
            <text:p>1.89215767383575</text:p>
          </table:table-cell>
        </table:table-row>
        <table:table-row table:style-name="ro1">
          <table:table-cell office:value-type="float" office:value="4.77922077922078" calcext:value-type="float">
            <text:p>4.77922077922078</text:p>
          </table:table-cell>
          <table:table-cell office:value-type="float" office:value="1.91114354133606" calcext:value-type="float">
            <text:p>1.91114354133606</text:p>
          </table:table-cell>
        </table:table-row>
        <table:table-row table:style-name="ro1">
          <table:table-cell office:value-type="float" office:value="4.79220779220779" calcext:value-type="float">
            <text:p>4.79220779220779</text:p>
          </table:table-cell>
          <table:table-cell office:value-type="float" office:value="2.0456714630127" calcext:value-type="float">
            <text:p>2.0456714630127</text:p>
          </table:table-cell>
        </table:table-row>
        <table:table-row table:style-name="ro1">
          <table:table-cell office:value-type="float" office:value="4.80519480519481" calcext:value-type="float">
            <text:p>4.80519480519481</text:p>
          </table:table-cell>
          <table:table-cell office:value-type="float" office:value="1.77763104438782" calcext:value-type="float">
            <text:p>1.77763104438782</text:p>
          </table:table-cell>
        </table:table-row>
        <table:table-row table:style-name="ro1">
          <table:table-cell office:value-type="float" office:value="4.81818181818182" calcext:value-type="float">
            <text:p>4.81818181818182</text:p>
          </table:table-cell>
          <table:table-cell office:value-type="float" office:value="2.06706714630127" calcext:value-type="float">
            <text:p>2.06706714630127</text:p>
          </table:table-cell>
        </table:table-row>
        <table:table-row table:style-name="ro1">
          <table:table-cell office:value-type="float" office:value="4.83116883116883" calcext:value-type="float">
            <text:p>4.83116883116883</text:p>
          </table:table-cell>
          <table:table-cell office:value-type="float" office:value="1.98858225345612" calcext:value-type="float">
            <text:p>1.98858225345612</text:p>
          </table:table-cell>
        </table:table-row>
        <table:table-row table:style-name="ro1">
          <table:table-cell office:value-type="float" office:value="4.84415584415584" calcext:value-type="float">
            <text:p>4.84415584415584</text:p>
          </table:table-cell>
          <table:table-cell office:value-type="float" office:value="2.06151580810547" calcext:value-type="float">
            <text:p>2.06151580810547</text:p>
          </table:table-cell>
        </table:table-row>
        <table:table-row table:style-name="ro1">
          <table:table-cell office:value-type="float" office:value="4.85714285714286" calcext:value-type="float">
            <text:p>4.85714285714286</text:p>
          </table:table-cell>
          <table:table-cell office:value-type="float" office:value="1.99784016609192" calcext:value-type="float">
            <text:p>1.99784016609192</text:p>
          </table:table-cell>
        </table:table-row>
        <table:table-row table:style-name="ro1">
          <table:table-cell office:value-type="float" office:value="4.87012987012987" calcext:value-type="float">
            <text:p>4.87012987012987</text:p>
          </table:table-cell>
          <table:table-cell office:value-type="float" office:value="1.87823116779327" calcext:value-type="float">
            <text:p>1.87823116779327</text:p>
          </table:table-cell>
        </table:table-row>
        <table:table-row table:style-name="ro1">
          <table:table-cell office:value-type="float" office:value="4.88311688311688" calcext:value-type="float">
            <text:p>4.88311688311688</text:p>
          </table:table-cell>
          <table:table-cell office:value-type="float" office:value="1.98860573768616" calcext:value-type="float">
            <text:p>1.98860573768616</text:p>
          </table:table-cell>
        </table:table-row>
        <table:table-row table:style-name="ro1">
          <table:table-cell office:value-type="float" office:value="4.8961038961039" calcext:value-type="float">
            <text:p>4.8961038961039</text:p>
          </table:table-cell>
          <table:table-cell office:value-type="float" office:value="1.92678737640381" calcext:value-type="float">
            <text:p>1.92678737640381</text:p>
          </table:table-cell>
        </table:table-row>
        <table:table-row table:style-name="ro1">
          <table:table-cell office:value-type="float" office:value="4.90909090909091" calcext:value-type="float">
            <text:p>4.90909090909091</text:p>
          </table:table-cell>
          <table:table-cell office:value-type="float" office:value="2.03272604942322" calcext:value-type="float">
            <text:p>2.03272604942322</text:p>
          </table:table-cell>
        </table:table-row>
        <table:table-row table:style-name="ro1">
          <table:table-cell office:value-type="float" office:value="4.92207792207792" calcext:value-type="float">
            <text:p>4.92207792207792</text:p>
          </table:table-cell>
          <table:table-cell office:value-type="float" office:value="1.83291351795197" calcext:value-type="float">
            <text:p>1.83291351795197</text:p>
          </table:table-cell>
        </table:table-row>
        <table:table-row table:style-name="ro1">
          <table:table-cell office:value-type="float" office:value="4.93506493506494" calcext:value-type="float">
            <text:p>4.93506493506494</text:p>
          </table:table-cell>
          <table:table-cell office:value-type="float" office:value="1.85785531997681" calcext:value-type="float">
            <text:p>1.85785531997681</text:p>
          </table:table-cell>
        </table:table-row>
        <table:table-row table:style-name="ro1">
          <table:table-cell office:value-type="float" office:value="4.94805194805195" calcext:value-type="float">
            <text:p>4.94805194805195</text:p>
          </table:table-cell>
          <table:table-cell office:value-type="float" office:value="1.84499788284302" calcext:value-type="float">
            <text:p>1.84499788284302</text:p>
          </table:table-cell>
        </table:table-row>
        <table:table-row table:style-name="ro1">
          <table:table-cell office:value-type="float" office:value="4.96103896103896" calcext:value-type="float">
            <text:p>4.96103896103896</text:p>
          </table:table-cell>
          <table:table-cell office:value-type="float" office:value="1.722864985466" calcext:value-type="float">
            <text:p>1.722864985466</text:p>
          </table:table-cell>
        </table:table-row>
        <table:table-row table:style-name="ro1">
          <table:table-cell office:value-type="float" office:value="4.97402597402597" calcext:value-type="float">
            <text:p>4.97402597402597</text:p>
          </table:table-cell>
          <table:table-cell office:value-type="float" office:value="1.77109003067017" calcext:value-type="float">
            <text:p>1.77109003067017</text:p>
          </table:table-cell>
        </table:table-row>
        <table:table-row table:style-name="ro1">
          <table:table-cell office:value-type="float" office:value="4.98701298701299" calcext:value-type="float">
            <text:p>4.98701298701299</text:p>
          </table:table-cell>
          <table:table-cell office:value-type="float" office:value="1.58259975910187" calcext:value-type="float">
            <text:p>1.58259975910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7622442245483" calcext:value-type="float">
            <text:p>1.97622442245483</text:p>
          </table:table-cell>
        </table:table-row>
        <table:table-row table:style-name="ro1">
          <table:table-cell office:value-type="float" office:value="5.01298701298701" calcext:value-type="float">
            <text:p>5.01298701298701</text:p>
          </table:table-cell>
          <table:table-cell office:value-type="float" office:value="1.64802932739258" calcext:value-type="float">
            <text:p>1.64802932739258</text:p>
          </table:table-cell>
        </table:table-row>
        <table:table-row table:style-name="ro1">
          <table:table-cell office:value-type="float" office:value="5.02597402597403" calcext:value-type="float">
            <text:p>5.02597402597403</text:p>
          </table:table-cell>
          <table:table-cell office:value-type="float" office:value="1.69822430610657" calcext:value-type="float">
            <text:p>1.69822430610657</text:p>
          </table:table-cell>
        </table:table-row>
        <table:table-row table:style-name="ro1">
          <table:table-cell office:value-type="float" office:value="5.03896103896104" calcext:value-type="float">
            <text:p>5.03896103896104</text:p>
          </table:table-cell>
          <table:table-cell office:value-type="float" office:value="1.78351545333862" calcext:value-type="float">
            <text:p>1.78351545333862</text:p>
          </table:table-cell>
        </table:table-row>
        <table:table-row table:style-name="ro1">
          <table:table-cell office:value-type="float" office:value="5.05194805194805" calcext:value-type="float">
            <text:p>5.05194805194805</text:p>
          </table:table-cell>
          <table:table-cell office:value-type="float" office:value="1.77183949947357" calcext:value-type="float">
            <text:p>1.77183949947357</text:p>
          </table:table-cell>
        </table:table-row>
        <table:table-row table:style-name="ro1">
          <table:table-cell office:value-type="float" office:value="5.06493506493506" calcext:value-type="float">
            <text:p>5.06493506493506</text:p>
          </table:table-cell>
          <table:table-cell office:value-type="float" office:value="1.82402861118317" calcext:value-type="float">
            <text:p>1.82402861118317</text:p>
          </table:table-cell>
        </table:table-row>
        <table:table-row table:style-name="ro1">
          <table:table-cell office:value-type="float" office:value="5.07792207792208" calcext:value-type="float">
            <text:p>5.07792207792208</text:p>
          </table:table-cell>
          <table:table-cell office:value-type="float" office:value="1.94074165821075" calcext:value-type="float">
            <text:p>1.94074165821075</text:p>
          </table:table-cell>
        </table:table-row>
        <table:table-row table:style-name="ro1">
          <table:table-cell office:value-type="float" office:value="5.09090909090909" calcext:value-type="float">
            <text:p>5.09090909090909</text:p>
          </table:table-cell>
          <table:table-cell office:value-type="float" office:value="1.81409311294556" calcext:value-type="float">
            <text:p>1.81409311294556</text:p>
          </table:table-cell>
        </table:table-row>
        <table:table-row table:style-name="ro1">
          <table:table-cell office:value-type="float" office:value="5.1038961038961" calcext:value-type="float">
            <text:p>5.1038961038961</text:p>
          </table:table-cell>
          <table:table-cell office:value-type="float" office:value="2.11501812934875" calcext:value-type="float">
            <text:p>2.11501812934875</text:p>
          </table:table-cell>
        </table:table-row>
        <table:table-row table:style-name="ro1">
          <table:table-cell office:value-type="float" office:value="5.11688311688312" calcext:value-type="float">
            <text:p>5.11688311688312</text:p>
          </table:table-cell>
          <table:table-cell office:value-type="float" office:value="2.14734840393066" calcext:value-type="float">
            <text:p>2.14734840393066</text:p>
          </table:table-cell>
        </table:table-row>
        <table:table-row table:style-name="ro1">
          <table:table-cell office:value-type="float" office:value="5.12987012987013" calcext:value-type="float">
            <text:p>5.12987012987013</text:p>
          </table:table-cell>
          <table:table-cell office:value-type="float" office:value="1.83826076984406" calcext:value-type="float">
            <text:p>1.83826076984406</text:p>
          </table:table-cell>
        </table:table-row>
        <table:table-row table:style-name="ro1">
          <table:table-cell office:value-type="float" office:value="5.14285714285714" calcext:value-type="float">
            <text:p>5.14285714285714</text:p>
          </table:table-cell>
          <table:table-cell office:value-type="float" office:value="1.81823062896729" calcext:value-type="float">
            <text:p>1.81823062896729</text:p>
          </table:table-cell>
        </table:table-row>
        <table:table-row table:style-name="ro1">
          <table:table-cell office:value-type="float" office:value="5.15584415584416" calcext:value-type="float">
            <text:p>5.15584415584416</text:p>
          </table:table-cell>
          <table:table-cell office:value-type="float" office:value="1.91939449310303" calcext:value-type="float">
            <text:p>1.91939449310303</text:p>
          </table:table-cell>
        </table:table-row>
        <table:table-row table:style-name="ro1">
          <table:table-cell office:value-type="float" office:value="5.16883116883117" calcext:value-type="float">
            <text:p>5.16883116883117</text:p>
          </table:table-cell>
          <table:table-cell office:value-type="float" office:value="1.51810431480408" calcext:value-type="float">
            <text:p>1.51810431480408</text:p>
          </table:table-cell>
        </table:table-row>
        <table:table-row table:style-name="ro1">
          <table:table-cell office:value-type="float" office:value="5.18181818181818" calcext:value-type="float">
            <text:p>5.18181818181818</text:p>
          </table:table-cell>
          <table:table-cell office:value-type="float" office:value="1.93949568271637" calcext:value-type="float">
            <text:p>1.93949568271637</text:p>
          </table:table-cell>
        </table:table-row>
        <table:table-row table:style-name="ro1">
          <table:table-cell office:value-type="float" office:value="5.1948051948052" calcext:value-type="float">
            <text:p>5.1948051948052</text:p>
          </table:table-cell>
          <table:table-cell office:value-type="float" office:value="1.87012732028961" calcext:value-type="float">
            <text:p>1.87012732028961</text:p>
          </table:table-cell>
        </table:table-row>
        <table:table-row table:style-name="ro1">
          <table:table-cell office:value-type="float" office:value="5.20779220779221" calcext:value-type="float">
            <text:p>5.20779220779221</text:p>
          </table:table-cell>
          <table:table-cell office:value-type="float" office:value="1.89605522155762" calcext:value-type="float">
            <text:p>1.89605522155762</text:p>
          </table:table-cell>
        </table:table-row>
        <table:table-row table:style-name="ro1">
          <table:table-cell office:value-type="float" office:value="5.22077922077922" calcext:value-type="float">
            <text:p>5.22077922077922</text:p>
          </table:table-cell>
          <table:table-cell office:value-type="float" office:value="1.96102344989777" calcext:value-type="float">
            <text:p>1.96102344989777</text:p>
          </table:table-cell>
        </table:table-row>
        <table:table-row table:style-name="ro1">
          <table:table-cell office:value-type="float" office:value="5.23376623376623" calcext:value-type="float">
            <text:p>5.23376623376623</text:p>
          </table:table-cell>
          <table:table-cell office:value-type="float" office:value="1.66646349430084" calcext:value-type="float">
            <text:p>1.66646349430084</text:p>
          </table:table-cell>
        </table:table-row>
        <table:table-row table:style-name="ro1">
          <table:table-cell office:value-type="float" office:value="5.24675324675325" calcext:value-type="float">
            <text:p>5.24675324675325</text:p>
          </table:table-cell>
          <table:table-cell office:value-type="float" office:value="1.86123085021973" calcext:value-type="float">
            <text:p>1.86123085021973</text:p>
          </table:table-cell>
        </table:table-row>
        <table:table-row table:style-name="ro1">
          <table:table-cell office:value-type="float" office:value="5.25974025974026" calcext:value-type="float">
            <text:p>5.25974025974026</text:p>
          </table:table-cell>
          <table:table-cell office:value-type="float" office:value="2.09154438972473" calcext:value-type="float">
            <text:p>2.09154438972473</text:p>
          </table:table-cell>
        </table:table-row>
        <table:table-row table:style-name="ro1">
          <table:table-cell office:value-type="float" office:value="5.27272727272727" calcext:value-type="float">
            <text:p>5.27272727272727</text:p>
          </table:table-cell>
          <table:table-cell office:value-type="float" office:value="1.69413948059082" calcext:value-type="float">
            <text:p>1.69413948059082</text:p>
          </table:table-cell>
        </table:table-row>
        <table:table-row table:style-name="ro1">
          <table:table-cell office:value-type="float" office:value="5.28571428571429" calcext:value-type="float">
            <text:p>5.28571428571429</text:p>
          </table:table-cell>
          <table:table-cell office:value-type="float" office:value="1.74515151977539" calcext:value-type="float">
            <text:p>1.74515151977539</text:p>
          </table:table-cell>
        </table:table-row>
        <table:table-row table:style-name="ro1">
          <table:table-cell office:value-type="float" office:value="5.2987012987013" calcext:value-type="float">
            <text:p>5.2987012987013</text:p>
          </table:table-cell>
          <table:table-cell office:value-type="float" office:value="1.8669570684433" calcext:value-type="float">
            <text:p>1.8669570684433</text:p>
          </table:table-cell>
        </table:table-row>
        <table:table-row table:style-name="ro1">
          <table:table-cell office:value-type="float" office:value="5.31168831168831" calcext:value-type="float">
            <text:p>5.31168831168831</text:p>
          </table:table-cell>
          <table:table-cell office:value-type="float" office:value="1.69002187252045" calcext:value-type="float">
            <text:p>1.69002187252045</text:p>
          </table:table-cell>
        </table:table-row>
        <table:table-row table:style-name="ro1">
          <table:table-cell office:value-type="float" office:value="5.32467532467533" calcext:value-type="float">
            <text:p>5.32467532467533</text:p>
          </table:table-cell>
          <table:table-cell office:value-type="float" office:value="1.73794543743134" calcext:value-type="float">
            <text:p>1.73794543743134</text:p>
          </table:table-cell>
        </table:table-row>
        <table:table-row table:style-name="ro1">
          <table:table-cell office:value-type="float" office:value="5.33766233766234" calcext:value-type="float">
            <text:p>5.33766233766234</text:p>
          </table:table-cell>
          <table:table-cell office:value-type="float" office:value="1.65818285942078" calcext:value-type="float">
            <text:p>1.65818285942078</text:p>
          </table:table-cell>
        </table:table-row>
        <table:table-row table:style-name="ro1">
          <table:table-cell office:value-type="float" office:value="5.35064935064935" calcext:value-type="float">
            <text:p>5.35064935064935</text:p>
          </table:table-cell>
          <table:table-cell office:value-type="float" office:value="1.7549741268158" calcext:value-type="float">
            <text:p>1.7549741268158</text:p>
          </table:table-cell>
        </table:table-row>
        <table:table-row table:style-name="ro1">
          <table:table-cell office:value-type="float" office:value="5.36363636363636" calcext:value-type="float">
            <text:p>5.36363636363636</text:p>
          </table:table-cell>
          <table:table-cell office:value-type="float" office:value="1.88577806949615" calcext:value-type="float">
            <text:p>1.88577806949615</text:p>
          </table:table-cell>
        </table:table-row>
        <table:table-row table:style-name="ro1">
          <table:table-cell office:value-type="float" office:value="5.37662337662338" calcext:value-type="float">
            <text:p>5.37662337662338</text:p>
          </table:table-cell>
          <table:table-cell office:value-type="float" office:value="1.93675637245178" calcext:value-type="float">
            <text:p>1.93675637245178</text:p>
          </table:table-cell>
        </table:table-row>
        <table:table-row table:style-name="ro1">
          <table:table-cell office:value-type="float" office:value="5.38961038961039" calcext:value-type="float">
            <text:p>5.38961038961039</text:p>
          </table:table-cell>
          <table:table-cell office:value-type="float" office:value="1.77384471893311" calcext:value-type="float">
            <text:p>1.77384471893311</text:p>
          </table:table-cell>
        </table:table-row>
        <table:table-row table:style-name="ro1">
          <table:table-cell office:value-type="float" office:value="5.4025974025974" calcext:value-type="float">
            <text:p>5.4025974025974</text:p>
          </table:table-cell>
          <table:table-cell office:value-type="float" office:value="1.91420948505402" calcext:value-type="float">
            <text:p>1.91420948505402</text:p>
          </table:table-cell>
        </table:table-row>
        <table:table-row table:style-name="ro1">
          <table:table-cell office:value-type="float" office:value="5.41558441558442" calcext:value-type="float">
            <text:p>5.41558441558442</text:p>
          </table:table-cell>
          <table:table-cell office:value-type="float" office:value="1.8390371799469" calcext:value-type="float">
            <text:p>1.8390371799469</text:p>
          </table:table-cell>
        </table:table-row>
        <table:table-row table:style-name="ro1">
          <table:table-cell office:value-type="float" office:value="5.42857142857143" calcext:value-type="float">
            <text:p>5.42857142857143</text:p>
          </table:table-cell>
          <table:table-cell office:value-type="float" office:value="1.78135073184967" calcext:value-type="float">
            <text:p>1.78135073184967</text:p>
          </table:table-cell>
        </table:table-row>
        <table:table-row table:style-name="ro1">
          <table:table-cell office:value-type="float" office:value="5.44155844155844" calcext:value-type="float">
            <text:p>5.44155844155844</text:p>
          </table:table-cell>
          <table:table-cell office:value-type="float" office:value="1.65992701053619" calcext:value-type="float">
            <text:p>1.65992701053619</text:p>
          </table:table-cell>
        </table:table-row>
        <table:table-row table:style-name="ro1">
          <table:table-cell office:value-type="float" office:value="5.45454545454545" calcext:value-type="float">
            <text:p>5.45454545454545</text:p>
          </table:table-cell>
          <table:table-cell office:value-type="float" office:value="1.62103748321533" calcext:value-type="float">
            <text:p>1.62103748321533</text:p>
          </table:table-cell>
        </table:table-row>
        <table:table-row table:style-name="ro1">
          <table:table-cell office:value-type="float" office:value="5.46753246753247" calcext:value-type="float">
            <text:p>5.46753246753247</text:p>
          </table:table-cell>
          <table:table-cell office:value-type="float" office:value="1.44566547870636" calcext:value-type="float">
            <text:p>1.44566547870636</text:p>
          </table:table-cell>
        </table:table-row>
        <table:table-row table:style-name="ro1">
          <table:table-cell office:value-type="float" office:value="5.48051948051948" calcext:value-type="float">
            <text:p>5.48051948051948</text:p>
          </table:table-cell>
          <table:table-cell office:value-type="float" office:value="1.74601805210114" calcext:value-type="float">
            <text:p>1.74601805210114</text:p>
          </table:table-cell>
        </table:table-row>
        <table:table-row table:style-name="ro1">
          <table:table-cell office:value-type="float" office:value="5.49350649350649" calcext:value-type="float">
            <text:p>5.49350649350649</text:p>
          </table:table-cell>
          <table:table-cell office:value-type="float" office:value="1.55494034290314" calcext:value-type="float">
            <text:p>1.55494034290314</text:p>
          </table:table-cell>
        </table:table-row>
        <table:table-row table:style-name="ro1">
          <table:table-cell office:value-type="float" office:value="5.50649350649351" calcext:value-type="float">
            <text:p>5.50649350649351</text:p>
          </table:table-cell>
          <table:table-cell office:value-type="float" office:value="1.67456316947937" calcext:value-type="float">
            <text:p>1.67456316947937</text:p>
          </table:table-cell>
        </table:table-row>
        <table:table-row table:style-name="ro1">
          <table:table-cell office:value-type="float" office:value="5.51948051948052" calcext:value-type="float">
            <text:p>5.51948051948052</text:p>
          </table:table-cell>
          <table:table-cell office:value-type="float" office:value="1.82332742214203" calcext:value-type="float">
            <text:p>1.82332742214203</text:p>
          </table:table-cell>
        </table:table-row>
        <table:table-row table:style-name="ro1">
          <table:table-cell office:value-type="float" office:value="5.53246753246753" calcext:value-type="float">
            <text:p>5.53246753246753</text:p>
          </table:table-cell>
          <table:table-cell office:value-type="float" office:value="1.62598478794098" calcext:value-type="float">
            <text:p>1.62598478794098</text:p>
          </table:table-cell>
        </table:table-row>
        <table:table-row table:style-name="ro1">
          <table:table-cell office:value-type="float" office:value="5.54545454545455" calcext:value-type="float">
            <text:p>5.54545454545455</text:p>
          </table:table-cell>
          <table:table-cell office:value-type="float" office:value="1.72523295879364" calcext:value-type="float">
            <text:p>1.72523295879364</text:p>
          </table:table-cell>
        </table:table-row>
        <table:table-row table:style-name="ro1">
          <table:table-cell office:value-type="float" office:value="5.55844155844156" calcext:value-type="float">
            <text:p>5.55844155844156</text:p>
          </table:table-cell>
          <table:table-cell office:value-type="float" office:value="1.76486456394196" calcext:value-type="float">
            <text:p>1.76486456394196</text:p>
          </table:table-cell>
        </table:table-row>
        <table:table-row table:style-name="ro1">
          <table:table-cell office:value-type="float" office:value="5.57142857142857" calcext:value-type="float">
            <text:p>5.57142857142857</text:p>
          </table:table-cell>
          <table:table-cell office:value-type="float" office:value="1.81839025020599" calcext:value-type="float">
            <text:p>1.81839025020599</text:p>
          </table:table-cell>
        </table:table-row>
        <table:table-row table:style-name="ro1">
          <table:table-cell office:value-type="float" office:value="5.58441558441558" calcext:value-type="float">
            <text:p>5.58441558441558</text:p>
          </table:table-cell>
          <table:table-cell office:value-type="float" office:value="2.07710599899292" calcext:value-type="float">
            <text:p>2.07710599899292</text:p>
          </table:table-cell>
        </table:table-row>
        <table:table-row table:style-name="ro1">
          <table:table-cell office:value-type="float" office:value="5.5974025974026" calcext:value-type="float">
            <text:p>5.5974025974026</text:p>
          </table:table-cell>
          <table:table-cell office:value-type="float" office:value="1.5172678232193" calcext:value-type="float">
            <text:p>1.5172678232193</text:p>
          </table:table-cell>
        </table:table-row>
        <table:table-row table:style-name="ro1">
          <table:table-cell office:value-type="float" office:value="5.61038961038961" calcext:value-type="float">
            <text:p>5.61038961038961</text:p>
          </table:table-cell>
          <table:table-cell office:value-type="float" office:value="1.66358804702759" calcext:value-type="float">
            <text:p>1.66358804702759</text:p>
          </table:table-cell>
        </table:table-row>
        <table:table-row table:style-name="ro1">
          <table:table-cell office:value-type="float" office:value="5.62337662337662" calcext:value-type="float">
            <text:p>5.62337662337662</text:p>
          </table:table-cell>
          <table:table-cell office:value-type="float" office:value="1.93125092983246" calcext:value-type="float">
            <text:p>1.93125092983246</text:p>
          </table:table-cell>
        </table:table-row>
        <table:table-row table:style-name="ro1">
          <table:table-cell office:value-type="float" office:value="5.63636363636364" calcext:value-type="float">
            <text:p>5.63636363636364</text:p>
          </table:table-cell>
          <table:table-cell office:value-type="float" office:value="1.50627756118774" calcext:value-type="float">
            <text:p>1.50627756118774</text:p>
          </table:table-cell>
        </table:table-row>
        <table:table-row table:style-name="ro1">
          <table:table-cell office:value-type="float" office:value="5.64935064935065" calcext:value-type="float">
            <text:p>5.64935064935065</text:p>
          </table:table-cell>
          <table:table-cell office:value-type="float" office:value="1.68763589859009" calcext:value-type="float">
            <text:p>1.68763589859009</text:p>
          </table:table-cell>
        </table:table-row>
        <table:table-row table:style-name="ro1">
          <table:table-cell office:value-type="float" office:value="5.66233766233766" calcext:value-type="float">
            <text:p>5.66233766233766</text:p>
          </table:table-cell>
          <table:table-cell office:value-type="float" office:value="1.60649085044861" calcext:value-type="float">
            <text:p>1.60649085044861</text:p>
          </table:table-cell>
        </table:table-row>
        <table:table-row table:style-name="ro1">
          <table:table-cell office:value-type="float" office:value="5.67532467532468" calcext:value-type="float">
            <text:p>5.67532467532468</text:p>
          </table:table-cell>
          <table:table-cell office:value-type="float" office:value="1.23876476287842" calcext:value-type="float">
            <text:p>1.23876476287842</text:p>
          </table:table-cell>
        </table:table-row>
        <table:table-row table:style-name="ro1">
          <table:table-cell office:value-type="float" office:value="5.68831168831169" calcext:value-type="float">
            <text:p>5.68831168831169</text:p>
          </table:table-cell>
          <table:table-cell office:value-type="float" office:value="1.70809328556061" calcext:value-type="float">
            <text:p>1.70809328556061</text:p>
          </table:table-cell>
        </table:table-row>
        <table:table-row table:style-name="ro1">
          <table:table-cell office:value-type="float" office:value="5.7012987012987" calcext:value-type="float">
            <text:p>5.7012987012987</text:p>
          </table:table-cell>
          <table:table-cell office:value-type="float" office:value="1.54471552371979" calcext:value-type="float">
            <text:p>1.54471552371979</text:p>
          </table:table-cell>
        </table:table-row>
        <table:table-row table:style-name="ro1">
          <table:table-cell office:value-type="float" office:value="5.71428571428571" calcext:value-type="float">
            <text:p>5.71428571428571</text:p>
          </table:table-cell>
          <table:table-cell office:value-type="float" office:value="1.59975898265839" calcext:value-type="float">
            <text:p>1.59975898265839</text:p>
          </table:table-cell>
        </table:table-row>
        <table:table-row table:style-name="ro1">
          <table:table-cell office:value-type="float" office:value="5.72727272727273" calcext:value-type="float">
            <text:p>5.72727272727273</text:p>
          </table:table-cell>
          <table:table-cell office:value-type="float" office:value="1.81205153465271" calcext:value-type="float">
            <text:p>1.81205153465271</text:p>
          </table:table-cell>
        </table:table-row>
        <table:table-row table:style-name="ro1">
          <table:table-cell office:value-type="float" office:value="5.74025974025974" calcext:value-type="float">
            <text:p>5.74025974025974</text:p>
          </table:table-cell>
          <table:table-cell office:value-type="float" office:value="1.62526094913483" calcext:value-type="float">
            <text:p>1.62526094913483</text:p>
          </table:table-cell>
        </table:table-row>
        <table:table-row table:style-name="ro1">
          <table:table-cell office:value-type="float" office:value="5.75324675324675" calcext:value-type="float">
            <text:p>5.75324675324675</text:p>
          </table:table-cell>
          <table:table-cell office:value-type="float" office:value="1.44750666618347" calcext:value-type="float">
            <text:p>1.44750666618347</text:p>
          </table:table-cell>
        </table:table-row>
        <table:table-row table:style-name="ro1">
          <table:table-cell office:value-type="float" office:value="5.76623376623377" calcext:value-type="float">
            <text:p>5.76623376623377</text:p>
          </table:table-cell>
          <table:table-cell office:value-type="float" office:value="1.54904520511627" calcext:value-type="float">
            <text:p>1.54904520511627</text:p>
          </table:table-cell>
        </table:table-row>
        <table:table-row table:style-name="ro1">
          <table:table-cell office:value-type="float" office:value="5.77922077922078" calcext:value-type="float">
            <text:p>5.77922077922078</text:p>
          </table:table-cell>
          <table:table-cell office:value-type="float" office:value="1.6143513917923" calcext:value-type="float">
            <text:p>1.6143513917923</text:p>
          </table:table-cell>
        </table:table-row>
        <table:table-row table:style-name="ro1">
          <table:table-cell office:value-type="float" office:value="5.79220779220779" calcext:value-type="float">
            <text:p>5.79220779220779</text:p>
          </table:table-cell>
          <table:table-cell office:value-type="float" office:value="1.53792071342468" calcext:value-type="float">
            <text:p>1.53792071342468</text:p>
          </table:table-cell>
        </table:table-row>
        <table:table-row table:style-name="ro1">
          <table:table-cell office:value-type="float" office:value="5.80519480519481" calcext:value-type="float">
            <text:p>5.80519480519481</text:p>
          </table:table-cell>
          <table:table-cell office:value-type="float" office:value="1.91851592063904" calcext:value-type="float">
            <text:p>1.91851592063904</text:p>
          </table:table-cell>
        </table:table-row>
        <table:table-row table:style-name="ro1">
          <table:table-cell office:value-type="float" office:value="5.81818181818182" calcext:value-type="float">
            <text:p>5.81818181818182</text:p>
          </table:table-cell>
          <table:table-cell office:value-type="float" office:value="1.54849028587341" calcext:value-type="float">
            <text:p>1.54849028587341</text:p>
          </table:table-cell>
        </table:table-row>
        <table:table-row table:style-name="ro1">
          <table:table-cell office:value-type="float" office:value="5.83116883116883" calcext:value-type="float">
            <text:p>5.83116883116883</text:p>
          </table:table-cell>
          <table:table-cell office:value-type="float" office:value="1.85898518562317" calcext:value-type="float">
            <text:p>1.85898518562317</text:p>
          </table:table-cell>
        </table:table-row>
        <table:table-row table:style-name="ro1">
          <table:table-cell office:value-type="float" office:value="5.84415584415584" calcext:value-type="float">
            <text:p>5.84415584415584</text:p>
          </table:table-cell>
          <table:table-cell office:value-type="float" office:value="1.75435876846313" calcext:value-type="float">
            <text:p>1.75435876846313</text:p>
          </table:table-cell>
        </table:table-row>
        <table:table-row table:style-name="ro1">
          <table:table-cell office:value-type="float" office:value="5.85714285714286" calcext:value-type="float">
            <text:p>5.85714285714286</text:p>
          </table:table-cell>
          <table:table-cell office:value-type="float" office:value="1.55007028579712" calcext:value-type="float">
            <text:p>1.55007028579712</text:p>
          </table:table-cell>
        </table:table-row>
        <table:table-row table:style-name="ro1">
          <table:table-cell office:value-type="float" office:value="5.87012987012987" calcext:value-type="float">
            <text:p>5.87012987012987</text:p>
          </table:table-cell>
          <table:table-cell office:value-type="float" office:value="1.797043800354" calcext:value-type="float">
            <text:p>1.797043800354</text:p>
          </table:table-cell>
        </table:table-row>
        <table:table-row table:style-name="ro1">
          <table:table-cell office:value-type="float" office:value="5.88311688311688" calcext:value-type="float">
            <text:p>5.88311688311688</text:p>
          </table:table-cell>
          <table:table-cell office:value-type="float" office:value="1.52962350845337" calcext:value-type="float">
            <text:p>1.52962350845337</text:p>
          </table:table-cell>
        </table:table-row>
        <table:table-row table:style-name="ro1">
          <table:table-cell office:value-type="float" office:value="5.8961038961039" calcext:value-type="float">
            <text:p>5.8961038961039</text:p>
          </table:table-cell>
          <table:table-cell office:value-type="float" office:value="1.81336009502411" calcext:value-type="float">
            <text:p>1.81336009502411</text:p>
          </table:table-cell>
        </table:table-row>
        <table:table-row table:style-name="ro1">
          <table:table-cell office:value-type="float" office:value="5.90909090909091" calcext:value-type="float">
            <text:p>5.90909090909091</text:p>
          </table:table-cell>
          <table:table-cell office:value-type="float" office:value="1.86566376686096" calcext:value-type="float">
            <text:p>1.86566376686096</text:p>
          </table:table-cell>
        </table:table-row>
        <table:table-row table:style-name="ro1">
          <table:table-cell office:value-type="float" office:value="5.92207792207792" calcext:value-type="float">
            <text:p>5.92207792207792</text:p>
          </table:table-cell>
          <table:table-cell office:value-type="float" office:value="1.3764261007309" calcext:value-type="float">
            <text:p>1.3764261007309</text:p>
          </table:table-cell>
        </table:table-row>
        <table:table-row table:style-name="ro1">
          <table:table-cell office:value-type="float" office:value="5.93506493506494" calcext:value-type="float">
            <text:p>5.93506493506494</text:p>
          </table:table-cell>
          <table:table-cell office:value-type="float" office:value="1.73794794082642" calcext:value-type="float">
            <text:p>1.73794794082642</text:p>
          </table:table-cell>
        </table:table-row>
        <table:table-row table:style-name="ro1">
          <table:table-cell office:value-type="float" office:value="5.94805194805195" calcext:value-type="float">
            <text:p>5.94805194805195</text:p>
          </table:table-cell>
          <table:table-cell office:value-type="float" office:value="1.60184681415558" calcext:value-type="float">
            <text:p>1.60184681415558</text:p>
          </table:table-cell>
        </table:table-row>
        <table:table-row table:style-name="ro1">
          <table:table-cell office:value-type="float" office:value="5.96103896103896" calcext:value-type="float">
            <text:p>5.96103896103896</text:p>
          </table:table-cell>
          <table:table-cell office:value-type="float" office:value="1.33511483669281" calcext:value-type="float">
            <text:p>1.33511483669281</text:p>
          </table:table-cell>
        </table:table-row>
        <table:table-row table:style-name="ro1">
          <table:table-cell office:value-type="float" office:value="5.97402597402597" calcext:value-type="float">
            <text:p>5.97402597402597</text:p>
          </table:table-cell>
          <table:table-cell office:value-type="float" office:value="1.45497369766235" calcext:value-type="float">
            <text:p>1.45497369766235</text:p>
          </table:table-cell>
        </table:table-row>
        <table:table-row table:style-name="ro1">
          <table:table-cell office:value-type="float" office:value="5.98701298701299" calcext:value-type="float">
            <text:p>5.98701298701299</text:p>
          </table:table-cell>
          <table:table-cell office:value-type="float" office:value="1.58156764507294" calcext:value-type="float">
            <text:p>1.58156764507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865124464035" calcext:value-type="float">
            <text:p>1.5865124464035</text:p>
          </table:table-cell>
        </table:table-row>
        <table:table-row table:style-name="ro1">
          <table:table-cell office:value-type="float" office:value="6.01298701298701" calcext:value-type="float">
            <text:p>6.01298701298701</text:p>
          </table:table-cell>
          <table:table-cell office:value-type="float" office:value="1.46084356307983" calcext:value-type="float">
            <text:p>1.46084356307983</text:p>
          </table:table-cell>
        </table:table-row>
        <table:table-row table:style-name="ro1">
          <table:table-cell office:value-type="float" office:value="6.02597402597403" calcext:value-type="float">
            <text:p>6.02597402597403</text:p>
          </table:table-cell>
          <table:table-cell office:value-type="float" office:value="1.5945360660553" calcext:value-type="float">
            <text:p>1.5945360660553</text:p>
          </table:table-cell>
        </table:table-row>
        <table:table-row table:style-name="ro1">
          <table:table-cell office:value-type="float" office:value="6.03896103896104" calcext:value-type="float">
            <text:p>6.03896103896104</text:p>
          </table:table-cell>
          <table:table-cell office:value-type="float" office:value="1.52533662319183" calcext:value-type="float">
            <text:p>1.52533662319183</text:p>
          </table:table-cell>
        </table:table-row>
        <table:table-row table:style-name="ro1">
          <table:table-cell office:value-type="float" office:value="6.05194805194805" calcext:value-type="float">
            <text:p>6.05194805194805</text:p>
          </table:table-cell>
          <table:table-cell office:value-type="float" office:value="1.61033356189728" calcext:value-type="float">
            <text:p>1.61033356189728</text:p>
          </table:table-cell>
        </table:table-row>
        <table:table-row table:style-name="ro1">
          <table:table-cell office:value-type="float" office:value="6.06493506493506" calcext:value-type="float">
            <text:p>6.06493506493506</text:p>
          </table:table-cell>
          <table:table-cell office:value-type="float" office:value="1.50105094909668" calcext:value-type="float">
            <text:p>1.50105094909668</text:p>
          </table:table-cell>
        </table:table-row>
        <table:table-row table:style-name="ro1">
          <table:table-cell office:value-type="float" office:value="6.07792207792208" calcext:value-type="float">
            <text:p>6.07792207792208</text:p>
          </table:table-cell>
          <table:table-cell office:value-type="float" office:value="1.6816178560257" calcext:value-type="float">
            <text:p>1.6816178560257</text:p>
          </table:table-cell>
        </table:table-row>
        <table:table-row table:style-name="ro1">
          <table:table-cell office:value-type="float" office:value="6.09090909090909" calcext:value-type="float">
            <text:p>6.09090909090909</text:p>
          </table:table-cell>
          <table:table-cell office:value-type="float" office:value="1.38023257255554" calcext:value-type="float">
            <text:p>1.38023257255554</text:p>
          </table:table-cell>
        </table:table-row>
        <table:table-row table:style-name="ro1">
          <table:table-cell office:value-type="float" office:value="6.1038961038961" calcext:value-type="float">
            <text:p>6.1038961038961</text:p>
          </table:table-cell>
          <table:table-cell office:value-type="float" office:value="1.31034481525421" calcext:value-type="float">
            <text:p>1.31034481525421</text:p>
          </table:table-cell>
        </table:table-row>
        <table:table-row table:style-name="ro1">
          <table:table-cell office:value-type="float" office:value="6.11688311688312" calcext:value-type="float">
            <text:p>6.11688311688312</text:p>
          </table:table-cell>
          <table:table-cell office:value-type="float" office:value="1.53646266460419" calcext:value-type="float">
            <text:p>1.53646266460419</text:p>
          </table:table-cell>
        </table:table-row>
        <table:table-row table:style-name="ro1">
          <table:table-cell office:value-type="float" office:value="6.12987012987013" calcext:value-type="float">
            <text:p>6.12987012987013</text:p>
          </table:table-cell>
          <table:table-cell office:value-type="float" office:value="1.4800032377243" calcext:value-type="float">
            <text:p>1.4800032377243</text:p>
          </table:table-cell>
        </table:table-row>
        <table:table-row table:style-name="ro1">
          <table:table-cell office:value-type="float" office:value="6.14285714285714" calcext:value-type="float">
            <text:p>6.14285714285714</text:p>
          </table:table-cell>
          <table:table-cell office:value-type="float" office:value="1.67286336421967" calcext:value-type="float">
            <text:p>1.67286336421967</text:p>
          </table:table-cell>
        </table:table-row>
        <table:table-row table:style-name="ro1">
          <table:table-cell office:value-type="float" office:value="6.15584415584416" calcext:value-type="float">
            <text:p>6.15584415584416</text:p>
          </table:table-cell>
          <table:table-cell office:value-type="float" office:value="1.43058753013611" calcext:value-type="float">
            <text:p>1.43058753013611</text:p>
          </table:table-cell>
        </table:table-row>
        <table:table-row table:style-name="ro1">
          <table:table-cell office:value-type="float" office:value="6.16883116883117" calcext:value-type="float">
            <text:p>6.16883116883117</text:p>
          </table:table-cell>
          <table:table-cell office:value-type="float" office:value="1.43527734279633" calcext:value-type="float">
            <text:p>1.43527734279633</text:p>
          </table:table-cell>
        </table:table-row>
        <table:table-row table:style-name="ro1">
          <table:table-cell office:value-type="float" office:value="6.18181818181818" calcext:value-type="float">
            <text:p>6.18181818181818</text:p>
          </table:table-cell>
          <table:table-cell office:value-type="float" office:value="1.64207863807678" calcext:value-type="float">
            <text:p>1.64207863807678</text:p>
          </table:table-cell>
        </table:table-row>
        <table:table-row table:style-name="ro1">
          <table:table-cell office:value-type="float" office:value="6.1948051948052" calcext:value-type="float">
            <text:p>6.1948051948052</text:p>
          </table:table-cell>
          <table:table-cell office:value-type="float" office:value="1.43415069580078" calcext:value-type="float">
            <text:p>1.43415069580078</text:p>
          </table:table-cell>
        </table:table-row>
        <table:table-row table:style-name="ro1">
          <table:table-cell office:value-type="float" office:value="6.20779220779221" calcext:value-type="float">
            <text:p>6.20779220779221</text:p>
          </table:table-cell>
          <table:table-cell office:value-type="float" office:value="1.38858830928803" calcext:value-type="float">
            <text:p>1.38858830928803</text:p>
          </table:table-cell>
        </table:table-row>
        <table:table-row table:style-name="ro1">
          <table:table-cell office:value-type="float" office:value="6.22077922077922" calcext:value-type="float">
            <text:p>6.22077922077922</text:p>
          </table:table-cell>
          <table:table-cell office:value-type="float" office:value="1.73882150650024" calcext:value-type="float">
            <text:p>1.73882150650024</text:p>
          </table:table-cell>
        </table:table-row>
        <table:table-row table:style-name="ro1">
          <table:table-cell office:value-type="float" office:value="6.23376623376623" calcext:value-type="float">
            <text:p>6.23376623376623</text:p>
          </table:table-cell>
          <table:table-cell office:value-type="float" office:value="1.31298351287842" calcext:value-type="float">
            <text:p>1.31298351287842</text:p>
          </table:table-cell>
        </table:table-row>
        <table:table-row table:style-name="ro1">
          <table:table-cell office:value-type="float" office:value="6.24675324675325" calcext:value-type="float">
            <text:p>6.24675324675325</text:p>
          </table:table-cell>
          <table:table-cell office:value-type="float" office:value="1.24960029125214" calcext:value-type="float">
            <text:p>1.24960029125214</text:p>
          </table:table-cell>
        </table:table-row>
        <table:table-row table:style-name="ro1">
          <table:table-cell office:value-type="float" office:value="6.25974025974026" calcext:value-type="float">
            <text:p>6.25974025974026</text:p>
          </table:table-cell>
          <table:table-cell office:value-type="float" office:value="1.50408518314362" calcext:value-type="float">
            <text:p>1.50408518314362</text:p>
          </table:table-cell>
        </table:table-row>
        <table:table-row table:style-name="ro1">
          <table:table-cell office:value-type="float" office:value="6.27272727272727" calcext:value-type="float">
            <text:p>6.27272727272727</text:p>
          </table:table-cell>
          <table:table-cell office:value-type="float" office:value="1.55413377285004" calcext:value-type="float">
            <text:p>1.55413377285004</text:p>
          </table:table-cell>
        </table:table-row>
        <table:table-row table:style-name="ro1">
          <table:table-cell office:value-type="float" office:value="6.28571428571429" calcext:value-type="float">
            <text:p>6.28571428571429</text:p>
          </table:table-cell>
          <table:table-cell office:value-type="float" office:value="1.62114906311035" calcext:value-type="float">
            <text:p>1.62114906311035</text:p>
          </table:table-cell>
        </table:table-row>
        <table:table-row table:style-name="ro1">
          <table:table-cell office:value-type="float" office:value="6.2987012987013" calcext:value-type="float">
            <text:p>6.2987012987013</text:p>
          </table:table-cell>
          <table:table-cell office:value-type="float" office:value="1.69869554042816" calcext:value-type="float">
            <text:p>1.69869554042816</text:p>
          </table:table-cell>
        </table:table-row>
        <table:table-row table:style-name="ro1">
          <table:table-cell office:value-type="float" office:value="6.31168831168831" calcext:value-type="float">
            <text:p>6.31168831168831</text:p>
          </table:table-cell>
          <table:table-cell office:value-type="float" office:value="1.49758434295654" calcext:value-type="float">
            <text:p>1.49758434295654</text:p>
          </table:table-cell>
        </table:table-row>
        <table:table-row table:style-name="ro1">
          <table:table-cell office:value-type="float" office:value="6.32467532467533" calcext:value-type="float">
            <text:p>6.32467532467533</text:p>
          </table:table-cell>
          <table:table-cell office:value-type="float" office:value="1.51689338684082" calcext:value-type="float">
            <text:p>1.51689338684082</text:p>
          </table:table-cell>
        </table:table-row>
        <table:table-row table:style-name="ro1">
          <table:table-cell office:value-type="float" office:value="6.33766233766234" calcext:value-type="float">
            <text:p>6.33766233766234</text:p>
          </table:table-cell>
          <table:table-cell office:value-type="float" office:value="1.41779386997223" calcext:value-type="float">
            <text:p>1.41779386997223</text:p>
          </table:table-cell>
        </table:table-row>
        <table:table-row table:style-name="ro1">
          <table:table-cell office:value-type="float" office:value="6.35064935064935" calcext:value-type="float">
            <text:p>6.35064935064935</text:p>
          </table:table-cell>
          <table:table-cell office:value-type="float" office:value="1.62729358673096" calcext:value-type="float">
            <text:p>1.62729358673096</text:p>
          </table:table-cell>
        </table:table-row>
        <table:table-row table:style-name="ro1">
          <table:table-cell office:value-type="float" office:value="6.36363636363636" calcext:value-type="float">
            <text:p>6.36363636363636</text:p>
          </table:table-cell>
          <table:table-cell office:value-type="float" office:value="1.94225859642029" calcext:value-type="float">
            <text:p>1.94225859642029</text:p>
          </table:table-cell>
        </table:table-row>
        <table:table-row table:style-name="ro1">
          <table:table-cell office:value-type="float" office:value="6.37662337662338" calcext:value-type="float">
            <text:p>6.37662337662338</text:p>
          </table:table-cell>
          <table:table-cell office:value-type="float" office:value="1.56214284896851" calcext:value-type="float">
            <text:p>1.56214284896851</text:p>
          </table:table-cell>
        </table:table-row>
        <table:table-row table:style-name="ro1">
          <table:table-cell office:value-type="float" office:value="6.38961038961039" calcext:value-type="float">
            <text:p>6.38961038961039</text:p>
          </table:table-cell>
          <table:table-cell office:value-type="float" office:value="1.4550154209137" calcext:value-type="float">
            <text:p>1.4550154209137</text:p>
          </table:table-cell>
        </table:table-row>
        <table:table-row table:style-name="ro1">
          <table:table-cell office:value-type="float" office:value="6.4025974025974" calcext:value-type="float">
            <text:p>6.4025974025974</text:p>
          </table:table-cell>
          <table:table-cell office:value-type="float" office:value="1.69780588150024" calcext:value-type="float">
            <text:p>1.69780588150024</text:p>
          </table:table-cell>
        </table:table-row>
        <table:table-row table:style-name="ro1">
          <table:table-cell office:value-type="float" office:value="6.41558441558442" calcext:value-type="float">
            <text:p>6.41558441558442</text:p>
          </table:table-cell>
          <table:table-cell office:value-type="float" office:value="1.52963483333588" calcext:value-type="float">
            <text:p>1.52963483333588</text:p>
          </table:table-cell>
        </table:table-row>
        <table:table-row table:style-name="ro1">
          <table:table-cell office:value-type="float" office:value="6.42857142857143" calcext:value-type="float">
            <text:p>6.42857142857143</text:p>
          </table:table-cell>
          <table:table-cell office:value-type="float" office:value="1.60825526714325" calcext:value-type="float">
            <text:p>1.60825526714325</text:p>
          </table:table-cell>
        </table:table-row>
        <table:table-row table:style-name="ro1">
          <table:table-cell office:value-type="float" office:value="6.44155844155844" calcext:value-type="float">
            <text:p>6.44155844155844</text:p>
          </table:table-cell>
          <table:table-cell office:value-type="float" office:value="1.66671538352966" calcext:value-type="float">
            <text:p>1.66671538352966</text:p>
          </table:table-cell>
        </table:table-row>
        <table:table-row table:style-name="ro1">
          <table:table-cell office:value-type="float" office:value="6.45454545454545" calcext:value-type="float">
            <text:p>6.45454545454545</text:p>
          </table:table-cell>
          <table:table-cell office:value-type="float" office:value="1.60181093215942" calcext:value-type="float">
            <text:p>1.60181093215942</text:p>
          </table:table-cell>
        </table:table-row>
        <table:table-row table:style-name="ro1">
          <table:table-cell office:value-type="float" office:value="6.46753246753247" calcext:value-type="float">
            <text:p>6.46753246753247</text:p>
          </table:table-cell>
          <table:table-cell office:value-type="float" office:value="1.72727274894714" calcext:value-type="float">
            <text:p>1.72727274894714</text:p>
          </table:table-cell>
        </table:table-row>
        <table:table-row table:style-name="ro1">
          <table:table-cell office:value-type="float" office:value="6.48051948051948" calcext:value-type="float">
            <text:p>6.48051948051948</text:p>
          </table:table-cell>
          <table:table-cell office:value-type="float" office:value="1.5654536485672" calcext:value-type="float">
            <text:p>1.5654536485672</text:p>
          </table:table-cell>
        </table:table-row>
        <table:table-row table:style-name="ro1">
          <table:table-cell office:value-type="float" office:value="6.49350649350649" calcext:value-type="float">
            <text:p>6.49350649350649</text:p>
          </table:table-cell>
          <table:table-cell office:value-type="float" office:value="1.51821506023407" calcext:value-type="float">
            <text:p>1.51821506023407</text:p>
          </table:table-cell>
        </table:table-row>
        <table:table-row table:style-name="ro1">
          <table:table-cell office:value-type="float" office:value="6.50649350649351" calcext:value-type="float">
            <text:p>6.50649350649351</text:p>
          </table:table-cell>
          <table:table-cell office:value-type="float" office:value="1.50826394557953" calcext:value-type="float">
            <text:p>1.50826394557953</text:p>
          </table:table-cell>
        </table:table-row>
        <table:table-row table:style-name="ro1">
          <table:table-cell office:value-type="float" office:value="6.51948051948052" calcext:value-type="float">
            <text:p>6.51948051948052</text:p>
          </table:table-cell>
          <table:table-cell office:value-type="float" office:value="1.8112199306488" calcext:value-type="float">
            <text:p>1.8112199306488</text:p>
          </table:table-cell>
        </table:table-row>
        <table:table-row table:style-name="ro1">
          <table:table-cell office:value-type="float" office:value="6.53246753246753" calcext:value-type="float">
            <text:p>6.53246753246753</text:p>
          </table:table-cell>
          <table:table-cell office:value-type="float" office:value="1.67938578128815" calcext:value-type="float">
            <text:p>1.67938578128815</text:p>
          </table:table-cell>
        </table:table-row>
        <table:table-row table:style-name="ro1">
          <table:table-cell office:value-type="float" office:value="6.54545454545455" calcext:value-type="float">
            <text:p>6.54545454545455</text:p>
          </table:table-cell>
          <table:table-cell office:value-type="float" office:value="1.46754550933838" calcext:value-type="float">
            <text:p>1.46754550933838</text:p>
          </table:table-cell>
        </table:table-row>
        <table:table-row table:style-name="ro1">
          <table:table-cell office:value-type="float" office:value="6.55844155844156" calcext:value-type="float">
            <text:p>6.55844155844156</text:p>
          </table:table-cell>
          <table:table-cell office:value-type="float" office:value="1.40995442867279" calcext:value-type="float">
            <text:p>1.40995442867279</text:p>
          </table:table-cell>
        </table:table-row>
        <table:table-row table:style-name="ro1">
          <table:table-cell office:value-type="float" office:value="6.57142857142857" calcext:value-type="float">
            <text:p>6.57142857142857</text:p>
          </table:table-cell>
          <table:table-cell office:value-type="float" office:value="1.45447897911072" calcext:value-type="float">
            <text:p>1.45447897911072</text:p>
          </table:table-cell>
        </table:table-row>
        <table:table-row table:style-name="ro1">
          <table:table-cell office:value-type="float" office:value="6.58441558441558" calcext:value-type="float">
            <text:p>6.58441558441558</text:p>
          </table:table-cell>
          <table:table-cell office:value-type="float" office:value="1.4987576007843" calcext:value-type="float">
            <text:p>1.4987576007843</text:p>
          </table:table-cell>
        </table:table-row>
        <table:table-row table:style-name="ro1">
          <table:table-cell office:value-type="float" office:value="6.5974025974026" calcext:value-type="float">
            <text:p>6.5974025974026</text:p>
          </table:table-cell>
          <table:table-cell office:value-type="float" office:value="1.43624079227448" calcext:value-type="float">
            <text:p>1.43624079227448</text:p>
          </table:table-cell>
        </table:table-row>
        <table:table-row table:style-name="ro1">
          <table:table-cell office:value-type="float" office:value="6.61038961038961" calcext:value-type="float">
            <text:p>6.61038961038961</text:p>
          </table:table-cell>
          <table:table-cell office:value-type="float" office:value="1.50282382965088" calcext:value-type="float">
            <text:p>1.50282382965088</text:p>
          </table:table-cell>
        </table:table-row>
        <table:table-row table:style-name="ro1">
          <table:table-cell office:value-type="float" office:value="6.62337662337662" calcext:value-type="float">
            <text:p>6.62337662337662</text:p>
          </table:table-cell>
          <table:table-cell office:value-type="float" office:value="1.46667242050171" calcext:value-type="float">
            <text:p>1.46667242050171</text:p>
          </table:table-cell>
        </table:table-row>
        <table:table-row table:style-name="ro1">
          <table:table-cell office:value-type="float" office:value="6.63636363636364" calcext:value-type="float">
            <text:p>6.63636363636364</text:p>
          </table:table-cell>
          <table:table-cell office:value-type="float" office:value="1.5233781337738" calcext:value-type="float">
            <text:p>1.5233781337738</text:p>
          </table:table-cell>
        </table:table-row>
        <table:table-row table:style-name="ro1">
          <table:table-cell office:value-type="float" office:value="6.64935064935065" calcext:value-type="float">
            <text:p>6.64935064935065</text:p>
          </table:table-cell>
          <table:table-cell office:value-type="float" office:value="1.6887811422348" calcext:value-type="float">
            <text:p>1.6887811422348</text:p>
          </table:table-cell>
        </table:table-row>
        <table:table-row table:style-name="ro1">
          <table:table-cell office:value-type="float" office:value="6.66233766233766" calcext:value-type="float">
            <text:p>6.66233766233766</text:p>
          </table:table-cell>
          <table:table-cell office:value-type="float" office:value="1.60002255439758" calcext:value-type="float">
            <text:p>1.60002255439758</text:p>
          </table:table-cell>
        </table:table-row>
        <table:table-row table:style-name="ro1">
          <table:table-cell office:value-type="float" office:value="6.67532467532468" calcext:value-type="float">
            <text:p>6.67532467532468</text:p>
          </table:table-cell>
          <table:table-cell office:value-type="float" office:value="1.46143293380737" calcext:value-type="float">
            <text:p>1.46143293380737</text:p>
          </table:table-cell>
        </table:table-row>
        <table:table-row table:style-name="ro1">
          <table:table-cell office:value-type="float" office:value="6.68831168831169" calcext:value-type="float">
            <text:p>6.68831168831169</text:p>
          </table:table-cell>
          <table:table-cell office:value-type="float" office:value="1.99489486217499" calcext:value-type="float">
            <text:p>1.99489486217499</text:p>
          </table:table-cell>
        </table:table-row>
        <table:table-row table:style-name="ro1">
          <table:table-cell office:value-type="float" office:value="6.7012987012987" calcext:value-type="float">
            <text:p>6.7012987012987</text:p>
          </table:table-cell>
          <table:table-cell office:value-type="float" office:value="1.75977063179016" calcext:value-type="float">
            <text:p>1.75977063179016</text:p>
          </table:table-cell>
        </table:table-row>
        <table:table-row table:style-name="ro1">
          <table:table-cell office:value-type="float" office:value="6.71428571428571" calcext:value-type="float">
            <text:p>6.71428571428571</text:p>
          </table:table-cell>
          <table:table-cell office:value-type="float" office:value="1.73711895942688" calcext:value-type="float">
            <text:p>1.73711895942688</text:p>
          </table:table-cell>
        </table:table-row>
        <table:table-row table:style-name="ro1">
          <table:table-cell office:value-type="float" office:value="6.72727272727273" calcext:value-type="float">
            <text:p>6.72727272727273</text:p>
          </table:table-cell>
          <table:table-cell office:value-type="float" office:value="1.61538863182068" calcext:value-type="float">
            <text:p>1.61538863182068</text:p>
          </table:table-cell>
        </table:table-row>
        <table:table-row table:style-name="ro1">
          <table:table-cell office:value-type="float" office:value="6.74025974025974" calcext:value-type="float">
            <text:p>6.74025974025974</text:p>
          </table:table-cell>
          <table:table-cell office:value-type="float" office:value="1.89178240299225" calcext:value-type="float">
            <text:p>1.89178240299225</text:p>
          </table:table-cell>
        </table:table-row>
        <table:table-row table:style-name="ro1">
          <table:table-cell office:value-type="float" office:value="6.75324675324675" calcext:value-type="float">
            <text:p>6.75324675324675</text:p>
          </table:table-cell>
          <table:table-cell office:value-type="float" office:value="1.47677004337311" calcext:value-type="float">
            <text:p>1.47677004337311</text:p>
          </table:table-cell>
        </table:table-row>
        <table:table-row table:style-name="ro1">
          <table:table-cell office:value-type="float" office:value="6.76623376623377" calcext:value-type="float">
            <text:p>6.76623376623377</text:p>
          </table:table-cell>
          <table:table-cell office:value-type="float" office:value="1.9548145532608" calcext:value-type="float">
            <text:p>1.9548145532608</text:p>
          </table:table-cell>
        </table:table-row>
        <table:table-row table:style-name="ro1">
          <table:table-cell office:value-type="float" office:value="6.77922077922078" calcext:value-type="float">
            <text:p>6.77922077922078</text:p>
          </table:table-cell>
          <table:table-cell office:value-type="float" office:value="1.6392525434494" calcext:value-type="float">
            <text:p>1.6392525434494</text:p>
          </table:table-cell>
        </table:table-row>
        <table:table-row table:style-name="ro1">
          <table:table-cell office:value-type="float" office:value="6.79220779220779" calcext:value-type="float">
            <text:p>6.79220779220779</text:p>
          </table:table-cell>
          <table:table-cell office:value-type="float" office:value="1.55220890045166" calcext:value-type="float">
            <text:p>1.55220890045166</text:p>
          </table:table-cell>
        </table:table-row>
        <table:table-row table:style-name="ro1">
          <table:table-cell office:value-type="float" office:value="6.80519480519481" calcext:value-type="float">
            <text:p>6.80519480519481</text:p>
          </table:table-cell>
          <table:table-cell office:value-type="float" office:value="1.49474835395813" calcext:value-type="float">
            <text:p>1.49474835395813</text:p>
          </table:table-cell>
        </table:table-row>
        <table:table-row table:style-name="ro1">
          <table:table-cell office:value-type="float" office:value="6.81818181818182" calcext:value-type="float">
            <text:p>6.81818181818182</text:p>
          </table:table-cell>
          <table:table-cell office:value-type="float" office:value="1.66946244239807" calcext:value-type="float">
            <text:p>1.66946244239807</text:p>
          </table:table-cell>
        </table:table-row>
        <table:table-row table:style-name="ro1">
          <table:table-cell office:value-type="float" office:value="6.83116883116883" calcext:value-type="float">
            <text:p>6.83116883116883</text:p>
          </table:table-cell>
          <table:table-cell office:value-type="float" office:value="1.44366753101349" calcext:value-type="float">
            <text:p>1.44366753101349</text:p>
          </table:table-cell>
        </table:table-row>
        <table:table-row table:style-name="ro1">
          <table:table-cell office:value-type="float" office:value="6.84415584415584" calcext:value-type="float">
            <text:p>6.84415584415584</text:p>
          </table:table-cell>
          <table:table-cell office:value-type="float" office:value="1.5068187713623" calcext:value-type="float">
            <text:p>1.5068187713623</text:p>
          </table:table-cell>
        </table:table-row>
        <table:table-row table:style-name="ro1">
          <table:table-cell office:value-type="float" office:value="6.85714285714286" calcext:value-type="float">
            <text:p>6.85714285714286</text:p>
          </table:table-cell>
          <table:table-cell office:value-type="float" office:value="1.59875059127808" calcext:value-type="float">
            <text:p>1.59875059127808</text:p>
          </table:table-cell>
        </table:table-row>
        <table:table-row table:style-name="ro1">
          <table:table-cell office:value-type="float" office:value="6.87012987012987" calcext:value-type="float">
            <text:p>6.87012987012987</text:p>
          </table:table-cell>
          <table:table-cell office:value-type="float" office:value="1.60752987861633" calcext:value-type="float">
            <text:p>1.60752987861633</text:p>
          </table:table-cell>
        </table:table-row>
        <table:table-row table:style-name="ro1">
          <table:table-cell office:value-type="float" office:value="6.88311688311688" calcext:value-type="float">
            <text:p>6.88311688311688</text:p>
          </table:table-cell>
          <table:table-cell office:value-type="float" office:value="1.86169958114624" calcext:value-type="float">
            <text:p>1.86169958114624</text:p>
          </table:table-cell>
        </table:table-row>
        <table:table-row table:style-name="ro1">
          <table:table-cell office:value-type="float" office:value="6.8961038961039" calcext:value-type="float">
            <text:p>6.8961038961039</text:p>
          </table:table-cell>
          <table:table-cell office:value-type="float" office:value="1.52172291278839" calcext:value-type="float">
            <text:p>1.52172291278839</text:p>
          </table:table-cell>
        </table:table-row>
        <table:table-row table:style-name="ro1">
          <table:table-cell office:value-type="float" office:value="6.90909090909091" calcext:value-type="float">
            <text:p>6.90909090909091</text:p>
          </table:table-cell>
          <table:table-cell office:value-type="float" office:value="1.35816442966461" calcext:value-type="float">
            <text:p>1.35816442966461</text:p>
          </table:table-cell>
        </table:table-row>
        <table:table-row table:style-name="ro1">
          <table:table-cell office:value-type="float" office:value="6.92207792207792" calcext:value-type="float">
            <text:p>6.92207792207792</text:p>
          </table:table-cell>
          <table:table-cell office:value-type="float" office:value="1.39733505249023" calcext:value-type="float">
            <text:p>1.39733505249023</text:p>
          </table:table-cell>
        </table:table-row>
        <table:table-row table:style-name="ro1">
          <table:table-cell office:value-type="float" office:value="6.93506493506494" calcext:value-type="float">
            <text:p>6.93506493506494</text:p>
          </table:table-cell>
          <table:table-cell office:value-type="float" office:value="1.53454768657684" calcext:value-type="float">
            <text:p>1.53454768657684</text:p>
          </table:table-cell>
        </table:table-row>
        <table:table-row table:style-name="ro1">
          <table:table-cell office:value-type="float" office:value="6.94805194805195" calcext:value-type="float">
            <text:p>6.94805194805195</text:p>
          </table:table-cell>
          <table:table-cell office:value-type="float" office:value="1.6163957118988" calcext:value-type="float">
            <text:p>1.6163957118988</text:p>
          </table:table-cell>
        </table:table-row>
        <table:table-row table:style-name="ro1">
          <table:table-cell office:value-type="float" office:value="6.96103896103896" calcext:value-type="float">
            <text:p>6.96103896103896</text:p>
          </table:table-cell>
          <table:table-cell office:value-type="float" office:value="1.53892695903778" calcext:value-type="float">
            <text:p>1.53892695903778</text:p>
          </table:table-cell>
        </table:table-row>
        <table:table-row table:style-name="ro1">
          <table:table-cell office:value-type="float" office:value="6.97402597402597" calcext:value-type="float">
            <text:p>6.97402597402597</text:p>
          </table:table-cell>
          <table:table-cell office:value-type="float" office:value="1.72169661521912" calcext:value-type="float">
            <text:p>1.72169661521912</text:p>
          </table:table-cell>
        </table:table-row>
        <table:table-row table:style-name="ro1">
          <table:table-cell office:value-type="float" office:value="6.98701298701299" calcext:value-type="float">
            <text:p>6.98701298701299</text:p>
          </table:table-cell>
          <table:table-cell office:value-type="float" office:value="1.59148502349854" calcext:value-type="float">
            <text:p>1.591485023498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1852650642395" calcext:value-type="float">
            <text:p>1.81852650642395</text:p>
          </table:table-cell>
        </table:table-row>
        <table:table-row table:style-name="ro1">
          <table:table-cell office:value-type="float" office:value="7.01298701298701" calcext:value-type="float">
            <text:p>7.01298701298701</text:p>
          </table:table-cell>
          <table:table-cell office:value-type="float" office:value="1.94797039031982" calcext:value-type="float">
            <text:p>1.94797039031982</text:p>
          </table:table-cell>
        </table:table-row>
        <table:table-row table:style-name="ro1">
          <table:table-cell office:value-type="float" office:value="7.02597402597403" calcext:value-type="float">
            <text:p>7.02597402597403</text:p>
          </table:table-cell>
          <table:table-cell office:value-type="float" office:value="1.57911157608032" calcext:value-type="float">
            <text:p>1.57911157608032</text:p>
          </table:table-cell>
        </table:table-row>
        <table:table-row table:style-name="ro1">
          <table:table-cell office:value-type="float" office:value="7.03896103896104" calcext:value-type="float">
            <text:p>7.03896103896104</text:p>
          </table:table-cell>
          <table:table-cell office:value-type="float" office:value="1.4040812253952" calcext:value-type="float">
            <text:p>1.4040812253952</text:p>
          </table:table-cell>
        </table:table-row>
        <table:table-row table:style-name="ro1">
          <table:table-cell office:value-type="float" office:value="7.05194805194805" calcext:value-type="float">
            <text:p>7.05194805194805</text:p>
          </table:table-cell>
          <table:table-cell office:value-type="float" office:value="1.48247182369232" calcext:value-type="float">
            <text:p>1.48247182369232</text:p>
          </table:table-cell>
        </table:table-row>
        <table:table-row table:style-name="ro1">
          <table:table-cell office:value-type="float" office:value="7.06493506493506" calcext:value-type="float">
            <text:p>7.06493506493506</text:p>
          </table:table-cell>
          <table:table-cell office:value-type="float" office:value="1.48401129245758" calcext:value-type="float">
            <text:p>1.48401129245758</text:p>
          </table:table-cell>
        </table:table-row>
        <table:table-row table:style-name="ro1">
          <table:table-cell office:value-type="float" office:value="7.07792207792208" calcext:value-type="float">
            <text:p>7.07792207792208</text:p>
          </table:table-cell>
          <table:table-cell office:value-type="float" office:value="1.80043351650238" calcext:value-type="float">
            <text:p>1.80043351650238</text:p>
          </table:table-cell>
        </table:table-row>
        <table:table-row table:style-name="ro1">
          <table:table-cell office:value-type="float" office:value="7.09090909090909" calcext:value-type="float">
            <text:p>7.09090909090909</text:p>
          </table:table-cell>
          <table:table-cell office:value-type="float" office:value="1.39949226379395" calcext:value-type="float">
            <text:p>1.39949226379395</text:p>
          </table:table-cell>
        </table:table-row>
        <table:table-row table:style-name="ro1">
          <table:table-cell office:value-type="float" office:value="7.1038961038961" calcext:value-type="float">
            <text:p>7.1038961038961</text:p>
          </table:table-cell>
          <table:table-cell office:value-type="float" office:value="1.55662107467651" calcext:value-type="float">
            <text:p>1.55662107467651</text:p>
          </table:table-cell>
        </table:table-row>
        <table:table-row table:style-name="ro1">
          <table:table-cell office:value-type="float" office:value="7.11688311688312" calcext:value-type="float">
            <text:p>7.11688311688312</text:p>
          </table:table-cell>
          <table:table-cell office:value-type="float" office:value="1.41856968402863" calcext:value-type="float">
            <text:p>1.41856968402863</text:p>
          </table:table-cell>
        </table:table-row>
        <table:table-row table:style-name="ro1">
          <table:table-cell office:value-type="float" office:value="7.12987012987013" calcext:value-type="float">
            <text:p>7.12987012987013</text:p>
          </table:table-cell>
          <table:table-cell office:value-type="float" office:value="1.38212013244629" calcext:value-type="float">
            <text:p>1.38212013244629</text:p>
          </table:table-cell>
        </table:table-row>
        <table:table-row table:style-name="ro1">
          <table:table-cell office:value-type="float" office:value="7.14285714285714" calcext:value-type="float">
            <text:p>7.14285714285714</text:p>
          </table:table-cell>
          <table:table-cell office:value-type="float" office:value="1.22716653347015" calcext:value-type="float">
            <text:p>1.22716653347015</text:p>
          </table:table-cell>
        </table:table-row>
        <table:table-row table:style-name="ro1">
          <table:table-cell office:value-type="float" office:value="7.15584415584416" calcext:value-type="float">
            <text:p>7.15584415584416</text:p>
          </table:table-cell>
          <table:table-cell office:value-type="float" office:value="1.69625103473663" calcext:value-type="float">
            <text:p>1.69625103473663</text:p>
          </table:table-cell>
        </table:table-row>
        <table:table-row table:style-name="ro1">
          <table:table-cell office:value-type="float" office:value="7.16883116883117" calcext:value-type="float">
            <text:p>7.16883116883117</text:p>
          </table:table-cell>
          <table:table-cell office:value-type="float" office:value="1.49700152873993" calcext:value-type="float">
            <text:p>1.49700152873993</text:p>
          </table:table-cell>
        </table:table-row>
        <table:table-row table:style-name="ro1">
          <table:table-cell office:value-type="float" office:value="7.18181818181818" calcext:value-type="float">
            <text:p>7.18181818181818</text:p>
          </table:table-cell>
          <table:table-cell office:value-type="float" office:value="1.37346994876862" calcext:value-type="float">
            <text:p>1.37346994876862</text:p>
          </table:table-cell>
        </table:table-row>
        <table:table-row table:style-name="ro1">
          <table:table-cell office:value-type="float" office:value="7.1948051948052" calcext:value-type="float">
            <text:p>7.1948051948052</text:p>
          </table:table-cell>
          <table:table-cell office:value-type="float" office:value="1.31778037548065" calcext:value-type="float">
            <text:p>1.31778037548065</text:p>
          </table:table-cell>
        </table:table-row>
        <table:table-row table:style-name="ro1">
          <table:table-cell office:value-type="float" office:value="7.20779220779221" calcext:value-type="float">
            <text:p>7.20779220779221</text:p>
          </table:table-cell>
          <table:table-cell office:value-type="float" office:value="1.52090334892273" calcext:value-type="float">
            <text:p>1.52090334892273</text:p>
          </table:table-cell>
        </table:table-row>
        <table:table-row table:style-name="ro1">
          <table:table-cell office:value-type="float" office:value="7.22077922077922" calcext:value-type="float">
            <text:p>7.22077922077922</text:p>
          </table:table-cell>
          <table:table-cell office:value-type="float" office:value="1.38172900676727" calcext:value-type="float">
            <text:p>1.38172900676727</text:p>
          </table:table-cell>
        </table:table-row>
        <table:table-row table:style-name="ro1">
          <table:table-cell office:value-type="float" office:value="7.23376623376623" calcext:value-type="float">
            <text:p>7.23376623376623</text:p>
          </table:table-cell>
          <table:table-cell office:value-type="float" office:value="1.78060817718506" calcext:value-type="float">
            <text:p>1.78060817718506</text:p>
          </table:table-cell>
        </table:table-row>
        <table:table-row table:style-name="ro1">
          <table:table-cell office:value-type="float" office:value="7.24675324675325" calcext:value-type="float">
            <text:p>7.24675324675325</text:p>
          </table:table-cell>
          <table:table-cell office:value-type="float" office:value="1.4443473815918" calcext:value-type="float">
            <text:p>1.4443473815918</text:p>
          </table:table-cell>
        </table:table-row>
        <table:table-row table:style-name="ro1">
          <table:table-cell office:value-type="float" office:value="7.25974025974026" calcext:value-type="float">
            <text:p>7.25974025974026</text:p>
          </table:table-cell>
          <table:table-cell office:value-type="float" office:value="1.57185983657837" calcext:value-type="float">
            <text:p>1.57185983657837</text:p>
          </table:table-cell>
        </table:table-row>
        <table:table-row table:style-name="ro1">
          <table:table-cell office:value-type="float" office:value="7.27272727272727" calcext:value-type="float">
            <text:p>7.27272727272727</text:p>
          </table:table-cell>
          <table:table-cell office:value-type="float" office:value="1.478062748909" calcext:value-type="float">
            <text:p>1.478062748909</text:p>
          </table:table-cell>
        </table:table-row>
        <table:table-row table:style-name="ro1">
          <table:table-cell office:value-type="float" office:value="7.28571428571429" calcext:value-type="float">
            <text:p>7.28571428571429</text:p>
          </table:table-cell>
          <table:table-cell office:value-type="float" office:value="1.45333421230316" calcext:value-type="float">
            <text:p>1.45333421230316</text:p>
          </table:table-cell>
        </table:table-row>
        <table:table-row table:style-name="ro1">
          <table:table-cell office:value-type="float" office:value="7.2987012987013" calcext:value-type="float">
            <text:p>7.2987012987013</text:p>
          </table:table-cell>
          <table:table-cell office:value-type="float" office:value="1.56344926357269" calcext:value-type="float">
            <text:p>1.56344926357269</text:p>
          </table:table-cell>
        </table:table-row>
        <table:table-row table:style-name="ro1">
          <table:table-cell office:value-type="float" office:value="7.31168831168831" calcext:value-type="float">
            <text:p>7.31168831168831</text:p>
          </table:table-cell>
          <table:table-cell office:value-type="float" office:value="1.55032646656036" calcext:value-type="float">
            <text:p>1.55032646656036</text:p>
          </table:table-cell>
        </table:table-row>
        <table:table-row table:style-name="ro1">
          <table:table-cell office:value-type="float" office:value="7.32467532467533" calcext:value-type="float">
            <text:p>7.32467532467533</text:p>
          </table:table-cell>
          <table:table-cell office:value-type="float" office:value="1.31592583656311" calcext:value-type="float">
            <text:p>1.31592583656311</text:p>
          </table:table-cell>
        </table:table-row>
        <table:table-row table:style-name="ro1">
          <table:table-cell office:value-type="float" office:value="7.33766233766234" calcext:value-type="float">
            <text:p>7.33766233766234</text:p>
          </table:table-cell>
          <table:table-cell office:value-type="float" office:value="1.53245282173157" calcext:value-type="float">
            <text:p>1.53245282173157</text:p>
          </table:table-cell>
        </table:table-row>
        <table:table-row table:style-name="ro1">
          <table:table-cell office:value-type="float" office:value="7.35064935064935" calcext:value-type="float">
            <text:p>7.35064935064935</text:p>
          </table:table-cell>
          <table:table-cell office:value-type="float" office:value="1.44038653373718" calcext:value-type="float">
            <text:p>1.44038653373718</text:p>
          </table:table-cell>
        </table:table-row>
        <table:table-row table:style-name="ro1">
          <table:table-cell office:value-type="float" office:value="7.36363636363636" calcext:value-type="float">
            <text:p>7.36363636363636</text:p>
          </table:table-cell>
          <table:table-cell office:value-type="float" office:value="1.33881998062134" calcext:value-type="float">
            <text:p>1.33881998062134</text:p>
          </table:table-cell>
        </table:table-row>
        <table:table-row table:style-name="ro1">
          <table:table-cell office:value-type="float" office:value="7.37662337662338" calcext:value-type="float">
            <text:p>7.37662337662338</text:p>
          </table:table-cell>
          <table:table-cell office:value-type="float" office:value="1.61313617229462" calcext:value-type="float">
            <text:p>1.61313617229462</text:p>
          </table:table-cell>
        </table:table-row>
        <table:table-row table:style-name="ro1">
          <table:table-cell office:value-type="float" office:value="7.38961038961039" calcext:value-type="float">
            <text:p>7.38961038961039</text:p>
          </table:table-cell>
          <table:table-cell office:value-type="float" office:value="1.40688943862915" calcext:value-type="float">
            <text:p>1.40688943862915</text:p>
          </table:table-cell>
        </table:table-row>
        <table:table-row table:style-name="ro1">
          <table:table-cell office:value-type="float" office:value="7.4025974025974" calcext:value-type="float">
            <text:p>7.4025974025974</text:p>
          </table:table-cell>
          <table:table-cell office:value-type="float" office:value="1.30435991287231" calcext:value-type="float">
            <text:p>1.30435991287231</text:p>
          </table:table-cell>
        </table:table-row>
        <table:table-row table:style-name="ro1">
          <table:table-cell office:value-type="float" office:value="7.41558441558442" calcext:value-type="float">
            <text:p>7.41558441558442</text:p>
          </table:table-cell>
          <table:table-cell office:value-type="float" office:value="1.31175899505615" calcext:value-type="float">
            <text:p>1.31175899505615</text:p>
          </table:table-cell>
        </table:table-row>
        <table:table-row table:style-name="ro1">
          <table:table-cell office:value-type="float" office:value="7.42857142857143" calcext:value-type="float">
            <text:p>7.42857142857143</text:p>
          </table:table-cell>
          <table:table-cell office:value-type="float" office:value="1.83951413631439" calcext:value-type="float">
            <text:p>1.83951413631439</text:p>
          </table:table-cell>
        </table:table-row>
        <table:table-row table:style-name="ro1">
          <table:table-cell office:value-type="float" office:value="7.44155844155844" calcext:value-type="float">
            <text:p>7.44155844155844</text:p>
          </table:table-cell>
          <table:table-cell office:value-type="float" office:value="1.43844485282898" calcext:value-type="float">
            <text:p>1.43844485282898</text:p>
          </table:table-cell>
        </table:table-row>
        <table:table-row table:style-name="ro1">
          <table:table-cell office:value-type="float" office:value="7.45454545454545" calcext:value-type="float">
            <text:p>7.45454545454545</text:p>
          </table:table-cell>
          <table:table-cell office:value-type="float" office:value="1.42779755592346" calcext:value-type="float">
            <text:p>1.42779755592346</text:p>
          </table:table-cell>
        </table:table-row>
        <table:table-row table:style-name="ro1">
          <table:table-cell office:value-type="float" office:value="7.46753246753247" calcext:value-type="float">
            <text:p>7.46753246753247</text:p>
          </table:table-cell>
          <table:table-cell office:value-type="float" office:value="1.15562617778778" calcext:value-type="float">
            <text:p>1.15562617778778</text:p>
          </table:table-cell>
        </table:table-row>
        <table:table-row table:style-name="ro1">
          <table:table-cell office:value-type="float" office:value="7.48051948051948" calcext:value-type="float">
            <text:p>7.48051948051948</text:p>
          </table:table-cell>
          <table:table-cell office:value-type="float" office:value="1.3566929101944" calcext:value-type="float">
            <text:p>1.3566929101944</text:p>
          </table:table-cell>
        </table:table-row>
        <table:table-row table:style-name="ro1">
          <table:table-cell office:value-type="float" office:value="7.49350649350649" calcext:value-type="float">
            <text:p>7.49350649350649</text:p>
          </table:table-cell>
          <table:table-cell office:value-type="float" office:value="1.61563503742218" calcext:value-type="float">
            <text:p>1.61563503742218</text:p>
          </table:table-cell>
        </table:table-row>
        <table:table-row table:style-name="ro1">
          <table:table-cell office:value-type="float" office:value="7.50649350649351" calcext:value-type="float">
            <text:p>7.50649350649351</text:p>
          </table:table-cell>
          <table:table-cell office:value-type="float" office:value="1.41662454605103" calcext:value-type="float">
            <text:p>1.41662454605103</text:p>
          </table:table-cell>
        </table:table-row>
        <table:table-row table:style-name="ro1">
          <table:table-cell office:value-type="float" office:value="7.51948051948052" calcext:value-type="float">
            <text:p>7.51948051948052</text:p>
          </table:table-cell>
          <table:table-cell office:value-type="float" office:value="1.1269496679306" calcext:value-type="float">
            <text:p>1.1269496679306</text:p>
          </table:table-cell>
        </table:table-row>
        <table:table-row table:style-name="ro1">
          <table:table-cell office:value-type="float" office:value="7.53246753246753" calcext:value-type="float">
            <text:p>7.53246753246753</text:p>
          </table:table-cell>
          <table:table-cell office:value-type="float" office:value="1.44837272167206" calcext:value-type="float">
            <text:p>1.44837272167206</text:p>
          </table:table-cell>
        </table:table-row>
        <table:table-row table:style-name="ro1">
          <table:table-cell office:value-type="float" office:value="7.54545454545455" calcext:value-type="float">
            <text:p>7.54545454545455</text:p>
          </table:table-cell>
          <table:table-cell office:value-type="float" office:value="1.45773732662201" calcext:value-type="float">
            <text:p>1.45773732662201</text:p>
          </table:table-cell>
        </table:table-row>
        <table:table-row table:style-name="ro1">
          <table:table-cell office:value-type="float" office:value="7.55844155844156" calcext:value-type="float">
            <text:p>7.55844155844156</text:p>
          </table:table-cell>
          <table:table-cell office:value-type="float" office:value="1.50048172473907" calcext:value-type="float">
            <text:p>1.50048172473907</text:p>
          </table:table-cell>
        </table:table-row>
        <table:table-row table:style-name="ro1">
          <table:table-cell office:value-type="float" office:value="7.57142857142857" calcext:value-type="float">
            <text:p>7.57142857142857</text:p>
          </table:table-cell>
          <table:table-cell office:value-type="float" office:value="1.45147311687469" calcext:value-type="float">
            <text:p>1.45147311687469</text:p>
          </table:table-cell>
        </table:table-row>
        <table:table-row table:style-name="ro1">
          <table:table-cell office:value-type="float" office:value="7.58441558441558" calcext:value-type="float">
            <text:p>7.58441558441558</text:p>
          </table:table-cell>
          <table:table-cell office:value-type="float" office:value="1.18013465404511" calcext:value-type="float">
            <text:p>1.18013465404511</text:p>
          </table:table-cell>
        </table:table-row>
        <table:table-row table:style-name="ro1">
          <table:table-cell office:value-type="float" office:value="7.5974025974026" calcext:value-type="float">
            <text:p>7.5974025974026</text:p>
          </table:table-cell>
          <table:table-cell office:value-type="float" office:value="1.33757436275482" calcext:value-type="float">
            <text:p>1.33757436275482</text:p>
          </table:table-cell>
        </table:table-row>
        <table:table-row table:style-name="ro1">
          <table:table-cell office:value-type="float" office:value="7.61038961038961" calcext:value-type="float">
            <text:p>7.61038961038961</text:p>
          </table:table-cell>
          <table:table-cell office:value-type="float" office:value="1.30539214611053" calcext:value-type="float">
            <text:p>1.30539214611053</text:p>
          </table:table-cell>
        </table:table-row>
        <table:table-row table:style-name="ro1">
          <table:table-cell office:value-type="float" office:value="7.62337662337662" calcext:value-type="float">
            <text:p>7.62337662337662</text:p>
          </table:table-cell>
          <table:table-cell office:value-type="float" office:value="1.28820276260376" calcext:value-type="float">
            <text:p>1.28820276260376</text:p>
          </table:table-cell>
        </table:table-row>
        <table:table-row table:style-name="ro1">
          <table:table-cell office:value-type="float" office:value="7.63636363636364" calcext:value-type="float">
            <text:p>7.63636363636364</text:p>
          </table:table-cell>
          <table:table-cell office:value-type="float" office:value="1.23583519458771" calcext:value-type="float">
            <text:p>1.23583519458771</text:p>
          </table:table-cell>
        </table:table-row>
        <table:table-row table:style-name="ro1">
          <table:table-cell office:value-type="float" office:value="7.64935064935065" calcext:value-type="float">
            <text:p>7.64935064935065</text:p>
          </table:table-cell>
          <table:table-cell office:value-type="float" office:value="1.30192089080811" calcext:value-type="float">
            <text:p>1.30192089080811</text:p>
          </table:table-cell>
        </table:table-row>
        <table:table-row table:style-name="ro1">
          <table:table-cell office:value-type="float" office:value="7.66233766233766" calcext:value-type="float">
            <text:p>7.66233766233766</text:p>
          </table:table-cell>
          <table:table-cell office:value-type="float" office:value="1.19553816318512" calcext:value-type="float">
            <text:p>1.19553816318512</text:p>
          </table:table-cell>
        </table:table-row>
        <table:table-row table:style-name="ro1">
          <table:table-cell office:value-type="float" office:value="7.67532467532468" calcext:value-type="float">
            <text:p>7.67532467532468</text:p>
          </table:table-cell>
          <table:table-cell office:value-type="float" office:value="1.10346293449402" calcext:value-type="float">
            <text:p>1.10346293449402</text:p>
          </table:table-cell>
        </table:table-row>
        <table:table-row table:style-name="ro1">
          <table:table-cell office:value-type="float" office:value="7.68831168831169" calcext:value-type="float">
            <text:p>7.68831168831169</text:p>
          </table:table-cell>
          <table:table-cell office:value-type="float" office:value="1.57454979419708" calcext:value-type="float">
            <text:p>1.57454979419708</text:p>
          </table:table-cell>
        </table:table-row>
        <table:table-row table:style-name="ro1">
          <table:table-cell office:value-type="float" office:value="7.7012987012987" calcext:value-type="float">
            <text:p>7.7012987012987</text:p>
          </table:table-cell>
          <table:table-cell office:value-type="float" office:value="1.48306727409363" calcext:value-type="float">
            <text:p>1.48306727409363</text:p>
          </table:table-cell>
        </table:table-row>
        <table:table-row table:style-name="ro1">
          <table:table-cell office:value-type="float" office:value="7.71428571428571" calcext:value-type="float">
            <text:p>7.71428571428571</text:p>
          </table:table-cell>
          <table:table-cell office:value-type="float" office:value="1.29357767105103" calcext:value-type="float">
            <text:p>1.29357767105103</text:p>
          </table:table-cell>
        </table:table-row>
        <table:table-row table:style-name="ro1">
          <table:table-cell office:value-type="float" office:value="7.72727272727273" calcext:value-type="float">
            <text:p>7.72727272727273</text:p>
          </table:table-cell>
          <table:table-cell office:value-type="float" office:value="1.46996569633484" calcext:value-type="float">
            <text:p>1.46996569633484</text:p>
          </table:table-cell>
        </table:table-row>
        <table:table-row table:style-name="ro1">
          <table:table-cell office:value-type="float" office:value="7.74025974025974" calcext:value-type="float">
            <text:p>7.74025974025974</text:p>
          </table:table-cell>
          <table:table-cell office:value-type="float" office:value="1.45087349414825" calcext:value-type="float">
            <text:p>1.45087349414825</text:p>
          </table:table-cell>
        </table:table-row>
        <table:table-row table:style-name="ro1">
          <table:table-cell office:value-type="float" office:value="7.75324675324675" calcext:value-type="float">
            <text:p>7.75324675324675</text:p>
          </table:table-cell>
          <table:table-cell office:value-type="float" office:value="1.40970540046692" calcext:value-type="float">
            <text:p>1.40970540046692</text:p>
          </table:table-cell>
        </table:table-row>
        <table:table-row table:style-name="ro1">
          <table:table-cell office:value-type="float" office:value="7.76623376623377" calcext:value-type="float">
            <text:p>7.76623376623377</text:p>
          </table:table-cell>
          <table:table-cell office:value-type="float" office:value="1.27845978736877" calcext:value-type="float">
            <text:p>1.27845978736877</text:p>
          </table:table-cell>
        </table:table-row>
        <table:table-row table:style-name="ro1">
          <table:table-cell office:value-type="float" office:value="7.77922077922078" calcext:value-type="float">
            <text:p>7.77922077922078</text:p>
          </table:table-cell>
          <table:table-cell office:value-type="float" office:value="1.38194835186005" calcext:value-type="float">
            <text:p>1.38194835186005</text:p>
          </table:table-cell>
        </table:table-row>
        <table:table-row table:style-name="ro1">
          <table:table-cell office:value-type="float" office:value="7.79220779220779" calcext:value-type="float">
            <text:p>7.79220779220779</text:p>
          </table:table-cell>
          <table:table-cell office:value-type="float" office:value="1.52288949489594" calcext:value-type="float">
            <text:p>1.52288949489594</text:p>
          </table:table-cell>
        </table:table-row>
        <table:table-row table:style-name="ro1">
          <table:table-cell office:value-type="float" office:value="7.80519480519481" calcext:value-type="float">
            <text:p>7.80519480519481</text:p>
          </table:table-cell>
          <table:table-cell office:value-type="float" office:value="1.35942757129669" calcext:value-type="float">
            <text:p>1.35942757129669</text:p>
          </table:table-cell>
        </table:table-row>
        <table:table-row table:style-name="ro1">
          <table:table-cell office:value-type="float" office:value="7.81818181818182" calcext:value-type="float">
            <text:p>7.81818181818182</text:p>
          </table:table-cell>
          <table:table-cell office:value-type="float" office:value="1.40659046173096" calcext:value-type="float">
            <text:p>1.40659046173096</text:p>
          </table:table-cell>
        </table:table-row>
        <table:table-row table:style-name="ro1">
          <table:table-cell office:value-type="float" office:value="7.83116883116883" calcext:value-type="float">
            <text:p>7.83116883116883</text:p>
          </table:table-cell>
          <table:table-cell office:value-type="float" office:value="1.38324046134949" calcext:value-type="float">
            <text:p>1.38324046134949</text:p>
          </table:table-cell>
        </table:table-row>
        <table:table-row table:style-name="ro1">
          <table:table-cell office:value-type="float" office:value="7.84415584415584" calcext:value-type="float">
            <text:p>7.84415584415584</text:p>
          </table:table-cell>
          <table:table-cell office:value-type="float" office:value="1.51555371284485" calcext:value-type="float">
            <text:p>1.51555371284485</text:p>
          </table:table-cell>
        </table:table-row>
        <table:table-row table:style-name="ro1">
          <table:table-cell office:value-type="float" office:value="7.85714285714286" calcext:value-type="float">
            <text:p>7.85714285714286</text:p>
          </table:table-cell>
          <table:table-cell office:value-type="float" office:value="1.31517064571381" calcext:value-type="float">
            <text:p>1.31517064571381</text:p>
          </table:table-cell>
        </table:table-row>
        <table:table-row table:style-name="ro1">
          <table:table-cell office:value-type="float" office:value="7.87012987012987" calcext:value-type="float">
            <text:p>7.87012987012987</text:p>
          </table:table-cell>
          <table:table-cell office:value-type="float" office:value="1.36549019813538" calcext:value-type="float">
            <text:p>1.36549019813538</text:p>
          </table:table-cell>
        </table:table-row>
        <table:table-row table:style-name="ro1">
          <table:table-cell office:value-type="float" office:value="7.88311688311688" calcext:value-type="float">
            <text:p>7.88311688311688</text:p>
          </table:table-cell>
          <table:table-cell office:value-type="float" office:value="1.25410568714142" calcext:value-type="float">
            <text:p>1.25410568714142</text:p>
          </table:table-cell>
        </table:table-row>
        <table:table-row table:style-name="ro1">
          <table:table-cell office:value-type="float" office:value="7.8961038961039" calcext:value-type="float">
            <text:p>7.8961038961039</text:p>
          </table:table-cell>
          <table:table-cell office:value-type="float" office:value="1.28366136550903" calcext:value-type="float">
            <text:p>1.28366136550903</text:p>
          </table:table-cell>
        </table:table-row>
        <table:table-row table:style-name="ro1">
          <table:table-cell office:value-type="float" office:value="7.90909090909091" calcext:value-type="float">
            <text:p>7.90909090909091</text:p>
          </table:table-cell>
          <table:table-cell office:value-type="float" office:value="1.32973861694336" calcext:value-type="float">
            <text:p>1.32973861694336</text:p>
          </table:table-cell>
        </table:table-row>
        <table:table-row table:style-name="ro1">
          <table:table-cell office:value-type="float" office:value="7.92207792207792" calcext:value-type="float">
            <text:p>7.92207792207792</text:p>
          </table:table-cell>
          <table:table-cell office:value-type="float" office:value="1.26838970184326" calcext:value-type="float">
            <text:p>1.26838970184326</text:p>
          </table:table-cell>
        </table:table-row>
        <table:table-row table:style-name="ro1">
          <table:table-cell office:value-type="float" office:value="7.93506493506494" calcext:value-type="float">
            <text:p>7.93506493506494</text:p>
          </table:table-cell>
          <table:table-cell office:value-type="float" office:value="1.3489385843277" calcext:value-type="float">
            <text:p>1.3489385843277</text:p>
          </table:table-cell>
        </table:table-row>
        <table:table-row table:style-name="ro1">
          <table:table-cell office:value-type="float" office:value="7.94805194805195" calcext:value-type="float">
            <text:p>7.94805194805195</text:p>
          </table:table-cell>
          <table:table-cell office:value-type="float" office:value="1.47167980670929" calcext:value-type="float">
            <text:p>1.47167980670929</text:p>
          </table:table-cell>
        </table:table-row>
        <table:table-row table:style-name="ro1">
          <table:table-cell office:value-type="float" office:value="7.96103896103896" calcext:value-type="float">
            <text:p>7.96103896103896</text:p>
          </table:table-cell>
          <table:table-cell office:value-type="float" office:value="1.45114696025848" calcext:value-type="float">
            <text:p>1.45114696025848</text:p>
          </table:table-cell>
        </table:table-row>
        <table:table-row table:style-name="ro1">
          <table:table-cell office:value-type="float" office:value="7.97402597402597" calcext:value-type="float">
            <text:p>7.97402597402597</text:p>
          </table:table-cell>
          <table:table-cell office:value-type="float" office:value="1.37126314640045" calcext:value-type="float">
            <text:p>1.37126314640045</text:p>
          </table:table-cell>
        </table:table-row>
        <table:table-row table:style-name="ro1">
          <table:table-cell office:value-type="float" office:value="7.98701298701299" calcext:value-type="float">
            <text:p>7.98701298701299</text:p>
          </table:table-cell>
          <table:table-cell office:value-type="float" office:value="1.35690546035767" calcext:value-type="float">
            <text:p>1.35690546035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600837469101" calcext:value-type="float">
            <text:p>1.5600837469101</text:p>
          </table:table-cell>
        </table:table-row>
        <table:table-row table:style-name="ro1">
          <table:table-cell office:value-type="float" office:value="8.01298701298701" calcext:value-type="float">
            <text:p>8.01298701298701</text:p>
          </table:table-cell>
          <table:table-cell office:value-type="float" office:value="1.31313228607178" calcext:value-type="float">
            <text:p>1.31313228607178</text:p>
          </table:table-cell>
        </table:table-row>
        <table:table-row table:style-name="ro1">
          <table:table-cell office:value-type="float" office:value="8.02597402597403" calcext:value-type="float">
            <text:p>8.02597402597403</text:p>
          </table:table-cell>
          <table:table-cell office:value-type="float" office:value="1.42766571044922" calcext:value-type="float">
            <text:p>1.42766571044922</text:p>
          </table:table-cell>
        </table:table-row>
        <table:table-row table:style-name="ro1">
          <table:table-cell office:value-type="float" office:value="8.03896103896104" calcext:value-type="float">
            <text:p>8.03896103896104</text:p>
          </table:table-cell>
          <table:table-cell office:value-type="float" office:value="1.53600561618805" calcext:value-type="float">
            <text:p>1.53600561618805</text:p>
          </table:table-cell>
        </table:table-row>
        <table:table-row table:style-name="ro1">
          <table:table-cell office:value-type="float" office:value="8.05194805194805" calcext:value-type="float">
            <text:p>8.05194805194805</text:p>
          </table:table-cell>
          <table:table-cell office:value-type="float" office:value="1.14020717144012" calcext:value-type="float">
            <text:p>1.14020717144012</text:p>
          </table:table-cell>
        </table:table-row>
        <table:table-row table:style-name="ro1">
          <table:table-cell office:value-type="float" office:value="8.06493506493507" calcext:value-type="float">
            <text:p>8.06493506493507</text:p>
          </table:table-cell>
          <table:table-cell office:value-type="float" office:value="1.32369160652161" calcext:value-type="float">
            <text:p>1.32369160652161</text:p>
          </table:table-cell>
        </table:table-row>
        <table:table-row table:style-name="ro1">
          <table:table-cell office:value-type="float" office:value="8.07792207792208" calcext:value-type="float">
            <text:p>8.07792207792208</text:p>
          </table:table-cell>
          <table:table-cell office:value-type="float" office:value="1.21989524364471" calcext:value-type="float">
            <text:p>1.21989524364471</text:p>
          </table:table-cell>
        </table:table-row>
        <table:table-row table:style-name="ro1">
          <table:table-cell office:value-type="float" office:value="8.09090909090909" calcext:value-type="float">
            <text:p>8.09090909090909</text:p>
          </table:table-cell>
          <table:table-cell office:value-type="float" office:value="1.40562903881073" calcext:value-type="float">
            <text:p>1.40562903881073</text:p>
          </table:table-cell>
        </table:table-row>
        <table:table-row table:style-name="ro1">
          <table:table-cell office:value-type="float" office:value="8.1038961038961" calcext:value-type="float">
            <text:p>8.1038961038961</text:p>
          </table:table-cell>
          <table:table-cell office:value-type="float" office:value="1.41864943504334" calcext:value-type="float">
            <text:p>1.41864943504334</text:p>
          </table:table-cell>
        </table:table-row>
        <table:table-row table:style-name="ro1">
          <table:table-cell office:value-type="float" office:value="8.11688311688312" calcext:value-type="float">
            <text:p>8.11688311688312</text:p>
          </table:table-cell>
          <table:table-cell office:value-type="float" office:value="1.50777125358582" calcext:value-type="float">
            <text:p>1.50777125358582</text:p>
          </table:table-cell>
        </table:table-row>
        <table:table-row table:style-name="ro1">
          <table:table-cell office:value-type="float" office:value="8.12987012987013" calcext:value-type="float">
            <text:p>8.12987012987013</text:p>
          </table:table-cell>
          <table:table-cell office:value-type="float" office:value="1.28064548969269" calcext:value-type="float">
            <text:p>1.28064548969269</text:p>
          </table:table-cell>
        </table:table-row>
        <table:table-row table:style-name="ro1">
          <table:table-cell office:value-type="float" office:value="8.14285714285714" calcext:value-type="float">
            <text:p>8.14285714285714</text:p>
          </table:table-cell>
          <table:table-cell office:value-type="float" office:value="1.39746260643005" calcext:value-type="float">
            <text:p>1.39746260643005</text:p>
          </table:table-cell>
        </table:table-row>
        <table:table-row table:style-name="ro1">
          <table:table-cell office:value-type="float" office:value="8.15584415584416" calcext:value-type="float">
            <text:p>8.15584415584416</text:p>
          </table:table-cell>
          <table:table-cell office:value-type="float" office:value="1.36512017250061" calcext:value-type="float">
            <text:p>1.36512017250061</text:p>
          </table:table-cell>
        </table:table-row>
        <table:table-row table:style-name="ro1">
          <table:table-cell office:value-type="float" office:value="8.16883116883117" calcext:value-type="float">
            <text:p>8.16883116883117</text:p>
          </table:table-cell>
          <table:table-cell office:value-type="float" office:value="1.4947921037674" calcext:value-type="float">
            <text:p>1.4947921037674</text:p>
          </table:table-cell>
        </table:table-row>
        <table:table-row table:style-name="ro1">
          <table:table-cell office:value-type="float" office:value="8.18181818181818" calcext:value-type="float">
            <text:p>8.18181818181818</text:p>
          </table:table-cell>
          <table:table-cell office:value-type="float" office:value="1.11492955684662" calcext:value-type="float">
            <text:p>1.11492955684662</text:p>
          </table:table-cell>
        </table:table-row>
        <table:table-row table:style-name="ro1">
          <table:table-cell office:value-type="float" office:value="8.1948051948052" calcext:value-type="float">
            <text:p>8.1948051948052</text:p>
          </table:table-cell>
          <table:table-cell office:value-type="float" office:value="1.41569399833679" calcext:value-type="float">
            <text:p>1.41569399833679</text:p>
          </table:table-cell>
        </table:table-row>
        <table:table-row table:style-name="ro1">
          <table:table-cell office:value-type="float" office:value="8.20779220779221" calcext:value-type="float">
            <text:p>8.20779220779221</text:p>
          </table:table-cell>
          <table:table-cell office:value-type="float" office:value="1.33720219135284" calcext:value-type="float">
            <text:p>1.33720219135284</text:p>
          </table:table-cell>
        </table:table-row>
        <table:table-row table:style-name="ro1">
          <table:table-cell office:value-type="float" office:value="8.22077922077922" calcext:value-type="float">
            <text:p>8.22077922077922</text:p>
          </table:table-cell>
          <table:table-cell office:value-type="float" office:value="1.17429769039154" calcext:value-type="float">
            <text:p>1.17429769039154</text:p>
          </table:table-cell>
        </table:table-row>
        <table:table-row table:style-name="ro1">
          <table:table-cell office:value-type="float" office:value="8.23376623376623" calcext:value-type="float">
            <text:p>8.23376623376623</text:p>
          </table:table-cell>
          <table:table-cell office:value-type="float" office:value="1.09628427028656" calcext:value-type="float">
            <text:p>1.09628427028656</text:p>
          </table:table-cell>
        </table:table-row>
        <table:table-row table:style-name="ro1">
          <table:table-cell office:value-type="float" office:value="8.24675324675325" calcext:value-type="float">
            <text:p>8.24675324675325</text:p>
          </table:table-cell>
          <table:table-cell office:value-type="float" office:value="1.47613310813904" calcext:value-type="float">
            <text:p>1.47613310813904</text:p>
          </table:table-cell>
        </table:table-row>
        <table:table-row table:style-name="ro1">
          <table:table-cell office:value-type="float" office:value="8.25974025974026" calcext:value-type="float">
            <text:p>8.25974025974026</text:p>
          </table:table-cell>
          <table:table-cell office:value-type="float" office:value="1.35950219631195" calcext:value-type="float">
            <text:p>1.35950219631195</text:p>
          </table:table-cell>
        </table:table-row>
        <table:table-row table:style-name="ro1">
          <table:table-cell office:value-type="float" office:value="8.27272727272727" calcext:value-type="float">
            <text:p>8.27272727272727</text:p>
          </table:table-cell>
          <table:table-cell office:value-type="float" office:value="1.35263788700104" calcext:value-type="float">
            <text:p>1.35263788700104</text:p>
          </table:table-cell>
        </table:table-row>
        <table:table-row table:style-name="ro1">
          <table:table-cell office:value-type="float" office:value="8.28571428571429" calcext:value-type="float">
            <text:p>8.28571428571429</text:p>
          </table:table-cell>
          <table:table-cell office:value-type="float" office:value="1.27594363689423" calcext:value-type="float">
            <text:p>1.27594363689423</text:p>
          </table:table-cell>
        </table:table-row>
        <table:table-row table:style-name="ro1">
          <table:table-cell office:value-type="float" office:value="8.2987012987013" calcext:value-type="float">
            <text:p>8.2987012987013</text:p>
          </table:table-cell>
          <table:table-cell office:value-type="float" office:value="1.34233641624451" calcext:value-type="float">
            <text:p>1.34233641624451</text:p>
          </table:table-cell>
        </table:table-row>
        <table:table-row table:style-name="ro1">
          <table:table-cell office:value-type="float" office:value="8.31168831168831" calcext:value-type="float">
            <text:p>8.31168831168831</text:p>
          </table:table-cell>
          <table:table-cell office:value-type="float" office:value="1.22468185424805" calcext:value-type="float">
            <text:p>1.22468185424805</text:p>
          </table:table-cell>
        </table:table-row>
        <table:table-row table:style-name="ro1">
          <table:table-cell office:value-type="float" office:value="8.32467532467532" calcext:value-type="float">
            <text:p>8.32467532467532</text:p>
          </table:table-cell>
          <table:table-cell office:value-type="float" office:value="1.40197837352753" calcext:value-type="float">
            <text:p>1.40197837352753</text:p>
          </table:table-cell>
        </table:table-row>
        <table:table-row table:style-name="ro1">
          <table:table-cell office:value-type="float" office:value="8.33766233766234" calcext:value-type="float">
            <text:p>8.33766233766234</text:p>
          </table:table-cell>
          <table:table-cell office:value-type="float" office:value="1.43424129486084" calcext:value-type="float">
            <text:p>1.43424129486084</text:p>
          </table:table-cell>
        </table:table-row>
        <table:table-row table:style-name="ro1">
          <table:table-cell office:value-type="float" office:value="8.35064935064935" calcext:value-type="float">
            <text:p>8.35064935064935</text:p>
          </table:table-cell>
          <table:table-cell office:value-type="float" office:value="1.33681523799896" calcext:value-type="float">
            <text:p>1.33681523799896</text:p>
          </table:table-cell>
        </table:table-row>
        <table:table-row table:style-name="ro1">
          <table:table-cell office:value-type="float" office:value="8.36363636363636" calcext:value-type="float">
            <text:p>8.36363636363636</text:p>
          </table:table-cell>
          <table:table-cell office:value-type="float" office:value="1.26405513286591" calcext:value-type="float">
            <text:p>1.26405513286591</text:p>
          </table:table-cell>
        </table:table-row>
        <table:table-row table:style-name="ro1">
          <table:table-cell office:value-type="float" office:value="8.37662337662338" calcext:value-type="float">
            <text:p>8.37662337662338</text:p>
          </table:table-cell>
          <table:table-cell office:value-type="float" office:value="1.44539499282837" calcext:value-type="float">
            <text:p>1.44539499282837</text:p>
          </table:table-cell>
        </table:table-row>
        <table:table-row table:style-name="ro1">
          <table:table-cell office:value-type="float" office:value="8.38961038961039" calcext:value-type="float">
            <text:p>8.38961038961039</text:p>
          </table:table-cell>
          <table:table-cell office:value-type="float" office:value="1.43370854854584" calcext:value-type="float">
            <text:p>1.43370854854584</text:p>
          </table:table-cell>
        </table:table-row>
        <table:table-row table:style-name="ro1">
          <table:table-cell office:value-type="float" office:value="8.4025974025974" calcext:value-type="float">
            <text:p>8.4025974025974</text:p>
          </table:table-cell>
          <table:table-cell office:value-type="float" office:value="1.27872955799103" calcext:value-type="float">
            <text:p>1.27872955799103</text:p>
          </table:table-cell>
        </table:table-row>
        <table:table-row table:style-name="ro1">
          <table:table-cell office:value-type="float" office:value="8.41558441558442" calcext:value-type="float">
            <text:p>8.41558441558442</text:p>
          </table:table-cell>
          <table:table-cell office:value-type="float" office:value="1.22238409519196" calcext:value-type="float">
            <text:p>1.22238409519196</text:p>
          </table:table-cell>
        </table:table-row>
        <table:table-row table:style-name="ro1">
          <table:table-cell office:value-type="float" office:value="8.42857142857143" calcext:value-type="float">
            <text:p>8.42857142857143</text:p>
          </table:table-cell>
          <table:table-cell office:value-type="float" office:value="1.51655232906342" calcext:value-type="float">
            <text:p>1.51655232906342</text:p>
          </table:table-cell>
        </table:table-row>
        <table:table-row table:style-name="ro1">
          <table:table-cell office:value-type="float" office:value="8.44155844155844" calcext:value-type="float">
            <text:p>8.44155844155844</text:p>
          </table:table-cell>
          <table:table-cell office:value-type="float" office:value="1.15483963489532" calcext:value-type="float">
            <text:p>1.15483963489532</text:p>
          </table:table-cell>
        </table:table-row>
        <table:table-row table:style-name="ro1">
          <table:table-cell office:value-type="float" office:value="8.45454545454546" calcext:value-type="float">
            <text:p>8.45454545454546</text:p>
          </table:table-cell>
          <table:table-cell office:value-type="float" office:value="1.18101298809052" calcext:value-type="float">
            <text:p>1.18101298809052</text:p>
          </table:table-cell>
        </table:table-row>
        <table:table-row table:style-name="ro1">
          <table:table-cell office:value-type="float" office:value="8.46753246753247" calcext:value-type="float">
            <text:p>8.46753246753247</text:p>
          </table:table-cell>
          <table:table-cell office:value-type="float" office:value="1.26058006286621" calcext:value-type="float">
            <text:p>1.26058006286621</text:p>
          </table:table-cell>
        </table:table-row>
        <table:table-row table:style-name="ro1">
          <table:table-cell office:value-type="float" office:value="8.48051948051948" calcext:value-type="float">
            <text:p>8.48051948051948</text:p>
          </table:table-cell>
          <table:table-cell office:value-type="float" office:value="1.20569574832916" calcext:value-type="float">
            <text:p>1.20569574832916</text:p>
          </table:table-cell>
        </table:table-row>
        <table:table-row table:style-name="ro1">
          <table:table-cell office:value-type="float" office:value="8.49350649350649" calcext:value-type="float">
            <text:p>8.49350649350649</text:p>
          </table:table-cell>
          <table:table-cell office:value-type="float" office:value="1.4999532699585" calcext:value-type="float">
            <text:p>1.4999532699585</text:p>
          </table:table-cell>
        </table:table-row>
        <table:table-row table:style-name="ro1">
          <table:table-cell office:value-type="float" office:value="8.50649350649351" calcext:value-type="float">
            <text:p>8.50649350649351</text:p>
          </table:table-cell>
          <table:table-cell office:value-type="float" office:value="1.0991176366806" calcext:value-type="float">
            <text:p>1.0991176366806</text:p>
          </table:table-cell>
        </table:table-row>
        <table:table-row table:style-name="ro1">
          <table:table-cell office:value-type="float" office:value="8.51948051948052" calcext:value-type="float">
            <text:p>8.51948051948052</text:p>
          </table:table-cell>
          <table:table-cell office:value-type="float" office:value="1.24543738365173" calcext:value-type="float">
            <text:p>1.24543738365173</text:p>
          </table:table-cell>
        </table:table-row>
        <table:table-row table:style-name="ro1">
          <table:table-cell office:value-type="float" office:value="8.53246753246753" calcext:value-type="float">
            <text:p>8.53246753246753</text:p>
          </table:table-cell>
          <table:table-cell office:value-type="float" office:value="1.2766284942627" calcext:value-type="float">
            <text:p>1.2766284942627</text:p>
          </table:table-cell>
        </table:table-row>
        <table:table-row table:style-name="ro1">
          <table:table-cell office:value-type="float" office:value="8.54545454545455" calcext:value-type="float">
            <text:p>8.54545454545455</text:p>
          </table:table-cell>
          <table:table-cell office:value-type="float" office:value="1.23412621021271" calcext:value-type="float">
            <text:p>1.23412621021271</text:p>
          </table:table-cell>
        </table:table-row>
        <table:table-row table:style-name="ro1">
          <table:table-cell office:value-type="float" office:value="8.55844155844156" calcext:value-type="float">
            <text:p>8.55844155844156</text:p>
          </table:table-cell>
          <table:table-cell office:value-type="float" office:value="1.38140463829041" calcext:value-type="float">
            <text:p>1.38140463829041</text:p>
          </table:table-cell>
        </table:table-row>
        <table:table-row table:style-name="ro1">
          <table:table-cell office:value-type="float" office:value="8.57142857142857" calcext:value-type="float">
            <text:p>8.57142857142857</text:p>
          </table:table-cell>
          <table:table-cell office:value-type="float" office:value="1.15826654434204" calcext:value-type="float">
            <text:p>1.15826654434204</text:p>
          </table:table-cell>
        </table:table-row>
        <table:table-row table:style-name="ro1">
          <table:table-cell office:value-type="float" office:value="8.58441558441558" calcext:value-type="float">
            <text:p>8.58441558441558</text:p>
          </table:table-cell>
          <table:table-cell office:value-type="float" office:value="1.43221426010132" calcext:value-type="float">
            <text:p>1.43221426010132</text:p>
          </table:table-cell>
        </table:table-row>
        <table:table-row table:style-name="ro1">
          <table:table-cell office:value-type="float" office:value="8.5974025974026" calcext:value-type="float">
            <text:p>8.5974025974026</text:p>
          </table:table-cell>
          <table:table-cell office:value-type="float" office:value="1.24661862850189" calcext:value-type="float">
            <text:p>1.24661862850189</text:p>
          </table:table-cell>
        </table:table-row>
        <table:table-row table:style-name="ro1">
          <table:table-cell office:value-type="float" office:value="8.61038961038961" calcext:value-type="float">
            <text:p>8.61038961038961</text:p>
          </table:table-cell>
          <table:table-cell office:value-type="float" office:value="1.37971413135529" calcext:value-type="float">
            <text:p>1.37971413135529</text:p>
          </table:table-cell>
        </table:table-row>
        <table:table-row table:style-name="ro1">
          <table:table-cell office:value-type="float" office:value="8.62337662337662" calcext:value-type="float">
            <text:p>8.62337662337662</text:p>
          </table:table-cell>
          <table:table-cell office:value-type="float" office:value="1.24425733089447" calcext:value-type="float">
            <text:p>1.24425733089447</text:p>
          </table:table-cell>
        </table:table-row>
        <table:table-row table:style-name="ro1">
          <table:table-cell office:value-type="float" office:value="8.63636363636364" calcext:value-type="float">
            <text:p>8.63636363636364</text:p>
          </table:table-cell>
          <table:table-cell office:value-type="float" office:value="1.09979832172394" calcext:value-type="float">
            <text:p>1.09979832172394</text:p>
          </table:table-cell>
        </table:table-row>
        <table:table-row table:style-name="ro1">
          <table:table-cell office:value-type="float" office:value="8.64935064935065" calcext:value-type="float">
            <text:p>8.64935064935065</text:p>
          </table:table-cell>
          <table:table-cell office:value-type="float" office:value="1.11542582511902" calcext:value-type="float">
            <text:p>1.11542582511902</text:p>
          </table:table-cell>
        </table:table-row>
        <table:table-row table:style-name="ro1">
          <table:table-cell office:value-type="float" office:value="8.66233766233766" calcext:value-type="float">
            <text:p>8.66233766233766</text:p>
          </table:table-cell>
          <table:table-cell office:value-type="float" office:value="1.52968883514404" calcext:value-type="float">
            <text:p>1.52968883514404</text:p>
          </table:table-cell>
        </table:table-row>
        <table:table-row table:style-name="ro1">
          <table:table-cell office:value-type="float" office:value="8.67532467532468" calcext:value-type="float">
            <text:p>8.67532467532468</text:p>
          </table:table-cell>
          <table:table-cell office:value-type="float" office:value="1.27120232582092" calcext:value-type="float">
            <text:p>1.27120232582092</text:p>
          </table:table-cell>
        </table:table-row>
        <table:table-row table:style-name="ro1">
          <table:table-cell office:value-type="float" office:value="8.68831168831169" calcext:value-type="float">
            <text:p>8.68831168831169</text:p>
          </table:table-cell>
          <table:table-cell office:value-type="float" office:value="1.33930146694183" calcext:value-type="float">
            <text:p>1.33930146694183</text:p>
          </table:table-cell>
        </table:table-row>
        <table:table-row table:style-name="ro1">
          <table:table-cell office:value-type="float" office:value="8.7012987012987" calcext:value-type="float">
            <text:p>8.7012987012987</text:p>
          </table:table-cell>
          <table:table-cell office:value-type="float" office:value="1.26437187194824" calcext:value-type="float">
            <text:p>1.26437187194824</text:p>
          </table:table-cell>
        </table:table-row>
        <table:table-row table:style-name="ro1">
          <table:table-cell office:value-type="float" office:value="8.71428571428571" calcext:value-type="float">
            <text:p>8.71428571428571</text:p>
          </table:table-cell>
          <table:table-cell office:value-type="float" office:value="1.23718976974487" calcext:value-type="float">
            <text:p>1.23718976974487</text:p>
          </table:table-cell>
        </table:table-row>
        <table:table-row table:style-name="ro1">
          <table:table-cell office:value-type="float" office:value="8.72727272727273" calcext:value-type="float">
            <text:p>8.72727272727273</text:p>
          </table:table-cell>
          <table:table-cell office:value-type="float" office:value="1.35074615478516" calcext:value-type="float">
            <text:p>1.35074615478516</text:p>
          </table:table-cell>
        </table:table-row>
        <table:table-row table:style-name="ro1">
          <table:table-cell office:value-type="float" office:value="8.74025974025974" calcext:value-type="float">
            <text:p>8.74025974025974</text:p>
          </table:table-cell>
          <table:table-cell office:value-type="float" office:value="1.31595432758331" calcext:value-type="float">
            <text:p>1.31595432758331</text:p>
          </table:table-cell>
        </table:table-row>
        <table:table-row table:style-name="ro1">
          <table:table-cell office:value-type="float" office:value="8.75324675324675" calcext:value-type="float">
            <text:p>8.75324675324675</text:p>
          </table:table-cell>
          <table:table-cell office:value-type="float" office:value="1.26578092575073" calcext:value-type="float">
            <text:p>1.26578092575073</text:p>
          </table:table-cell>
        </table:table-row>
        <table:table-row table:style-name="ro1">
          <table:table-cell office:value-type="float" office:value="8.76623376623377" calcext:value-type="float">
            <text:p>8.76623376623377</text:p>
          </table:table-cell>
          <table:table-cell office:value-type="float" office:value="1.23564028739929" calcext:value-type="float">
            <text:p>1.23564028739929</text:p>
          </table:table-cell>
        </table:table-row>
        <table:table-row table:style-name="ro1">
          <table:table-cell office:value-type="float" office:value="8.77922077922078" calcext:value-type="float">
            <text:p>8.77922077922078</text:p>
          </table:table-cell>
          <table:table-cell office:value-type="float" office:value="1.25959169864655" calcext:value-type="float">
            <text:p>1.25959169864655</text:p>
          </table:table-cell>
        </table:table-row>
        <table:table-row table:style-name="ro1">
          <table:table-cell office:value-type="float" office:value="8.79220779220779" calcext:value-type="float">
            <text:p>8.79220779220779</text:p>
          </table:table-cell>
          <table:table-cell office:value-type="float" office:value="1.21372127532959" calcext:value-type="float">
            <text:p>1.21372127532959</text:p>
          </table:table-cell>
        </table:table-row>
        <table:table-row table:style-name="ro1">
          <table:table-cell office:value-type="float" office:value="8.80519480519481" calcext:value-type="float">
            <text:p>8.80519480519481</text:p>
          </table:table-cell>
          <table:table-cell office:value-type="float" office:value="1.18341732025146" calcext:value-type="float">
            <text:p>1.18341732025146</text:p>
          </table:table-cell>
        </table:table-row>
        <table:table-row table:style-name="ro1">
          <table:table-cell office:value-type="float" office:value="8.81818181818182" calcext:value-type="float">
            <text:p>8.81818181818182</text:p>
          </table:table-cell>
          <table:table-cell office:value-type="float" office:value="1.37785339355469" calcext:value-type="float">
            <text:p>1.37785339355469</text:p>
          </table:table-cell>
        </table:table-row>
        <table:table-row table:style-name="ro1">
          <table:table-cell office:value-type="float" office:value="8.83116883116883" calcext:value-type="float">
            <text:p>8.83116883116883</text:p>
          </table:table-cell>
          <table:table-cell office:value-type="float" office:value="1.42606246471405" calcext:value-type="float">
            <text:p>1.42606246471405</text:p>
          </table:table-cell>
        </table:table-row>
        <table:table-row table:style-name="ro1">
          <table:table-cell office:value-type="float" office:value="8.84415584415584" calcext:value-type="float">
            <text:p>8.84415584415584</text:p>
          </table:table-cell>
          <table:table-cell office:value-type="float" office:value="1.33916699886322" calcext:value-type="float">
            <text:p>1.33916699886322</text:p>
          </table:table-cell>
        </table:table-row>
        <table:table-row table:style-name="ro1">
          <table:table-cell office:value-type="float" office:value="8.85714285714286" calcext:value-type="float">
            <text:p>8.85714285714286</text:p>
          </table:table-cell>
          <table:table-cell office:value-type="float" office:value="1.35881638526917" calcext:value-type="float">
            <text:p>1.35881638526917</text:p>
          </table:table-cell>
        </table:table-row>
        <table:table-row table:style-name="ro1">
          <table:table-cell office:value-type="float" office:value="8.87012987012987" calcext:value-type="float">
            <text:p>8.87012987012987</text:p>
          </table:table-cell>
          <table:table-cell office:value-type="float" office:value="1.08455955982208" calcext:value-type="float">
            <text:p>1.08455955982208</text:p>
          </table:table-cell>
        </table:table-row>
        <table:table-row table:style-name="ro1">
          <table:table-cell office:value-type="float" office:value="8.88311688311688" calcext:value-type="float">
            <text:p>8.88311688311688</text:p>
          </table:table-cell>
          <table:table-cell office:value-type="float" office:value="1.50268816947937" calcext:value-type="float">
            <text:p>1.50268816947937</text:p>
          </table:table-cell>
        </table:table-row>
        <table:table-row table:style-name="ro1">
          <table:table-cell office:value-type="float" office:value="8.8961038961039" calcext:value-type="float">
            <text:p>8.8961038961039</text:p>
          </table:table-cell>
          <table:table-cell office:value-type="float" office:value="1.27553915977478" calcext:value-type="float">
            <text:p>1.27553915977478</text:p>
          </table:table-cell>
        </table:table-row>
        <table:table-row table:style-name="ro1">
          <table:table-cell office:value-type="float" office:value="8.90909090909091" calcext:value-type="float">
            <text:p>8.90909090909091</text:p>
          </table:table-cell>
          <table:table-cell office:value-type="float" office:value="1.21421074867249" calcext:value-type="float">
            <text:p>1.21421074867249</text:p>
          </table:table-cell>
        </table:table-row>
        <table:table-row table:style-name="ro1">
          <table:table-cell office:value-type="float" office:value="8.92207792207792" calcext:value-type="float">
            <text:p>8.92207792207792</text:p>
          </table:table-cell>
          <table:table-cell office:value-type="float" office:value="1.29904663562775" calcext:value-type="float">
            <text:p>1.29904663562775</text:p>
          </table:table-cell>
        </table:table-row>
        <table:table-row table:style-name="ro1">
          <table:table-cell office:value-type="float" office:value="8.93506493506493" calcext:value-type="float">
            <text:p>8.93506493506493</text:p>
          </table:table-cell>
          <table:table-cell office:value-type="float" office:value="1.0971155166626" calcext:value-type="float">
            <text:p>1.0971155166626</text:p>
          </table:table-cell>
        </table:table-row>
        <table:table-row table:style-name="ro1">
          <table:table-cell office:value-type="float" office:value="8.94805194805195" calcext:value-type="float">
            <text:p>8.94805194805195</text:p>
          </table:table-cell>
          <table:table-cell office:value-type="float" office:value="1.32876181602478" calcext:value-type="float">
            <text:p>1.32876181602478</text:p>
          </table:table-cell>
        </table:table-row>
        <table:table-row table:style-name="ro1">
          <table:table-cell office:value-type="float" office:value="8.96103896103896" calcext:value-type="float">
            <text:p>8.96103896103896</text:p>
          </table:table-cell>
          <table:table-cell office:value-type="float" office:value="1.29147565364838" calcext:value-type="float">
            <text:p>1.29147565364838</text:p>
          </table:table-cell>
        </table:table-row>
        <table:table-row table:style-name="ro1">
          <table:table-cell office:value-type="float" office:value="8.97402597402597" calcext:value-type="float">
            <text:p>8.97402597402597</text:p>
          </table:table-cell>
          <table:table-cell office:value-type="float" office:value="1.32150483131409" calcext:value-type="float">
            <text:p>1.32150483131409</text:p>
          </table:table-cell>
        </table:table-row>
        <table:table-row table:style-name="ro1">
          <table:table-cell office:value-type="float" office:value="8.98701298701299" calcext:value-type="float">
            <text:p>8.98701298701299</text:p>
          </table:table-cell>
          <table:table-cell office:value-type="float" office:value="1.44422805309296" calcext:value-type="float">
            <text:p>1.444228053092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4712550640106" calcext:value-type="float">
            <text:p>1.24712550640106</text:p>
          </table:table-cell>
        </table:table-row>
        <table:table-row table:style-name="ro1">
          <table:table-cell office:value-type="float" office:value="9.01298701298701" calcext:value-type="float">
            <text:p>9.01298701298701</text:p>
          </table:table-cell>
          <table:table-cell office:value-type="float" office:value="1.31000995635986" calcext:value-type="float">
            <text:p>1.31000995635986</text:p>
          </table:table-cell>
        </table:table-row>
        <table:table-row table:style-name="ro1">
          <table:table-cell office:value-type="float" office:value="9.02597402597403" calcext:value-type="float">
            <text:p>9.02597402597403</text:p>
          </table:table-cell>
          <table:table-cell office:value-type="float" office:value="1.30288708209991" calcext:value-type="float">
            <text:p>1.30288708209991</text:p>
          </table:table-cell>
        </table:table-row>
        <table:table-row table:style-name="ro1">
          <table:table-cell office:value-type="float" office:value="9.03896103896104" calcext:value-type="float">
            <text:p>9.03896103896104</text:p>
          </table:table-cell>
          <table:table-cell office:value-type="float" office:value="1.18251621723175" calcext:value-type="float">
            <text:p>1.18251621723175</text:p>
          </table:table-cell>
        </table:table-row>
        <table:table-row table:style-name="ro1">
          <table:table-cell office:value-type="float" office:value="9.05194805194805" calcext:value-type="float">
            <text:p>9.05194805194805</text:p>
          </table:table-cell>
          <table:table-cell office:value-type="float" office:value="1.38980638980865" calcext:value-type="float">
            <text:p>1.38980638980865</text:p>
          </table:table-cell>
        </table:table-row>
        <table:table-row table:style-name="ro1">
          <table:table-cell office:value-type="float" office:value="9.06493506493507" calcext:value-type="float">
            <text:p>9.06493506493507</text:p>
          </table:table-cell>
          <table:table-cell office:value-type="float" office:value="1.25141739845276" calcext:value-type="float">
            <text:p>1.25141739845276</text:p>
          </table:table-cell>
        </table:table-row>
        <table:table-row table:style-name="ro1">
          <table:table-cell office:value-type="float" office:value="9.07792207792208" calcext:value-type="float">
            <text:p>9.07792207792208</text:p>
          </table:table-cell>
          <table:table-cell office:value-type="float" office:value="1.18872010707855" calcext:value-type="float">
            <text:p>1.18872010707855</text:p>
          </table:table-cell>
        </table:table-row>
        <table:table-row table:style-name="ro1">
          <table:table-cell office:value-type="float" office:value="9.09090909090909" calcext:value-type="float">
            <text:p>9.09090909090909</text:p>
          </table:table-cell>
          <table:table-cell office:value-type="float" office:value="1.23427903652191" calcext:value-type="float">
            <text:p>1.23427903652191</text:p>
          </table:table-cell>
        </table:table-row>
        <table:table-row table:style-name="ro1">
          <table:table-cell office:value-type="float" office:value="9.1038961038961" calcext:value-type="float">
            <text:p>9.1038961038961</text:p>
          </table:table-cell>
          <table:table-cell office:value-type="float" office:value="1.30623590946198" calcext:value-type="float">
            <text:p>1.30623590946198</text:p>
          </table:table-cell>
        </table:table-row>
        <table:table-row table:style-name="ro1">
          <table:table-cell office:value-type="float" office:value="9.11688311688312" calcext:value-type="float">
            <text:p>9.11688311688312</text:p>
          </table:table-cell>
          <table:table-cell office:value-type="float" office:value="0.8790043592453" calcext:value-type="float">
            <text:p>0.8790043592453</text:p>
          </table:table-cell>
        </table:table-row>
        <table:table-row table:style-name="ro1">
          <table:table-cell office:value-type="float" office:value="9.12987012987013" calcext:value-type="float">
            <text:p>9.12987012987013</text:p>
          </table:table-cell>
          <table:table-cell office:value-type="float" office:value="1.44561374187469" calcext:value-type="float">
            <text:p>1.44561374187469</text:p>
          </table:table-cell>
        </table:table-row>
        <table:table-row table:style-name="ro1">
          <table:table-cell office:value-type="float" office:value="9.14285714285714" calcext:value-type="float">
            <text:p>9.14285714285714</text:p>
          </table:table-cell>
          <table:table-cell office:value-type="float" office:value="1.43094885349274" calcext:value-type="float">
            <text:p>1.43094885349274</text:p>
          </table:table-cell>
        </table:table-row>
        <table:table-row table:style-name="ro1">
          <table:table-cell office:value-type="float" office:value="9.15584415584416" calcext:value-type="float">
            <text:p>9.15584415584416</text:p>
          </table:table-cell>
          <table:table-cell office:value-type="float" office:value="1.36643183231354" calcext:value-type="float">
            <text:p>1.36643183231354</text:p>
          </table:table-cell>
        </table:table-row>
        <table:table-row table:style-name="ro1">
          <table:table-cell office:value-type="float" office:value="9.16883116883117" calcext:value-type="float">
            <text:p>9.16883116883117</text:p>
          </table:table-cell>
          <table:table-cell office:value-type="float" office:value="1.29584288597107" calcext:value-type="float">
            <text:p>1.29584288597107</text:p>
          </table:table-cell>
        </table:table-row>
        <table:table-row table:style-name="ro1">
          <table:table-cell office:value-type="float" office:value="9.18181818181818" calcext:value-type="float">
            <text:p>9.18181818181818</text:p>
          </table:table-cell>
          <table:table-cell office:value-type="float" office:value="1.27789783477783" calcext:value-type="float">
            <text:p>1.27789783477783</text:p>
          </table:table-cell>
        </table:table-row>
        <table:table-row table:style-name="ro1">
          <table:table-cell office:value-type="float" office:value="9.1948051948052" calcext:value-type="float">
            <text:p>9.1948051948052</text:p>
          </table:table-cell>
          <table:table-cell office:value-type="float" office:value="1.04930329322815" calcext:value-type="float">
            <text:p>1.04930329322815</text:p>
          </table:table-cell>
        </table:table-row>
        <table:table-row table:style-name="ro1">
          <table:table-cell office:value-type="float" office:value="9.20779220779221" calcext:value-type="float">
            <text:p>9.20779220779221</text:p>
          </table:table-cell>
          <table:table-cell office:value-type="float" office:value="1.0461231470108" calcext:value-type="float">
            <text:p>1.0461231470108</text:p>
          </table:table-cell>
        </table:table-row>
        <table:table-row table:style-name="ro1">
          <table:table-cell office:value-type="float" office:value="9.22077922077922" calcext:value-type="float">
            <text:p>9.22077922077922</text:p>
          </table:table-cell>
          <table:table-cell office:value-type="float" office:value="1.11649632453918" calcext:value-type="float">
            <text:p>1.11649632453918</text:p>
          </table:table-cell>
        </table:table-row>
        <table:table-row table:style-name="ro1">
          <table:table-cell office:value-type="float" office:value="9.23376623376623" calcext:value-type="float">
            <text:p>9.23376623376623</text:p>
          </table:table-cell>
          <table:table-cell office:value-type="float" office:value="1.14751827716827" calcext:value-type="float">
            <text:p>1.14751827716827</text:p>
          </table:table-cell>
        </table:table-row>
        <table:table-row table:style-name="ro1">
          <table:table-cell office:value-type="float" office:value="9.24675324675325" calcext:value-type="float">
            <text:p>9.24675324675325</text:p>
          </table:table-cell>
          <table:table-cell office:value-type="float" office:value="1.3692798614502" calcext:value-type="float">
            <text:p>1.3692798614502</text:p>
          </table:table-cell>
        </table:table-row>
        <table:table-row table:style-name="ro1">
          <table:table-cell office:value-type="float" office:value="9.25974025974026" calcext:value-type="float">
            <text:p>9.25974025974026</text:p>
          </table:table-cell>
          <table:table-cell office:value-type="float" office:value="1.15900063514709" calcext:value-type="float">
            <text:p>1.15900063514709</text:p>
          </table:table-cell>
        </table:table-row>
        <table:table-row table:style-name="ro1">
          <table:table-cell office:value-type="float" office:value="9.27272727272727" calcext:value-type="float">
            <text:p>9.27272727272727</text:p>
          </table:table-cell>
          <table:table-cell office:value-type="float" office:value="1.30110621452332" calcext:value-type="float">
            <text:p>1.30110621452332</text:p>
          </table:table-cell>
        </table:table-row>
        <table:table-row table:style-name="ro1">
          <table:table-cell office:value-type="float" office:value="9.28571428571429" calcext:value-type="float">
            <text:p>9.28571428571429</text:p>
          </table:table-cell>
          <table:table-cell office:value-type="float" office:value="1.14279842376709" calcext:value-type="float">
            <text:p>1.14279842376709</text:p>
          </table:table-cell>
        </table:table-row>
        <table:table-row table:style-name="ro1">
          <table:table-cell office:value-type="float" office:value="9.2987012987013" calcext:value-type="float">
            <text:p>9.2987012987013</text:p>
          </table:table-cell>
          <table:table-cell office:value-type="float" office:value="1.41415131092072" calcext:value-type="float">
            <text:p>1.41415131092072</text:p>
          </table:table-cell>
        </table:table-row>
        <table:table-row table:style-name="ro1">
          <table:table-cell office:value-type="float" office:value="9.31168831168831" calcext:value-type="float">
            <text:p>9.31168831168831</text:p>
          </table:table-cell>
          <table:table-cell office:value-type="float" office:value="1.4388370513916" calcext:value-type="float">
            <text:p>1.4388370513916</text:p>
          </table:table-cell>
        </table:table-row>
        <table:table-row table:style-name="ro1">
          <table:table-cell office:value-type="float" office:value="9.32467532467532" calcext:value-type="float">
            <text:p>9.32467532467532</text:p>
          </table:table-cell>
          <table:table-cell office:value-type="float" office:value="1.36623322963715" calcext:value-type="float">
            <text:p>1.36623322963715</text:p>
          </table:table-cell>
        </table:table-row>
        <table:table-row table:style-name="ro1">
          <table:table-cell office:value-type="float" office:value="9.33766233766234" calcext:value-type="float">
            <text:p>9.33766233766234</text:p>
          </table:table-cell>
          <table:table-cell office:value-type="float" office:value="1.29094290733337" calcext:value-type="float">
            <text:p>1.29094290733337</text:p>
          </table:table-cell>
        </table:table-row>
        <table:table-row table:style-name="ro1">
          <table:table-cell office:value-type="float" office:value="9.35064935064935" calcext:value-type="float">
            <text:p>9.35064935064935</text:p>
          </table:table-cell>
          <table:table-cell office:value-type="float" office:value="1.19472134113312" calcext:value-type="float">
            <text:p>1.19472134113312</text:p>
          </table:table-cell>
        </table:table-row>
        <table:table-row table:style-name="ro1">
          <table:table-cell office:value-type="float" office:value="9.36363636363636" calcext:value-type="float">
            <text:p>9.36363636363636</text:p>
          </table:table-cell>
          <table:table-cell office:value-type="float" office:value="1.29766714572907" calcext:value-type="float">
            <text:p>1.29766714572907</text:p>
          </table:table-cell>
        </table:table-row>
        <table:table-row table:style-name="ro1">
          <table:table-cell office:value-type="float" office:value="9.37662337662338" calcext:value-type="float">
            <text:p>9.37662337662338</text:p>
          </table:table-cell>
          <table:table-cell office:value-type="float" office:value="1.13737404346466" calcext:value-type="float">
            <text:p>1.13737404346466</text:p>
          </table:table-cell>
        </table:table-row>
        <table:table-row table:style-name="ro1">
          <table:table-cell office:value-type="float" office:value="9.38961038961039" calcext:value-type="float">
            <text:p>9.38961038961039</text:p>
          </table:table-cell>
          <table:table-cell office:value-type="float" office:value="1.13334798812866" calcext:value-type="float">
            <text:p>1.13334798812866</text:p>
          </table:table-cell>
        </table:table-row>
        <table:table-row table:style-name="ro1">
          <table:table-cell office:value-type="float" office:value="9.4025974025974" calcext:value-type="float">
            <text:p>9.4025974025974</text:p>
          </table:table-cell>
          <table:table-cell office:value-type="float" office:value="1.12382280826569" calcext:value-type="float">
            <text:p>1.12382280826569</text:p>
          </table:table-cell>
        </table:table-row>
        <table:table-row table:style-name="ro1">
          <table:table-cell office:value-type="float" office:value="9.41558441558442" calcext:value-type="float">
            <text:p>9.41558441558442</text:p>
          </table:table-cell>
          <table:table-cell office:value-type="float" office:value="1.31320011615753" calcext:value-type="float">
            <text:p>1.31320011615753</text:p>
          </table:table-cell>
        </table:table-row>
        <table:table-row table:style-name="ro1">
          <table:table-cell office:value-type="float" office:value="9.42857142857143" calcext:value-type="float">
            <text:p>9.42857142857143</text:p>
          </table:table-cell>
          <table:table-cell office:value-type="float" office:value="1.35880553722382" calcext:value-type="float">
            <text:p>1.35880553722382</text:p>
          </table:table-cell>
        </table:table-row>
        <table:table-row table:style-name="ro1">
          <table:table-cell office:value-type="float" office:value="9.44155844155844" calcext:value-type="float">
            <text:p>9.44155844155844</text:p>
          </table:table-cell>
          <table:table-cell office:value-type="float" office:value="1.11212825775146" calcext:value-type="float">
            <text:p>1.11212825775146</text:p>
          </table:table-cell>
        </table:table-row>
        <table:table-row table:style-name="ro1">
          <table:table-cell office:value-type="float" office:value="9.45454545454546" calcext:value-type="float">
            <text:p>9.45454545454546</text:p>
          </table:table-cell>
          <table:table-cell office:value-type="float" office:value="1.17133355140686" calcext:value-type="float">
            <text:p>1.17133355140686</text:p>
          </table:table-cell>
        </table:table-row>
        <table:table-row table:style-name="ro1">
          <table:table-cell office:value-type="float" office:value="9.46753246753247" calcext:value-type="float">
            <text:p>9.46753246753247</text:p>
          </table:table-cell>
          <table:table-cell office:value-type="float" office:value="1.02956390380859" calcext:value-type="float">
            <text:p>1.02956390380859</text:p>
          </table:table-cell>
        </table:table-row>
        <table:table-row table:style-name="ro1">
          <table:table-cell office:value-type="float" office:value="9.48051948051948" calcext:value-type="float">
            <text:p>9.48051948051948</text:p>
          </table:table-cell>
          <table:table-cell office:value-type="float" office:value="1.39909970760345" calcext:value-type="float">
            <text:p>1.39909970760345</text:p>
          </table:table-cell>
        </table:table-row>
        <table:table-row table:style-name="ro1">
          <table:table-cell office:value-type="float" office:value="9.49350649350649" calcext:value-type="float">
            <text:p>9.49350649350649</text:p>
          </table:table-cell>
          <table:table-cell office:value-type="float" office:value="1.38693332672119" calcext:value-type="float">
            <text:p>1.38693332672119</text:p>
          </table:table-cell>
        </table:table-row>
        <table:table-row table:style-name="ro1">
          <table:table-cell office:value-type="float" office:value="9.50649350649351" calcext:value-type="float">
            <text:p>9.50649350649351</text:p>
          </table:table-cell>
          <table:table-cell office:value-type="float" office:value="1.13737010955811" calcext:value-type="float">
            <text:p>1.13737010955811</text:p>
          </table:table-cell>
        </table:table-row>
        <table:table-row table:style-name="ro1">
          <table:table-cell office:value-type="float" office:value="9.51948051948052" calcext:value-type="float">
            <text:p>9.51948051948052</text:p>
          </table:table-cell>
          <table:table-cell office:value-type="float" office:value="1.17674422264099" calcext:value-type="float">
            <text:p>1.17674422264099</text:p>
          </table:table-cell>
        </table:table-row>
        <table:table-row table:style-name="ro1">
          <table:table-cell office:value-type="float" office:value="9.53246753246753" calcext:value-type="float">
            <text:p>9.53246753246753</text:p>
          </table:table-cell>
          <table:table-cell office:value-type="float" office:value="1.13863861560822" calcext:value-type="float">
            <text:p>1.13863861560822</text:p>
          </table:table-cell>
        </table:table-row>
        <table:table-row table:style-name="ro1">
          <table:table-cell office:value-type="float" office:value="9.54545454545455" calcext:value-type="float">
            <text:p>9.54545454545455</text:p>
          </table:table-cell>
          <table:table-cell office:value-type="float" office:value="1.04734289646149" calcext:value-type="float">
            <text:p>1.04734289646149</text:p>
          </table:table-cell>
        </table:table-row>
        <table:table-row table:style-name="ro1">
          <table:table-cell office:value-type="float" office:value="9.55844155844156" calcext:value-type="float">
            <text:p>9.55844155844156</text:p>
          </table:table-cell>
          <table:table-cell office:value-type="float" office:value="1.08832585811615" calcext:value-type="float">
            <text:p>1.08832585811615</text:p>
          </table:table-cell>
        </table:table-row>
        <table:table-row table:style-name="ro1">
          <table:table-cell office:value-type="float" office:value="9.57142857142857" calcext:value-type="float">
            <text:p>9.57142857142857</text:p>
          </table:table-cell>
          <table:table-cell office:value-type="float" office:value="1.21393239498138" calcext:value-type="float">
            <text:p>1.21393239498138</text:p>
          </table:table-cell>
        </table:table-row>
        <table:table-row table:style-name="ro1">
          <table:table-cell office:value-type="float" office:value="9.58441558441558" calcext:value-type="float">
            <text:p>9.58441558441558</text:p>
          </table:table-cell>
          <table:table-cell office:value-type="float" office:value="1.30718195438385" calcext:value-type="float">
            <text:p>1.30718195438385</text:p>
          </table:table-cell>
        </table:table-row>
        <table:table-row table:style-name="ro1">
          <table:table-cell office:value-type="float" office:value="9.5974025974026" calcext:value-type="float">
            <text:p>9.5974025974026</text:p>
          </table:table-cell>
          <table:table-cell office:value-type="float" office:value="1.37067973613739" calcext:value-type="float">
            <text:p>1.37067973613739</text:p>
          </table:table-cell>
        </table:table-row>
        <table:table-row table:style-name="ro1">
          <table:table-cell office:value-type="float" office:value="9.61038961038961" calcext:value-type="float">
            <text:p>9.61038961038961</text:p>
          </table:table-cell>
          <table:table-cell office:value-type="float" office:value="1.28828537464142" calcext:value-type="float">
            <text:p>1.28828537464142</text:p>
          </table:table-cell>
        </table:table-row>
        <table:table-row table:style-name="ro1">
          <table:table-cell office:value-type="float" office:value="9.62337662337662" calcext:value-type="float">
            <text:p>9.62337662337662</text:p>
          </table:table-cell>
          <table:table-cell office:value-type="float" office:value="1.14002084732056" calcext:value-type="float">
            <text:p>1.14002084732056</text:p>
          </table:table-cell>
        </table:table-row>
        <table:table-row table:style-name="ro1">
          <table:table-cell office:value-type="float" office:value="9.63636363636364" calcext:value-type="float">
            <text:p>9.63636363636364</text:p>
          </table:table-cell>
          <table:table-cell office:value-type="float" office:value="1.27975594997406" calcext:value-type="float">
            <text:p>1.27975594997406</text:p>
          </table:table-cell>
        </table:table-row>
        <table:table-row table:style-name="ro1">
          <table:table-cell office:value-type="float" office:value="9.64935064935065" calcext:value-type="float">
            <text:p>9.64935064935065</text:p>
          </table:table-cell>
          <table:table-cell office:value-type="float" office:value="1.2473418712616" calcext:value-type="float">
            <text:p>1.2473418712616</text:p>
          </table:table-cell>
        </table:table-row>
        <table:table-row table:style-name="ro1">
          <table:table-cell office:value-type="float" office:value="9.66233766233766" calcext:value-type="float">
            <text:p>9.66233766233766</text:p>
          </table:table-cell>
          <table:table-cell office:value-type="float" office:value="0.916141867637634" calcext:value-type="float">
            <text:p>0.916141867637634</text:p>
          </table:table-cell>
        </table:table-row>
        <table:table-row table:style-name="ro1">
          <table:table-cell office:value-type="float" office:value="9.67532467532468" calcext:value-type="float">
            <text:p>9.67532467532468</text:p>
          </table:table-cell>
          <table:table-cell office:value-type="float" office:value="1.34217023849487" calcext:value-type="float">
            <text:p>1.34217023849487</text:p>
          </table:table-cell>
        </table:table-row>
        <table:table-row table:style-name="ro1">
          <table:table-cell office:value-type="float" office:value="9.68831168831169" calcext:value-type="float">
            <text:p>9.68831168831169</text:p>
          </table:table-cell>
          <table:table-cell office:value-type="float" office:value="1.31066012382507" calcext:value-type="float">
            <text:p>1.31066012382507</text:p>
          </table:table-cell>
        </table:table-row>
        <table:table-row table:style-name="ro1">
          <table:table-cell office:value-type="float" office:value="9.7012987012987" calcext:value-type="float">
            <text:p>9.7012987012987</text:p>
          </table:table-cell>
          <table:table-cell office:value-type="float" office:value="1.20591151714325" calcext:value-type="float">
            <text:p>1.20591151714325</text:p>
          </table:table-cell>
        </table:table-row>
        <table:table-row table:style-name="ro1">
          <table:table-cell office:value-type="float" office:value="9.71428571428571" calcext:value-type="float">
            <text:p>9.71428571428571</text:p>
          </table:table-cell>
          <table:table-cell office:value-type="float" office:value="1.17155206203461" calcext:value-type="float">
            <text:p>1.17155206203461</text:p>
          </table:table-cell>
        </table:table-row>
        <table:table-row table:style-name="ro1">
          <table:table-cell office:value-type="float" office:value="9.72727272727273" calcext:value-type="float">
            <text:p>9.72727272727273</text:p>
          </table:table-cell>
          <table:table-cell office:value-type="float" office:value="1.04527127742767" calcext:value-type="float">
            <text:p>1.04527127742767</text:p>
          </table:table-cell>
        </table:table-row>
        <table:table-row table:style-name="ro1">
          <table:table-cell office:value-type="float" office:value="9.74025974025974" calcext:value-type="float">
            <text:p>9.74025974025974</text:p>
          </table:table-cell>
          <table:table-cell office:value-type="float" office:value="1.10381317138672" calcext:value-type="float">
            <text:p>1.10381317138672</text:p>
          </table:table-cell>
        </table:table-row>
        <table:table-row table:style-name="ro1">
          <table:table-cell office:value-type="float" office:value="9.75324675324675" calcext:value-type="float">
            <text:p>9.75324675324675</text:p>
          </table:table-cell>
          <table:table-cell office:value-type="float" office:value="1.29467916488647" calcext:value-type="float">
            <text:p>1.29467916488647</text:p>
          </table:table-cell>
        </table:table-row>
        <table:table-row table:style-name="ro1">
          <table:table-cell office:value-type="float" office:value="9.76623376623377" calcext:value-type="float">
            <text:p>9.76623376623377</text:p>
          </table:table-cell>
          <table:table-cell office:value-type="float" office:value="1.07491183280945" calcext:value-type="float">
            <text:p>1.07491183280945</text:p>
          </table:table-cell>
        </table:table-row>
        <table:table-row table:style-name="ro1">
          <table:table-cell office:value-type="float" office:value="9.77922077922078" calcext:value-type="float">
            <text:p>9.77922077922078</text:p>
          </table:table-cell>
          <table:table-cell office:value-type="float" office:value="1.22485423088074" calcext:value-type="float">
            <text:p>1.22485423088074</text:p>
          </table:table-cell>
        </table:table-row>
        <table:table-row table:style-name="ro1">
          <table:table-cell office:value-type="float" office:value="9.79220779220779" calcext:value-type="float">
            <text:p>9.79220779220779</text:p>
          </table:table-cell>
          <table:table-cell office:value-type="float" office:value="1.03787159919739" calcext:value-type="float">
            <text:p>1.03787159919739</text:p>
          </table:table-cell>
        </table:table-row>
        <table:table-row table:style-name="ro1">
          <table:table-cell office:value-type="float" office:value="9.80519480519481" calcext:value-type="float">
            <text:p>9.80519480519481</text:p>
          </table:table-cell>
          <table:table-cell office:value-type="float" office:value="1.37061810493469" calcext:value-type="float">
            <text:p>1.37061810493469</text:p>
          </table:table-cell>
        </table:table-row>
        <table:table-row table:style-name="ro1">
          <table:table-cell office:value-type="float" office:value="9.81818181818182" calcext:value-type="float">
            <text:p>9.81818181818182</text:p>
          </table:table-cell>
          <table:table-cell office:value-type="float" office:value="1.19113647937775" calcext:value-type="float">
            <text:p>1.19113647937775</text:p>
          </table:table-cell>
        </table:table-row>
        <table:table-row table:style-name="ro1">
          <table:table-cell office:value-type="float" office:value="9.83116883116883" calcext:value-type="float">
            <text:p>9.83116883116883</text:p>
          </table:table-cell>
          <table:table-cell office:value-type="float" office:value="1.27805495262146" calcext:value-type="float">
            <text:p>1.27805495262146</text:p>
          </table:table-cell>
        </table:table-row>
        <table:table-row table:style-name="ro1">
          <table:table-cell office:value-type="float" office:value="9.84415584415584" calcext:value-type="float">
            <text:p>9.84415584415584</text:p>
          </table:table-cell>
          <table:table-cell office:value-type="float" office:value="1.1269063949585" calcext:value-type="float">
            <text:p>1.1269063949585</text:p>
          </table:table-cell>
        </table:table-row>
        <table:table-row table:style-name="ro1">
          <table:table-cell office:value-type="float" office:value="9.85714285714286" calcext:value-type="float">
            <text:p>9.85714285714286</text:p>
          </table:table-cell>
          <table:table-cell office:value-type="float" office:value="1.41352641582489" calcext:value-type="float">
            <text:p>1.41352641582489</text:p>
          </table:table-cell>
        </table:table-row>
        <table:table-row table:style-name="ro1">
          <table:table-cell office:value-type="float" office:value="9.87012987012987" calcext:value-type="float">
            <text:p>9.87012987012987</text:p>
          </table:table-cell>
          <table:table-cell office:value-type="float" office:value="1.35123193264008" calcext:value-type="float">
            <text:p>1.35123193264008</text:p>
          </table:table-cell>
        </table:table-row>
        <table:table-row table:style-name="ro1">
          <table:table-cell office:value-type="float" office:value="9.88311688311688" calcext:value-type="float">
            <text:p>9.88311688311688</text:p>
          </table:table-cell>
          <table:table-cell office:value-type="float" office:value="1.24753665924072" calcext:value-type="float">
            <text:p>1.24753665924072</text:p>
          </table:table-cell>
        </table:table-row>
        <table:table-row table:style-name="ro1">
          <table:table-cell office:value-type="float" office:value="9.8961038961039" calcext:value-type="float">
            <text:p>9.8961038961039</text:p>
          </table:table-cell>
          <table:table-cell office:value-type="float" office:value="1.2525075674057" calcext:value-type="float">
            <text:p>1.2525075674057</text:p>
          </table:table-cell>
        </table:table-row>
        <table:table-row table:style-name="ro1">
          <table:table-cell office:value-type="float" office:value="9.90909090909091" calcext:value-type="float">
            <text:p>9.90909090909091</text:p>
          </table:table-cell>
          <table:table-cell office:value-type="float" office:value="1.52008068561554" calcext:value-type="float">
            <text:p>1.52008068561554</text:p>
          </table:table-cell>
        </table:table-row>
        <table:table-row table:style-name="ro1">
          <table:table-cell office:value-type="float" office:value="9.92207792207792" calcext:value-type="float">
            <text:p>9.92207792207792</text:p>
          </table:table-cell>
          <table:table-cell office:value-type="float" office:value="1.18493258953094" calcext:value-type="float">
            <text:p>1.18493258953094</text:p>
          </table:table-cell>
        </table:table-row>
        <table:table-row table:style-name="ro1">
          <table:table-cell office:value-type="float" office:value="9.93506493506493" calcext:value-type="float">
            <text:p>9.93506493506493</text:p>
          </table:table-cell>
          <table:table-cell office:value-type="float" office:value="1.19992303848267" calcext:value-type="float">
            <text:p>1.19992303848267</text:p>
          </table:table-cell>
        </table:table-row>
        <table:table-row table:style-name="ro1">
          <table:table-cell office:value-type="float" office:value="9.94805194805195" calcext:value-type="float">
            <text:p>9.94805194805195</text:p>
          </table:table-cell>
          <table:table-cell office:value-type="float" office:value="1.18281924724579" calcext:value-type="float">
            <text:p>1.18281924724579</text:p>
          </table:table-cell>
        </table:table-row>
        <table:table-row table:style-name="ro1">
          <table:table-cell office:value-type="float" office:value="9.96103896103896" calcext:value-type="float">
            <text:p>9.96103896103896</text:p>
          </table:table-cell>
          <table:table-cell office:value-type="float" office:value="1.06001663208008" calcext:value-type="float">
            <text:p>1.06001663208008</text:p>
          </table:table-cell>
        </table:table-row>
        <table:table-row table:style-name="ro1">
          <table:table-cell office:value-type="float" office:value="9.97402597402597" calcext:value-type="float">
            <text:p>9.97402597402597</text:p>
          </table:table-cell>
          <table:table-cell office:value-type="float" office:value="1.28547418117523" calcext:value-type="float">
            <text:p>1.28547418117523</text:p>
          </table:table-cell>
        </table:table-row>
        <table:table-row table:style-name="ro1">
          <table:table-cell office:value-type="float" office:value="9.98701298701299" calcext:value-type="float">
            <text:p>9.98701298701299</text:p>
          </table:table-cell>
          <table:table-cell office:value-type="float" office:value="1.20089054107666" calcext:value-type="float">
            <text:p>1.200890541076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3971543312073" calcext:value-type="float">
            <text:p>1.13971543312073</text:p>
          </table:table-cell>
        </table:table-row>
        <table:table-row table:style-name="ro1">
          <table:table-cell office:value-type="float" office:value="10.012987012987" calcext:value-type="float">
            <text:p>10.012987012987</text:p>
          </table:table-cell>
          <table:table-cell office:value-type="float" office:value="1.15741586685181" calcext:value-type="float">
            <text:p>1.15741586685181</text:p>
          </table:table-cell>
        </table:table-row>
        <table:table-row table:style-name="ro1">
          <table:table-cell office:value-type="float" office:value="10.025974025974" calcext:value-type="float">
            <text:p>10.025974025974</text:p>
          </table:table-cell>
          <table:table-cell office:value-type="float" office:value="0.955865919589996" calcext:value-type="float">
            <text:p>0.955865919589996</text:p>
          </table:table-cell>
        </table:table-row>
        <table:table-row table:style-name="ro1">
          <table:table-cell office:value-type="float" office:value="10.038961038961" calcext:value-type="float">
            <text:p>10.038961038961</text:p>
          </table:table-cell>
          <table:table-cell office:value-type="float" office:value="1.1256411075592" calcext:value-type="float">
            <text:p>1.1256411075592</text:p>
          </table:table-cell>
        </table:table-row>
        <table:table-row table:style-name="ro1">
          <table:table-cell office:value-type="float" office:value="10.0519480519481" calcext:value-type="float">
            <text:p>10.0519480519481</text:p>
          </table:table-cell>
          <table:table-cell office:value-type="float" office:value="1.2624979019165" calcext:value-type="float">
            <text:p>1.2624979019165</text:p>
          </table:table-cell>
        </table:table-row>
        <table:table-row table:style-name="ro1">
          <table:table-cell office:value-type="float" office:value="10.0649350649351" calcext:value-type="float">
            <text:p>10.0649350649351</text:p>
          </table:table-cell>
          <table:table-cell office:value-type="float" office:value="0.823190689086914" calcext:value-type="float">
            <text:p>0.823190689086914</text:p>
          </table:table-cell>
        </table:table-row>
        <table:table-row table:style-name="ro1">
          <table:table-cell office:value-type="float" office:value="10.0779220779221" calcext:value-type="float">
            <text:p>10.0779220779221</text:p>
          </table:table-cell>
          <table:table-cell office:value-type="float" office:value="1.23450243473053" calcext:value-type="float">
            <text:p>1.23450243473053</text:p>
          </table:table-cell>
        </table:table-row>
        <table:table-row table:style-name="ro1">
          <table:table-cell office:value-type="float" office:value="10.0909090909091" calcext:value-type="float">
            <text:p>10.0909090909091</text:p>
          </table:table-cell>
          <table:table-cell office:value-type="float" office:value="1.27503073215485" calcext:value-type="float">
            <text:p>1.27503073215485</text:p>
          </table:table-cell>
        </table:table-row>
        <table:table-row table:style-name="ro1">
          <table:table-cell office:value-type="float" office:value="10.1038961038961" calcext:value-type="float">
            <text:p>10.1038961038961</text:p>
          </table:table-cell>
          <table:table-cell office:value-type="float" office:value="1.13161718845367" calcext:value-type="float">
            <text:p>1.13161718845367</text:p>
          </table:table-cell>
        </table:table-row>
        <table:table-row table:style-name="ro1">
          <table:table-cell office:value-type="float" office:value="10.1168831168831" calcext:value-type="float">
            <text:p>10.1168831168831</text:p>
          </table:table-cell>
          <table:table-cell office:value-type="float" office:value="1.01355981826782" calcext:value-type="float">
            <text:p>1.01355981826782</text:p>
          </table:table-cell>
        </table:table-row>
        <table:table-row table:style-name="ro1">
          <table:table-cell office:value-type="float" office:value="10.1298701298701" calcext:value-type="float">
            <text:p>10.1298701298701</text:p>
          </table:table-cell>
          <table:table-cell office:value-type="float" office:value="1.13236498832703" calcext:value-type="float">
            <text:p>1.13236498832703</text:p>
          </table:table-cell>
        </table:table-row>
        <table:table-row table:style-name="ro1">
          <table:table-cell office:value-type="float" office:value="10.1428571428571" calcext:value-type="float">
            <text:p>10.1428571428571</text:p>
          </table:table-cell>
          <table:table-cell office:value-type="float" office:value="1.16949844360352" calcext:value-type="float">
            <text:p>1.16949844360352</text:p>
          </table:table-cell>
        </table:table-row>
        <table:table-row table:style-name="ro1">
          <table:table-cell office:value-type="float" office:value="10.1558441558442" calcext:value-type="float">
            <text:p>10.1558441558442</text:p>
          </table:table-cell>
          <table:table-cell office:value-type="float" office:value="1.27855885028839" calcext:value-type="float">
            <text:p>1.27855885028839</text:p>
          </table:table-cell>
        </table:table-row>
        <table:table-row table:style-name="ro1">
          <table:table-cell office:value-type="float" office:value="10.1688311688312" calcext:value-type="float">
            <text:p>10.1688311688312</text:p>
          </table:table-cell>
          <table:table-cell office:value-type="float" office:value="1.23286294937134" calcext:value-type="float">
            <text:p>1.23286294937134</text:p>
          </table:table-cell>
        </table:table-row>
        <table:table-row table:style-name="ro1">
          <table:table-cell office:value-type="float" office:value="10.1818181818182" calcext:value-type="float">
            <text:p>10.1818181818182</text:p>
          </table:table-cell>
          <table:table-cell office:value-type="float" office:value="1.28516912460327" calcext:value-type="float">
            <text:p>1.28516912460327</text:p>
          </table:table-cell>
        </table:table-row>
        <table:table-row table:style-name="ro1">
          <table:table-cell office:value-type="float" office:value="10.1948051948052" calcext:value-type="float">
            <text:p>10.1948051948052</text:p>
          </table:table-cell>
          <table:table-cell office:value-type="float" office:value="1.18663394451141" calcext:value-type="float">
            <text:p>1.18663394451141</text:p>
          </table:table-cell>
        </table:table-row>
        <table:table-row table:style-name="ro1">
          <table:table-cell office:value-type="float" office:value="10.2077922077922" calcext:value-type="float">
            <text:p>10.2077922077922</text:p>
          </table:table-cell>
          <table:table-cell office:value-type="float" office:value="1.31333434581757" calcext:value-type="float">
            <text:p>1.31333434581757</text:p>
          </table:table-cell>
        </table:table-row>
        <table:table-row table:style-name="ro1">
          <table:table-cell office:value-type="float" office:value="10.2207792207792" calcext:value-type="float">
            <text:p>10.2207792207792</text:p>
          </table:table-cell>
          <table:table-cell office:value-type="float" office:value="1.12332248687744" calcext:value-type="float">
            <text:p>1.12332248687744</text:p>
          </table:table-cell>
        </table:table-row>
        <table:table-row table:style-name="ro1">
          <table:table-cell office:value-type="float" office:value="10.2337662337662" calcext:value-type="float">
            <text:p>10.2337662337662</text:p>
          </table:table-cell>
          <table:table-cell office:value-type="float" office:value="1.37347686290741" calcext:value-type="float">
            <text:p>1.37347686290741</text:p>
          </table:table-cell>
        </table:table-row>
        <table:table-row table:style-name="ro1">
          <table:table-cell office:value-type="float" office:value="10.2467532467532" calcext:value-type="float">
            <text:p>10.2467532467532</text:p>
          </table:table-cell>
          <table:table-cell office:value-type="float" office:value="1.14140248298645" calcext:value-type="float">
            <text:p>1.14140248298645</text:p>
          </table:table-cell>
        </table:table-row>
        <table:table-row table:style-name="ro1">
          <table:table-cell office:value-type="float" office:value="10.2597402597403" calcext:value-type="float">
            <text:p>10.2597402597403</text:p>
          </table:table-cell>
          <table:table-cell office:value-type="float" office:value="1.15224003791809" calcext:value-type="float">
            <text:p>1.15224003791809</text:p>
          </table:table-cell>
        </table:table-row>
        <table:table-row table:style-name="ro1">
          <table:table-cell office:value-type="float" office:value="10.2727272727273" calcext:value-type="float">
            <text:p>10.2727272727273</text:p>
          </table:table-cell>
          <table:table-cell office:value-type="float" office:value="1.35346519947052" calcext:value-type="float">
            <text:p>1.35346519947052</text:p>
          </table:table-cell>
        </table:table-row>
        <table:table-row table:style-name="ro1">
          <table:table-cell office:value-type="float" office:value="10.2857142857143" calcext:value-type="float">
            <text:p>10.2857142857143</text:p>
          </table:table-cell>
          <table:table-cell office:value-type="float" office:value="1.08081567287445" calcext:value-type="float">
            <text:p>1.08081567287445</text:p>
          </table:table-cell>
        </table:table-row>
        <table:table-row table:style-name="ro1">
          <table:table-cell office:value-type="float" office:value="10.2987012987013" calcext:value-type="float">
            <text:p>10.2987012987013</text:p>
          </table:table-cell>
          <table:table-cell office:value-type="float" office:value="1.24258744716644" calcext:value-type="float">
            <text:p>1.24258744716644</text:p>
          </table:table-cell>
        </table:table-row>
        <table:table-row table:style-name="ro1">
          <table:table-cell office:value-type="float" office:value="10.3116883116883" calcext:value-type="float">
            <text:p>10.3116883116883</text:p>
          </table:table-cell>
          <table:table-cell office:value-type="float" office:value="1.18280565738678" calcext:value-type="float">
            <text:p>1.18280565738678</text:p>
          </table:table-cell>
        </table:table-row>
        <table:table-row table:style-name="ro1">
          <table:table-cell office:value-type="float" office:value="10.3246753246753" calcext:value-type="float">
            <text:p>10.3246753246753</text:p>
          </table:table-cell>
          <table:table-cell office:value-type="float" office:value="1.00876617431641" calcext:value-type="float">
            <text:p>1.00876617431641</text:p>
          </table:table-cell>
        </table:table-row>
        <table:table-row table:style-name="ro1">
          <table:table-cell office:value-type="float" office:value="10.3376623376623" calcext:value-type="float">
            <text:p>10.3376623376623</text:p>
          </table:table-cell>
          <table:table-cell office:value-type="float" office:value="1.09381985664368" calcext:value-type="float">
            <text:p>1.09381985664368</text:p>
          </table:table-cell>
        </table:table-row>
        <table:table-row table:style-name="ro1">
          <table:table-cell office:value-type="float" office:value="10.3506493506494" calcext:value-type="float">
            <text:p>10.3506493506494</text:p>
          </table:table-cell>
          <table:table-cell office:value-type="float" office:value="1.48910880088806" calcext:value-type="float">
            <text:p>1.48910880088806</text:p>
          </table:table-cell>
        </table:table-row>
        <table:table-row table:style-name="ro1">
          <table:table-cell office:value-type="float" office:value="10.3636363636364" calcext:value-type="float">
            <text:p>10.3636363636364</text:p>
          </table:table-cell>
          <table:table-cell office:value-type="float" office:value="1.15277802944183" calcext:value-type="float">
            <text:p>1.15277802944183</text:p>
          </table:table-cell>
        </table:table-row>
        <table:table-row table:style-name="ro1">
          <table:table-cell office:value-type="float" office:value="10.3766233766234" calcext:value-type="float">
            <text:p>10.3766233766234</text:p>
          </table:table-cell>
          <table:table-cell office:value-type="float" office:value="1.16268086433411" calcext:value-type="float">
            <text:p>1.16268086433411</text:p>
          </table:table-cell>
        </table:table-row>
        <table:table-row table:style-name="ro1">
          <table:table-cell office:value-type="float" office:value="10.3896103896104" calcext:value-type="float">
            <text:p>10.3896103896104</text:p>
          </table:table-cell>
          <table:table-cell office:value-type="float" office:value="1.17591309547424" calcext:value-type="float">
            <text:p>1.17591309547424</text:p>
          </table:table-cell>
        </table:table-row>
        <table:table-row table:style-name="ro1">
          <table:table-cell office:value-type="float" office:value="10.4025974025974" calcext:value-type="float">
            <text:p>10.4025974025974</text:p>
          </table:table-cell>
          <table:table-cell office:value-type="float" office:value="1.39706718921661" calcext:value-type="float">
            <text:p>1.39706718921661</text:p>
          </table:table-cell>
        </table:table-row>
        <table:table-row table:style-name="ro1">
          <table:table-cell office:value-type="float" office:value="10.4155844155844" calcext:value-type="float">
            <text:p>10.4155844155844</text:p>
          </table:table-cell>
          <table:table-cell office:value-type="float" office:value="1.25410866737366" calcext:value-type="float">
            <text:p>1.25410866737366</text:p>
          </table:table-cell>
        </table:table-row>
        <table:table-row table:style-name="ro1">
          <table:table-cell office:value-type="float" office:value="10.4285714285714" calcext:value-type="float">
            <text:p>10.4285714285714</text:p>
          </table:table-cell>
          <table:table-cell office:value-type="float" office:value="1.02437317371368" calcext:value-type="float">
            <text:p>1.02437317371368</text:p>
          </table:table-cell>
        </table:table-row>
        <table:table-row table:style-name="ro1">
          <table:table-cell office:value-type="float" office:value="10.4415584415584" calcext:value-type="float">
            <text:p>10.4415584415584</text:p>
          </table:table-cell>
          <table:table-cell office:value-type="float" office:value="1.2523820400238" calcext:value-type="float">
            <text:p>1.2523820400238</text:p>
          </table:table-cell>
        </table:table-row>
        <table:table-row table:style-name="ro1">
          <table:table-cell office:value-type="float" office:value="10.4545454545455" calcext:value-type="float">
            <text:p>10.4545454545455</text:p>
          </table:table-cell>
          <table:table-cell office:value-type="float" office:value="1.30579781532288" calcext:value-type="float">
            <text:p>1.30579781532288</text:p>
          </table:table-cell>
        </table:table-row>
        <table:table-row table:style-name="ro1">
          <table:table-cell office:value-type="float" office:value="10.4675324675325" calcext:value-type="float">
            <text:p>10.4675324675325</text:p>
          </table:table-cell>
          <table:table-cell office:value-type="float" office:value="1.26093304157257" calcext:value-type="float">
            <text:p>1.26093304157257</text:p>
          </table:table-cell>
        </table:table-row>
        <table:table-row table:style-name="ro1">
          <table:table-cell office:value-type="float" office:value="10.4805194805195" calcext:value-type="float">
            <text:p>10.4805194805195</text:p>
          </table:table-cell>
          <table:table-cell office:value-type="float" office:value="1.28427004814148" calcext:value-type="float">
            <text:p>1.28427004814148</text:p>
          </table:table-cell>
        </table:table-row>
        <table:table-row table:style-name="ro1">
          <table:table-cell office:value-type="float" office:value="10.4935064935065" calcext:value-type="float">
            <text:p>10.4935064935065</text:p>
          </table:table-cell>
          <table:table-cell office:value-type="float" office:value="1.22163248062134" calcext:value-type="float">
            <text:p>1.22163248062134</text:p>
          </table:table-cell>
        </table:table-row>
        <table:table-row table:style-name="ro1">
          <table:table-cell office:value-type="float" office:value="10.5064935064935" calcext:value-type="float">
            <text:p>10.5064935064935</text:p>
          </table:table-cell>
          <table:table-cell office:value-type="float" office:value="1.23944139480591" calcext:value-type="float">
            <text:p>1.23944139480591</text:p>
          </table:table-cell>
        </table:table-row>
        <table:table-row table:style-name="ro1">
          <table:table-cell office:value-type="float" office:value="10.5194805194805" calcext:value-type="float">
            <text:p>10.5194805194805</text:p>
          </table:table-cell>
          <table:table-cell office:value-type="float" office:value="1.33721375465393" calcext:value-type="float">
            <text:p>1.33721375465393</text:p>
          </table:table-cell>
        </table:table-row>
        <table:table-row table:style-name="ro1">
          <table:table-cell office:value-type="float" office:value="10.5324675324675" calcext:value-type="float">
            <text:p>10.5324675324675</text:p>
          </table:table-cell>
          <table:table-cell office:value-type="float" office:value="1.1549483537674" calcext:value-type="float">
            <text:p>1.1549483537674</text:p>
          </table:table-cell>
        </table:table-row>
        <table:table-row table:style-name="ro1">
          <table:table-cell office:value-type="float" office:value="10.5454545454545" calcext:value-type="float">
            <text:p>10.5454545454545</text:p>
          </table:table-cell>
          <table:table-cell office:value-type="float" office:value="1.24931168556213" calcext:value-type="float">
            <text:p>1.24931168556213</text:p>
          </table:table-cell>
        </table:table-row>
        <table:table-row table:style-name="ro1">
          <table:table-cell office:value-type="float" office:value="10.5584415584416" calcext:value-type="float">
            <text:p>10.5584415584416</text:p>
          </table:table-cell>
          <table:table-cell office:value-type="float" office:value="1.21369898319244" calcext:value-type="float">
            <text:p>1.21369898319244</text:p>
          </table:table-cell>
        </table:table-row>
        <table:table-row table:style-name="ro1">
          <table:table-cell office:value-type="float" office:value="10.5714285714286" calcext:value-type="float">
            <text:p>10.5714285714286</text:p>
          </table:table-cell>
          <table:table-cell office:value-type="float" office:value="1.36971318721771" calcext:value-type="float">
            <text:p>1.36971318721771</text:p>
          </table:table-cell>
        </table:table-row>
        <table:table-row table:style-name="ro1">
          <table:table-cell office:value-type="float" office:value="10.5844155844156" calcext:value-type="float">
            <text:p>10.5844155844156</text:p>
          </table:table-cell>
          <table:table-cell office:value-type="float" office:value="1.14210712909698" calcext:value-type="float">
            <text:p>1.14210712909698</text:p>
          </table:table-cell>
        </table:table-row>
        <table:table-row table:style-name="ro1">
          <table:table-cell office:value-type="float" office:value="10.5974025974026" calcext:value-type="float">
            <text:p>10.5974025974026</text:p>
          </table:table-cell>
          <table:table-cell office:value-type="float" office:value="1.13016998767853" calcext:value-type="float">
            <text:p>1.13016998767853</text:p>
          </table:table-cell>
        </table:table-row>
        <table:table-row table:style-name="ro1">
          <table:table-cell office:value-type="float" office:value="10.6103896103896" calcext:value-type="float">
            <text:p>10.6103896103896</text:p>
          </table:table-cell>
          <table:table-cell office:value-type="float" office:value="1.09310805797577" calcext:value-type="float">
            <text:p>1.09310805797577</text:p>
          </table:table-cell>
        </table:table-row>
        <table:table-row table:style-name="ro1">
          <table:table-cell office:value-type="float" office:value="10.6233766233766" calcext:value-type="float">
            <text:p>10.6233766233766</text:p>
          </table:table-cell>
          <table:table-cell office:value-type="float" office:value="1.01452934741974" calcext:value-type="float">
            <text:p>1.01452934741974</text:p>
          </table:table-cell>
        </table:table-row>
        <table:table-row table:style-name="ro1">
          <table:table-cell office:value-type="float" office:value="10.6363636363636" calcext:value-type="float">
            <text:p>10.6363636363636</text:p>
          </table:table-cell>
          <table:table-cell office:value-type="float" office:value="1.24012506008148" calcext:value-type="float">
            <text:p>1.24012506008148</text:p>
          </table:table-cell>
        </table:table-row>
        <table:table-row table:style-name="ro1">
          <table:table-cell office:value-type="float" office:value="10.6493506493507" calcext:value-type="float">
            <text:p>10.6493506493507</text:p>
          </table:table-cell>
          <table:table-cell office:value-type="float" office:value="1.16106796264648" calcext:value-type="float">
            <text:p>1.16106796264648</text:p>
          </table:table-cell>
        </table:table-row>
        <table:table-row table:style-name="ro1">
          <table:table-cell office:value-type="float" office:value="10.6623376623377" calcext:value-type="float">
            <text:p>10.6623376623377</text:p>
          </table:table-cell>
          <table:table-cell office:value-type="float" office:value="0.966109931468964" calcext:value-type="float">
            <text:p>0.966109931468964</text:p>
          </table:table-cell>
        </table:table-row>
        <table:table-row table:style-name="ro1">
          <table:table-cell office:value-type="float" office:value="10.6753246753247" calcext:value-type="float">
            <text:p>10.6753246753247</text:p>
          </table:table-cell>
          <table:table-cell office:value-type="float" office:value="1.16334080696106" calcext:value-type="float">
            <text:p>1.16334080696106</text:p>
          </table:table-cell>
        </table:table-row>
        <table:table-row table:style-name="ro1">
          <table:table-cell office:value-type="float" office:value="10.6883116883117" calcext:value-type="float">
            <text:p>10.6883116883117</text:p>
          </table:table-cell>
          <table:table-cell office:value-type="float" office:value="1.26465487480164" calcext:value-type="float">
            <text:p>1.26465487480164</text:p>
          </table:table-cell>
        </table:table-row>
        <table:table-row table:style-name="ro1">
          <table:table-cell office:value-type="float" office:value="10.7012987012987" calcext:value-type="float">
            <text:p>10.7012987012987</text:p>
          </table:table-cell>
          <table:table-cell office:value-type="float" office:value="1.16304802894592" calcext:value-type="float">
            <text:p>1.16304802894592</text:p>
          </table:table-cell>
        </table:table-row>
        <table:table-row table:style-name="ro1">
          <table:table-cell office:value-type="float" office:value="10.7142857142857" calcext:value-type="float">
            <text:p>10.7142857142857</text:p>
          </table:table-cell>
          <table:table-cell office:value-type="float" office:value="1.13358092308044" calcext:value-type="float">
            <text:p>1.13358092308044</text:p>
          </table:table-cell>
        </table:table-row>
        <table:table-row table:style-name="ro1">
          <table:table-cell office:value-type="float" office:value="10.7272727272727" calcext:value-type="float">
            <text:p>10.7272727272727</text:p>
          </table:table-cell>
          <table:table-cell office:value-type="float" office:value="1.3275043964386" calcext:value-type="float">
            <text:p>1.3275043964386</text:p>
          </table:table-cell>
        </table:table-row>
        <table:table-row table:style-name="ro1">
          <table:table-cell office:value-type="float" office:value="10.7402597402597" calcext:value-type="float">
            <text:p>10.7402597402597</text:p>
          </table:table-cell>
          <table:table-cell office:value-type="float" office:value="1.45740377902985" calcext:value-type="float">
            <text:p>1.45740377902985</text:p>
          </table:table-cell>
        </table:table-row>
        <table:table-row table:style-name="ro1">
          <table:table-cell office:value-type="float" office:value="10.7532467532468" calcext:value-type="float">
            <text:p>10.7532467532468</text:p>
          </table:table-cell>
          <table:table-cell office:value-type="float" office:value="1.27267110347748" calcext:value-type="float">
            <text:p>1.27267110347748</text:p>
          </table:table-cell>
        </table:table-row>
        <table:table-row table:style-name="ro1">
          <table:table-cell office:value-type="float" office:value="10.7662337662338" calcext:value-type="float">
            <text:p>10.7662337662338</text:p>
          </table:table-cell>
          <table:table-cell office:value-type="float" office:value="1.16662585735321" calcext:value-type="float">
            <text:p>1.16662585735321</text:p>
          </table:table-cell>
        </table:table-row>
        <table:table-row table:style-name="ro1">
          <table:table-cell office:value-type="float" office:value="10.7792207792208" calcext:value-type="float">
            <text:p>10.7792207792208</text:p>
          </table:table-cell>
          <table:table-cell office:value-type="float" office:value="1.09564673900604" calcext:value-type="float">
            <text:p>1.09564673900604</text:p>
          </table:table-cell>
        </table:table-row>
        <table:table-row table:style-name="ro1">
          <table:table-cell office:value-type="float" office:value="10.7922077922078" calcext:value-type="float">
            <text:p>10.7922077922078</text:p>
          </table:table-cell>
          <table:table-cell office:value-type="float" office:value="1.35618472099304" calcext:value-type="float">
            <text:p>1.35618472099304</text:p>
          </table:table-cell>
        </table:table-row>
        <table:table-row table:style-name="ro1">
          <table:table-cell office:value-type="float" office:value="10.8051948051948" calcext:value-type="float">
            <text:p>10.8051948051948</text:p>
          </table:table-cell>
          <table:table-cell office:value-type="float" office:value="1.17088425159454" calcext:value-type="float">
            <text:p>1.17088425159454</text:p>
          </table:table-cell>
        </table:table-row>
        <table:table-row table:style-name="ro1">
          <table:table-cell office:value-type="float" office:value="10.8181818181818" calcext:value-type="float">
            <text:p>10.8181818181818</text:p>
          </table:table-cell>
          <table:table-cell office:value-type="float" office:value="1.13446700572968" calcext:value-type="float">
            <text:p>1.13446700572968</text:p>
          </table:table-cell>
        </table:table-row>
        <table:table-row table:style-name="ro1">
          <table:table-cell office:value-type="float" office:value="10.8311688311688" calcext:value-type="float">
            <text:p>10.8311688311688</text:p>
          </table:table-cell>
          <table:table-cell office:value-type="float" office:value="1.32801377773285" calcext:value-type="float">
            <text:p>1.32801377773285</text:p>
          </table:table-cell>
        </table:table-row>
        <table:table-row table:style-name="ro1">
          <table:table-cell office:value-type="float" office:value="10.8441558441558" calcext:value-type="float">
            <text:p>10.8441558441558</text:p>
          </table:table-cell>
          <table:table-cell office:value-type="float" office:value="1.25954723358154" calcext:value-type="float">
            <text:p>1.25954723358154</text:p>
          </table:table-cell>
        </table:table-row>
        <table:table-row table:style-name="ro1">
          <table:table-cell office:value-type="float" office:value="10.8571428571429" calcext:value-type="float">
            <text:p>10.8571428571429</text:p>
          </table:table-cell>
          <table:table-cell office:value-type="float" office:value="1.5578989982605" calcext:value-type="float">
            <text:p>1.5578989982605</text:p>
          </table:table-cell>
        </table:table-row>
        <table:table-row table:style-name="ro1">
          <table:table-cell office:value-type="float" office:value="10.8701298701299" calcext:value-type="float">
            <text:p>10.8701298701299</text:p>
          </table:table-cell>
          <table:table-cell office:value-type="float" office:value="1.13841605186462" calcext:value-type="float">
            <text:p>1.13841605186462</text:p>
          </table:table-cell>
        </table:table-row>
        <table:table-row table:style-name="ro1">
          <table:table-cell office:value-type="float" office:value="10.8831168831169" calcext:value-type="float">
            <text:p>10.8831168831169</text:p>
          </table:table-cell>
          <table:table-cell office:value-type="float" office:value="1.1772677898407" calcext:value-type="float">
            <text:p>1.1772677898407</text:p>
          </table:table-cell>
        </table:table-row>
        <table:table-row table:style-name="ro1">
          <table:table-cell office:value-type="float" office:value="10.8961038961039" calcext:value-type="float">
            <text:p>10.8961038961039</text:p>
          </table:table-cell>
          <table:table-cell office:value-type="float" office:value="1.09864115715027" calcext:value-type="float">
            <text:p>1.09864115715027</text:p>
          </table:table-cell>
        </table:table-row>
        <table:table-row table:style-name="ro1">
          <table:table-cell office:value-type="float" office:value="10.9090909090909" calcext:value-type="float">
            <text:p>10.9090909090909</text:p>
          </table:table-cell>
          <table:table-cell office:value-type="float" office:value="1.40471756458282" calcext:value-type="float">
            <text:p>1.40471756458282</text:p>
          </table:table-cell>
        </table:table-row>
        <table:table-row table:style-name="ro1">
          <table:table-cell office:value-type="float" office:value="10.9220779220779" calcext:value-type="float">
            <text:p>10.9220779220779</text:p>
          </table:table-cell>
          <table:table-cell office:value-type="float" office:value="1.15605974197388" calcext:value-type="float">
            <text:p>1.15605974197388</text:p>
          </table:table-cell>
        </table:table-row>
        <table:table-row table:style-name="ro1">
          <table:table-cell office:value-type="float" office:value="10.9350649350649" calcext:value-type="float">
            <text:p>10.9350649350649</text:p>
          </table:table-cell>
          <table:table-cell office:value-type="float" office:value="1.01540327072144" calcext:value-type="float">
            <text:p>1.01540327072144</text:p>
          </table:table-cell>
        </table:table-row>
        <table:table-row table:style-name="ro1">
          <table:table-cell office:value-type="float" office:value="10.9480519480519" calcext:value-type="float">
            <text:p>10.9480519480519</text:p>
          </table:table-cell>
          <table:table-cell office:value-type="float" office:value="1.14279568195343" calcext:value-type="float">
            <text:p>1.14279568195343</text:p>
          </table:table-cell>
        </table:table-row>
        <table:table-row table:style-name="ro1">
          <table:table-cell office:value-type="float" office:value="10.961038961039" calcext:value-type="float">
            <text:p>10.961038961039</text:p>
          </table:table-cell>
          <table:table-cell office:value-type="float" office:value="1.09406840801239" calcext:value-type="float">
            <text:p>1.09406840801239</text:p>
          </table:table-cell>
        </table:table-row>
        <table:table-row table:style-name="ro1">
          <table:table-cell office:value-type="float" office:value="10.974025974026" calcext:value-type="float">
            <text:p>10.974025974026</text:p>
          </table:table-cell>
          <table:table-cell office:value-type="float" office:value="1.22472131252289" calcext:value-type="float">
            <text:p>1.22472131252289</text:p>
          </table:table-cell>
        </table:table-row>
        <table:table-row table:style-name="ro1">
          <table:table-cell office:value-type="float" office:value="10.987012987013" calcext:value-type="float">
            <text:p>10.987012987013</text:p>
          </table:table-cell>
          <table:table-cell office:value-type="float" office:value="1.41618514060974" calcext:value-type="float">
            <text:p>1.416185140609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544365644455" calcext:value-type="float">
            <text:p>1.0544365644455</text:p>
          </table:table-cell>
        </table:table-row>
        <table:table-row table:style-name="ro1">
          <table:table-cell office:value-type="float" office:value="11.012987012987" calcext:value-type="float">
            <text:p>11.012987012987</text:p>
          </table:table-cell>
          <table:table-cell office:value-type="float" office:value="0.965562403202057" calcext:value-type="float">
            <text:p>0.965562403202057</text:p>
          </table:table-cell>
        </table:table-row>
        <table:table-row table:style-name="ro1">
          <table:table-cell office:value-type="float" office:value="11.025974025974" calcext:value-type="float">
            <text:p>11.025974025974</text:p>
          </table:table-cell>
          <table:table-cell office:value-type="float" office:value="0.997365713119507" calcext:value-type="float">
            <text:p>0.997365713119507</text:p>
          </table:table-cell>
        </table:table-row>
        <table:table-row table:style-name="ro1">
          <table:table-cell office:value-type="float" office:value="11.038961038961" calcext:value-type="float">
            <text:p>11.038961038961</text:p>
          </table:table-cell>
          <table:table-cell office:value-type="float" office:value="1.16898357868195" calcext:value-type="float">
            <text:p>1.16898357868195</text:p>
          </table:table-cell>
        </table:table-row>
        <table:table-row table:style-name="ro1">
          <table:table-cell office:value-type="float" office:value="11.0519480519481" calcext:value-type="float">
            <text:p>11.0519480519481</text:p>
          </table:table-cell>
          <table:table-cell office:value-type="float" office:value="1.09207367897034" calcext:value-type="float">
            <text:p>1.09207367897034</text:p>
          </table:table-cell>
        </table:table-row>
        <table:table-row table:style-name="ro1">
          <table:table-cell office:value-type="float" office:value="11.0649350649351" calcext:value-type="float">
            <text:p>11.0649350649351</text:p>
          </table:table-cell>
          <table:table-cell office:value-type="float" office:value="0.994844079017639" calcext:value-type="float">
            <text:p>0.994844079017639</text:p>
          </table:table-cell>
        </table:table-row>
        <table:table-row table:style-name="ro1">
          <table:table-cell office:value-type="float" office:value="11.0779220779221" calcext:value-type="float">
            <text:p>11.0779220779221</text:p>
          </table:table-cell>
          <table:table-cell office:value-type="float" office:value="1.22412765026093" calcext:value-type="float">
            <text:p>1.22412765026093</text:p>
          </table:table-cell>
        </table:table-row>
        <table:table-row table:style-name="ro1">
          <table:table-cell office:value-type="float" office:value="11.0909090909091" calcext:value-type="float">
            <text:p>11.0909090909091</text:p>
          </table:table-cell>
          <table:table-cell office:value-type="float" office:value="1.19038462638855" calcext:value-type="float">
            <text:p>1.19038462638855</text:p>
          </table:table-cell>
        </table:table-row>
        <table:table-row table:style-name="ro1">
          <table:table-cell office:value-type="float" office:value="11.1038961038961" calcext:value-type="float">
            <text:p>11.1038961038961</text:p>
          </table:table-cell>
          <table:table-cell office:value-type="float" office:value="1.21138572692871" calcext:value-type="float">
            <text:p>1.21138572692871</text:p>
          </table:table-cell>
        </table:table-row>
        <table:table-row table:style-name="ro1">
          <table:table-cell office:value-type="float" office:value="11.1168831168831" calcext:value-type="float">
            <text:p>11.1168831168831</text:p>
          </table:table-cell>
          <table:table-cell office:value-type="float" office:value="1.14380919933319" calcext:value-type="float">
            <text:p>1.14380919933319</text:p>
          </table:table-cell>
        </table:table-row>
        <table:table-row table:style-name="ro1">
          <table:table-cell office:value-type="float" office:value="11.1298701298701" calcext:value-type="float">
            <text:p>11.1298701298701</text:p>
          </table:table-cell>
          <table:table-cell office:value-type="float" office:value="1.35112428665161" calcext:value-type="float">
            <text:p>1.35112428665161</text:p>
          </table:table-cell>
        </table:table-row>
        <table:table-row table:style-name="ro1">
          <table:table-cell office:value-type="float" office:value="11.1428571428571" calcext:value-type="float">
            <text:p>11.1428571428571</text:p>
          </table:table-cell>
          <table:table-cell office:value-type="float" office:value="1.1233514547348" calcext:value-type="float">
            <text:p>1.1233514547348</text:p>
          </table:table-cell>
        </table:table-row>
        <table:table-row table:style-name="ro1">
          <table:table-cell office:value-type="float" office:value="11.1558441558442" calcext:value-type="float">
            <text:p>11.1558441558442</text:p>
          </table:table-cell>
          <table:table-cell office:value-type="float" office:value="1.10210716724396" calcext:value-type="float">
            <text:p>1.10210716724396</text:p>
          </table:table-cell>
        </table:table-row>
        <table:table-row table:style-name="ro1">
          <table:table-cell office:value-type="float" office:value="11.1688311688312" calcext:value-type="float">
            <text:p>11.1688311688312</text:p>
          </table:table-cell>
          <table:table-cell office:value-type="float" office:value="1.22913634777069" calcext:value-type="float">
            <text:p>1.22913634777069</text:p>
          </table:table-cell>
        </table:table-row>
        <table:table-row table:style-name="ro1">
          <table:table-cell office:value-type="float" office:value="11.1818181818182" calcext:value-type="float">
            <text:p>11.1818181818182</text:p>
          </table:table-cell>
          <table:table-cell office:value-type="float" office:value="0.973950445652008" calcext:value-type="float">
            <text:p>0.973950445652008</text:p>
          </table:table-cell>
        </table:table-row>
        <table:table-row table:style-name="ro1">
          <table:table-cell office:value-type="float" office:value="11.1948051948052" calcext:value-type="float">
            <text:p>11.1948051948052</text:p>
          </table:table-cell>
          <table:table-cell office:value-type="float" office:value="1.35864543914795" calcext:value-type="float">
            <text:p>1.35864543914795</text:p>
          </table:table-cell>
        </table:table-row>
        <table:table-row table:style-name="ro1">
          <table:table-cell office:value-type="float" office:value="11.2077922077922" calcext:value-type="float">
            <text:p>11.2077922077922</text:p>
          </table:table-cell>
          <table:table-cell office:value-type="float" office:value="0.980640470981598" calcext:value-type="float">
            <text:p>0.980640470981598</text:p>
          </table:table-cell>
        </table:table-row>
        <table:table-row table:style-name="ro1">
          <table:table-cell office:value-type="float" office:value="11.2207792207792" calcext:value-type="float">
            <text:p>11.2207792207792</text:p>
          </table:table-cell>
          <table:table-cell office:value-type="float" office:value="0.949730813503265" calcext:value-type="float">
            <text:p>0.949730813503265</text:p>
          </table:table-cell>
        </table:table-row>
        <table:table-row table:style-name="ro1">
          <table:table-cell office:value-type="float" office:value="11.2337662337662" calcext:value-type="float">
            <text:p>11.2337662337662</text:p>
          </table:table-cell>
          <table:table-cell office:value-type="float" office:value="1.02197754383087" calcext:value-type="float">
            <text:p>1.02197754383087</text:p>
          </table:table-cell>
        </table:table-row>
        <table:table-row table:style-name="ro1">
          <table:table-cell office:value-type="float" office:value="11.2467532467532" calcext:value-type="float">
            <text:p>11.2467532467532</text:p>
          </table:table-cell>
          <table:table-cell office:value-type="float" office:value="1.34825325012207" calcext:value-type="float">
            <text:p>1.34825325012207</text:p>
          </table:table-cell>
        </table:table-row>
        <table:table-row table:style-name="ro1">
          <table:table-cell office:value-type="float" office:value="11.2597402597403" calcext:value-type="float">
            <text:p>11.2597402597403</text:p>
          </table:table-cell>
          <table:table-cell office:value-type="float" office:value="1.16122007369995" calcext:value-type="float">
            <text:p>1.16122007369995</text:p>
          </table:table-cell>
        </table:table-row>
        <table:table-row table:style-name="ro1">
          <table:table-cell office:value-type="float" office:value="11.2727272727273" calcext:value-type="float">
            <text:p>11.2727272727273</text:p>
          </table:table-cell>
          <table:table-cell office:value-type="float" office:value="1.06877565383911" calcext:value-type="float">
            <text:p>1.06877565383911</text:p>
          </table:table-cell>
        </table:table-row>
        <table:table-row table:style-name="ro1">
          <table:table-cell office:value-type="float" office:value="11.2857142857143" calcext:value-type="float">
            <text:p>11.2857142857143</text:p>
          </table:table-cell>
          <table:table-cell office:value-type="float" office:value="1.02263939380646" calcext:value-type="float">
            <text:p>1.02263939380646</text:p>
          </table:table-cell>
        </table:table-row>
        <table:table-row table:style-name="ro1">
          <table:table-cell office:value-type="float" office:value="11.2987012987013" calcext:value-type="float">
            <text:p>11.2987012987013</text:p>
          </table:table-cell>
          <table:table-cell office:value-type="float" office:value="1.17006695270538" calcext:value-type="float">
            <text:p>1.17006695270538</text:p>
          </table:table-cell>
        </table:table-row>
        <table:table-row table:style-name="ro1">
          <table:table-cell office:value-type="float" office:value="11.3116883116883" calcext:value-type="float">
            <text:p>11.3116883116883</text:p>
          </table:table-cell>
          <table:table-cell office:value-type="float" office:value="1.2099357843399" calcext:value-type="float">
            <text:p>1.2099357843399</text:p>
          </table:table-cell>
        </table:table-row>
        <table:table-row table:style-name="ro1">
          <table:table-cell office:value-type="float" office:value="11.3246753246753" calcext:value-type="float">
            <text:p>11.3246753246753</text:p>
          </table:table-cell>
          <table:table-cell office:value-type="float" office:value="1.02154529094696" calcext:value-type="float">
            <text:p>1.02154529094696</text:p>
          </table:table-cell>
        </table:table-row>
        <table:table-row table:style-name="ro1">
          <table:table-cell office:value-type="float" office:value="11.3376623376623" calcext:value-type="float">
            <text:p>11.3376623376623</text:p>
          </table:table-cell>
          <table:table-cell office:value-type="float" office:value="1.09713995456696" calcext:value-type="float">
            <text:p>1.09713995456696</text:p>
          </table:table-cell>
        </table:table-row>
        <table:table-row table:style-name="ro1">
          <table:table-cell office:value-type="float" office:value="11.3506493506494" calcext:value-type="float">
            <text:p>11.3506493506494</text:p>
          </table:table-cell>
          <table:table-cell office:value-type="float" office:value="0.9071364402771" calcext:value-type="float">
            <text:p>0.9071364402771</text:p>
          </table:table-cell>
        </table:table-row>
        <table:table-row table:style-name="ro1">
          <table:table-cell office:value-type="float" office:value="11.3636363636364" calcext:value-type="float">
            <text:p>11.3636363636364</text:p>
          </table:table-cell>
          <table:table-cell office:value-type="float" office:value="1.05633652210236" calcext:value-type="float">
            <text:p>1.05633652210236</text:p>
          </table:table-cell>
        </table:table-row>
        <table:table-row table:style-name="ro1">
          <table:table-cell office:value-type="float" office:value="11.3766233766234" calcext:value-type="float">
            <text:p>11.3766233766234</text:p>
          </table:table-cell>
          <table:table-cell office:value-type="float" office:value="1.14834332466125" calcext:value-type="float">
            <text:p>1.14834332466125</text:p>
          </table:table-cell>
        </table:table-row>
        <table:table-row table:style-name="ro1">
          <table:table-cell office:value-type="float" office:value="11.3896103896104" calcext:value-type="float">
            <text:p>11.3896103896104</text:p>
          </table:table-cell>
          <table:table-cell office:value-type="float" office:value="1.22373795509338" calcext:value-type="float">
            <text:p>1.22373795509338</text:p>
          </table:table-cell>
        </table:table-row>
        <table:table-row table:style-name="ro1">
          <table:table-cell office:value-type="float" office:value="11.4025974025974" calcext:value-type="float">
            <text:p>11.4025974025974</text:p>
          </table:table-cell>
          <table:table-cell office:value-type="float" office:value="1.21706485748291" calcext:value-type="float">
            <text:p>1.21706485748291</text:p>
          </table:table-cell>
        </table:table-row>
        <table:table-row table:style-name="ro1">
          <table:table-cell office:value-type="float" office:value="11.4155844155844" calcext:value-type="float">
            <text:p>11.4155844155844</text:p>
          </table:table-cell>
          <table:table-cell office:value-type="float" office:value="1.12654292583466" calcext:value-type="float">
            <text:p>1.12654292583466</text:p>
          </table:table-cell>
        </table:table-row>
        <table:table-row table:style-name="ro1">
          <table:table-cell office:value-type="float" office:value="11.4285714285714" calcext:value-type="float">
            <text:p>11.4285714285714</text:p>
          </table:table-cell>
          <table:table-cell office:value-type="float" office:value="1.08058655261993" calcext:value-type="float">
            <text:p>1.08058655261993</text:p>
          </table:table-cell>
        </table:table-row>
        <table:table-row table:style-name="ro1">
          <table:table-cell office:value-type="float" office:value="11.4415584415584" calcext:value-type="float">
            <text:p>11.4415584415584</text:p>
          </table:table-cell>
          <table:table-cell office:value-type="float" office:value="1.19236242771149" calcext:value-type="float">
            <text:p>1.19236242771149</text:p>
          </table:table-cell>
        </table:table-row>
        <table:table-row table:style-name="ro1">
          <table:table-cell office:value-type="float" office:value="11.4545454545455" calcext:value-type="float">
            <text:p>11.4545454545455</text:p>
          </table:table-cell>
          <table:table-cell office:value-type="float" office:value="1.22506892681122" calcext:value-type="float">
            <text:p>1.22506892681122</text:p>
          </table:table-cell>
        </table:table-row>
        <table:table-row table:style-name="ro1">
          <table:table-cell office:value-type="float" office:value="11.4675324675325" calcext:value-type="float">
            <text:p>11.4675324675325</text:p>
          </table:table-cell>
          <table:table-cell office:value-type="float" office:value="1.07984483242035" calcext:value-type="float">
            <text:p>1.07984483242035</text:p>
          </table:table-cell>
        </table:table-row>
        <table:table-row table:style-name="ro1">
          <table:table-cell office:value-type="float" office:value="11.4805194805195" calcext:value-type="float">
            <text:p>11.4805194805195</text:p>
          </table:table-cell>
          <table:table-cell office:value-type="float" office:value="1.14050316810608" calcext:value-type="float">
            <text:p>1.14050316810608</text:p>
          </table:table-cell>
        </table:table-row>
        <table:table-row table:style-name="ro1">
          <table:table-cell office:value-type="float" office:value="11.4935064935065" calcext:value-type="float">
            <text:p>11.4935064935065</text:p>
          </table:table-cell>
          <table:table-cell office:value-type="float" office:value="1.1621835231781" calcext:value-type="float">
            <text:p>1.1621835231781</text:p>
          </table:table-cell>
        </table:table-row>
        <table:table-row table:style-name="ro1">
          <table:table-cell office:value-type="float" office:value="11.5064935064935" calcext:value-type="float">
            <text:p>11.5064935064935</text:p>
          </table:table-cell>
          <table:table-cell office:value-type="float" office:value="1.17447173595428" calcext:value-type="float">
            <text:p>1.17447173595428</text:p>
          </table:table-cell>
        </table:table-row>
        <table:table-row table:style-name="ro1">
          <table:table-cell office:value-type="float" office:value="11.5194805194805" calcext:value-type="float">
            <text:p>11.5194805194805</text:p>
          </table:table-cell>
          <table:table-cell office:value-type="float" office:value="1.05055165290833" calcext:value-type="float">
            <text:p>1.05055165290833</text:p>
          </table:table-cell>
        </table:table-row>
        <table:table-row table:style-name="ro1">
          <table:table-cell office:value-type="float" office:value="11.5324675324675" calcext:value-type="float">
            <text:p>11.5324675324675</text:p>
          </table:table-cell>
          <table:table-cell office:value-type="float" office:value="1.36849522590637" calcext:value-type="float">
            <text:p>1.36849522590637</text:p>
          </table:table-cell>
        </table:table-row>
        <table:table-row table:style-name="ro1">
          <table:table-cell office:value-type="float" office:value="11.5454545454545" calcext:value-type="float">
            <text:p>11.5454545454545</text:p>
          </table:table-cell>
          <table:table-cell office:value-type="float" office:value="1.56380009651184" calcext:value-type="float">
            <text:p>1.56380009651184</text:p>
          </table:table-cell>
        </table:table-row>
        <table:table-row table:style-name="ro1">
          <table:table-cell office:value-type="float" office:value="11.5584415584416" calcext:value-type="float">
            <text:p>11.5584415584416</text:p>
          </table:table-cell>
          <table:table-cell office:value-type="float" office:value="1.36272180080414" calcext:value-type="float">
            <text:p>1.36272180080414</text:p>
          </table:table-cell>
        </table:table-row>
        <table:table-row table:style-name="ro1">
          <table:table-cell office:value-type="float" office:value="11.5714285714286" calcext:value-type="float">
            <text:p>11.5714285714286</text:p>
          </table:table-cell>
          <table:table-cell office:value-type="float" office:value="1.08907270431519" calcext:value-type="float">
            <text:p>1.08907270431519</text:p>
          </table:table-cell>
        </table:table-row>
        <table:table-row table:style-name="ro1">
          <table:table-cell office:value-type="float" office:value="11.5844155844156" calcext:value-type="float">
            <text:p>11.5844155844156</text:p>
          </table:table-cell>
          <table:table-cell office:value-type="float" office:value="1.34206938743591" calcext:value-type="float">
            <text:p>1.34206938743591</text:p>
          </table:table-cell>
        </table:table-row>
        <table:table-row table:style-name="ro1">
          <table:table-cell office:value-type="float" office:value="11.5974025974026" calcext:value-type="float">
            <text:p>11.5974025974026</text:p>
          </table:table-cell>
          <table:table-cell office:value-type="float" office:value="1.29294836521149" calcext:value-type="float">
            <text:p>1.29294836521149</text:p>
          </table:table-cell>
        </table:table-row>
        <table:table-row table:style-name="ro1">
          <table:table-cell office:value-type="float" office:value="11.6103896103896" calcext:value-type="float">
            <text:p>11.6103896103896</text:p>
          </table:table-cell>
          <table:table-cell office:value-type="float" office:value="1.003009557724" calcext:value-type="float">
            <text:p>1.003009557724</text:p>
          </table:table-cell>
        </table:table-row>
        <table:table-row table:style-name="ro1">
          <table:table-cell office:value-type="float" office:value="11.6233766233766" calcext:value-type="float">
            <text:p>11.6233766233766</text:p>
          </table:table-cell>
          <table:table-cell office:value-type="float" office:value="1.20591521263123" calcext:value-type="float">
            <text:p>1.20591521263123</text:p>
          </table:table-cell>
        </table:table-row>
        <table:table-row table:style-name="ro1">
          <table:table-cell office:value-type="float" office:value="11.6363636363636" calcext:value-type="float">
            <text:p>11.6363636363636</text:p>
          </table:table-cell>
          <table:table-cell office:value-type="float" office:value="1.14349281787872" calcext:value-type="float">
            <text:p>1.14349281787872</text:p>
          </table:table-cell>
        </table:table-row>
        <table:table-row table:style-name="ro1">
          <table:table-cell office:value-type="float" office:value="11.6493506493507" calcext:value-type="float">
            <text:p>11.6493506493507</text:p>
          </table:table-cell>
          <table:table-cell office:value-type="float" office:value="0.902891397476196" calcext:value-type="float">
            <text:p>0.902891397476196</text:p>
          </table:table-cell>
        </table:table-row>
        <table:table-row table:style-name="ro1">
          <table:table-cell office:value-type="float" office:value="11.6623376623377" calcext:value-type="float">
            <text:p>11.6623376623377</text:p>
          </table:table-cell>
          <table:table-cell office:value-type="float" office:value="1.07693362236023" calcext:value-type="float">
            <text:p>1.07693362236023</text:p>
          </table:table-cell>
        </table:table-row>
        <table:table-row table:style-name="ro1">
          <table:table-cell office:value-type="float" office:value="11.6753246753247" calcext:value-type="float">
            <text:p>11.6753246753247</text:p>
          </table:table-cell>
          <table:table-cell office:value-type="float" office:value="1.28478455543518" calcext:value-type="float">
            <text:p>1.28478455543518</text:p>
          </table:table-cell>
        </table:table-row>
        <table:table-row table:style-name="ro1">
          <table:table-cell office:value-type="float" office:value="11.6883116883117" calcext:value-type="float">
            <text:p>11.6883116883117</text:p>
          </table:table-cell>
          <table:table-cell office:value-type="float" office:value="1.1784850358963" calcext:value-type="float">
            <text:p>1.1784850358963</text:p>
          </table:table-cell>
        </table:table-row>
        <table:table-row table:style-name="ro1">
          <table:table-cell office:value-type="float" office:value="11.7012987012987" calcext:value-type="float">
            <text:p>11.7012987012987</text:p>
          </table:table-cell>
          <table:table-cell office:value-type="float" office:value="1.09187495708466" calcext:value-type="float">
            <text:p>1.09187495708466</text:p>
          </table:table-cell>
        </table:table-row>
        <table:table-row table:style-name="ro1">
          <table:table-cell office:value-type="float" office:value="11.7142857142857" calcext:value-type="float">
            <text:p>11.7142857142857</text:p>
          </table:table-cell>
          <table:table-cell office:value-type="float" office:value="0.993800938129425" calcext:value-type="float">
            <text:p>0.993800938129425</text:p>
          </table:table-cell>
        </table:table-row>
        <table:table-row table:style-name="ro1">
          <table:table-cell office:value-type="float" office:value="11.7272727272727" calcext:value-type="float">
            <text:p>11.7272727272727</text:p>
          </table:table-cell>
          <table:table-cell office:value-type="float" office:value="1.04935038089752" calcext:value-type="float">
            <text:p>1.04935038089752</text:p>
          </table:table-cell>
        </table:table-row>
        <table:table-row table:style-name="ro1">
          <table:table-cell office:value-type="float" office:value="11.7402597402597" calcext:value-type="float">
            <text:p>11.7402597402597</text:p>
          </table:table-cell>
          <table:table-cell office:value-type="float" office:value="1.3421847820282" calcext:value-type="float">
            <text:p>1.3421847820282</text:p>
          </table:table-cell>
        </table:table-row>
        <table:table-row table:style-name="ro1">
          <table:table-cell office:value-type="float" office:value="11.7532467532468" calcext:value-type="float">
            <text:p>11.7532467532468</text:p>
          </table:table-cell>
          <table:table-cell office:value-type="float" office:value="0.99468332529068" calcext:value-type="float">
            <text:p>0.99468332529068</text:p>
          </table:table-cell>
        </table:table-row>
        <table:table-row table:style-name="ro1">
          <table:table-cell office:value-type="float" office:value="11.7662337662338" calcext:value-type="float">
            <text:p>11.7662337662338</text:p>
          </table:table-cell>
          <table:table-cell office:value-type="float" office:value="1.09971249103546" calcext:value-type="float">
            <text:p>1.09971249103546</text:p>
          </table:table-cell>
        </table:table-row>
        <table:table-row table:style-name="ro1">
          <table:table-cell office:value-type="float" office:value="11.7792207792208" calcext:value-type="float">
            <text:p>11.7792207792208</text:p>
          </table:table-cell>
          <table:table-cell office:value-type="float" office:value="0.810339033603668" calcext:value-type="float">
            <text:p>0.810339033603668</text:p>
          </table:table-cell>
        </table:table-row>
        <table:table-row table:style-name="ro1">
          <table:table-cell office:value-type="float" office:value="11.7922077922078" calcext:value-type="float">
            <text:p>11.7922077922078</text:p>
          </table:table-cell>
          <table:table-cell office:value-type="float" office:value="1.23240745067596" calcext:value-type="float">
            <text:p>1.23240745067596</text:p>
          </table:table-cell>
        </table:table-row>
        <table:table-row table:style-name="ro1">
          <table:table-cell office:value-type="float" office:value="11.8051948051948" calcext:value-type="float">
            <text:p>11.8051948051948</text:p>
          </table:table-cell>
          <table:table-cell office:value-type="float" office:value="1.25946056842804" calcext:value-type="float">
            <text:p>1.25946056842804</text:p>
          </table:table-cell>
        </table:table-row>
        <table:table-row table:style-name="ro1">
          <table:table-cell office:value-type="float" office:value="11.8181818181818" calcext:value-type="float">
            <text:p>11.8181818181818</text:p>
          </table:table-cell>
          <table:table-cell office:value-type="float" office:value="1.04596328735352" calcext:value-type="float">
            <text:p>1.04596328735352</text:p>
          </table:table-cell>
        </table:table-row>
        <table:table-row table:style-name="ro1">
          <table:table-cell office:value-type="float" office:value="11.8311688311688" calcext:value-type="float">
            <text:p>11.8311688311688</text:p>
          </table:table-cell>
          <table:table-cell office:value-type="float" office:value="1.10227108001709" calcext:value-type="float">
            <text:p>1.10227108001709</text:p>
          </table:table-cell>
        </table:table-row>
        <table:table-row table:style-name="ro1">
          <table:table-cell office:value-type="float" office:value="11.8441558441558" calcext:value-type="float">
            <text:p>11.8441558441558</text:p>
          </table:table-cell>
          <table:table-cell office:value-type="float" office:value="1.28267288208008" calcext:value-type="float">
            <text:p>1.28267288208008</text:p>
          </table:table-cell>
        </table:table-row>
        <table:table-row table:style-name="ro1">
          <table:table-cell office:value-type="float" office:value="11.8571428571429" calcext:value-type="float">
            <text:p>11.8571428571429</text:p>
          </table:table-cell>
          <table:table-cell office:value-type="float" office:value="1.0299916267395" calcext:value-type="float">
            <text:p>1.0299916267395</text:p>
          </table:table-cell>
        </table:table-row>
        <table:table-row table:style-name="ro1">
          <table:table-cell office:value-type="float" office:value="11.8701298701299" calcext:value-type="float">
            <text:p>11.8701298701299</text:p>
          </table:table-cell>
          <table:table-cell office:value-type="float" office:value="0.953925728797913" calcext:value-type="float">
            <text:p>0.953925728797913</text:p>
          </table:table-cell>
        </table:table-row>
        <table:table-row table:style-name="ro1">
          <table:table-cell office:value-type="float" office:value="11.8831168831169" calcext:value-type="float">
            <text:p>11.8831168831169</text:p>
          </table:table-cell>
          <table:table-cell office:value-type="float" office:value="0.919972598552704" calcext:value-type="float">
            <text:p>0.919972598552704</text:p>
          </table:table-cell>
        </table:table-row>
        <table:table-row table:style-name="ro1">
          <table:table-cell office:value-type="float" office:value="11.8961038961039" calcext:value-type="float">
            <text:p>11.8961038961039</text:p>
          </table:table-cell>
          <table:table-cell office:value-type="float" office:value="1.08301639556885" calcext:value-type="float">
            <text:p>1.08301639556885</text:p>
          </table:table-cell>
        </table:table-row>
        <table:table-row table:style-name="ro1">
          <table:table-cell office:value-type="float" office:value="11.9090909090909" calcext:value-type="float">
            <text:p>11.9090909090909</text:p>
          </table:table-cell>
          <table:table-cell office:value-type="float" office:value="0.984736740589142" calcext:value-type="float">
            <text:p>0.984736740589142</text:p>
          </table:table-cell>
        </table:table-row>
        <table:table-row table:style-name="ro1">
          <table:table-cell office:value-type="float" office:value="11.9220779220779" calcext:value-type="float">
            <text:p>11.9220779220779</text:p>
          </table:table-cell>
          <table:table-cell office:value-type="float" office:value="1.04515373706818" calcext:value-type="float">
            <text:p>1.04515373706818</text:p>
          </table:table-cell>
        </table:table-row>
        <table:table-row table:style-name="ro1">
          <table:table-cell office:value-type="float" office:value="11.9350649350649" calcext:value-type="float">
            <text:p>11.9350649350649</text:p>
          </table:table-cell>
          <table:table-cell office:value-type="float" office:value="1.240358710289" calcext:value-type="float">
            <text:p>1.240358710289</text:p>
          </table:table-cell>
        </table:table-row>
        <table:table-row table:style-name="ro1">
          <table:table-cell office:value-type="float" office:value="11.9480519480519" calcext:value-type="float">
            <text:p>11.9480519480519</text:p>
          </table:table-cell>
          <table:table-cell office:value-type="float" office:value="1.20247530937195" calcext:value-type="float">
            <text:p>1.20247530937195</text:p>
          </table:table-cell>
        </table:table-row>
        <table:table-row table:style-name="ro1">
          <table:table-cell office:value-type="float" office:value="11.961038961039" calcext:value-type="float">
            <text:p>11.961038961039</text:p>
          </table:table-cell>
          <table:table-cell office:value-type="float" office:value="1.09882402420044" calcext:value-type="float">
            <text:p>1.09882402420044</text:p>
          </table:table-cell>
        </table:table-row>
        <table:table-row table:style-name="ro1">
          <table:table-cell office:value-type="float" office:value="11.974025974026" calcext:value-type="float">
            <text:p>11.974025974026</text:p>
          </table:table-cell>
          <table:table-cell office:value-type="float" office:value="1.20891189575195" calcext:value-type="float">
            <text:p>1.20891189575195</text:p>
          </table:table-cell>
        </table:table-row>
        <table:table-row table:style-name="ro1">
          <table:table-cell office:value-type="float" office:value="11.987012987013" calcext:value-type="float">
            <text:p>11.987012987013</text:p>
          </table:table-cell>
          <table:table-cell office:value-type="float" office:value="1.07967352867126" calcext:value-type="float">
            <text:p>1.07967352867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36114728450775" calcext:value-type="float">
            <text:p>0.936114728450775</text:p>
          </table:table-cell>
        </table:table-row>
        <table:table-row table:style-name="ro1">
          <table:table-cell office:value-type="float" office:value="12.012987012987" calcext:value-type="float">
            <text:p>12.012987012987</text:p>
          </table:table-cell>
          <table:table-cell office:value-type="float" office:value="0.913240671157837" calcext:value-type="float">
            <text:p>0.913240671157837</text:p>
          </table:table-cell>
        </table:table-row>
        <table:table-row table:style-name="ro1">
          <table:table-cell office:value-type="float" office:value="12.025974025974" calcext:value-type="float">
            <text:p>12.025974025974</text:p>
          </table:table-cell>
          <table:table-cell office:value-type="float" office:value="0.907877743244171" calcext:value-type="float">
            <text:p>0.907877743244171</text:p>
          </table:table-cell>
        </table:table-row>
        <table:table-row table:style-name="ro1">
          <table:table-cell office:value-type="float" office:value="12.038961038961" calcext:value-type="float">
            <text:p>12.038961038961</text:p>
          </table:table-cell>
          <table:table-cell office:value-type="float" office:value="1.02273392677307" calcext:value-type="float">
            <text:p>1.02273392677307</text:p>
          </table:table-cell>
        </table:table-row>
        <table:table-row table:style-name="ro1">
          <table:table-cell office:value-type="float" office:value="12.0519480519481" calcext:value-type="float">
            <text:p>12.0519480519481</text:p>
          </table:table-cell>
          <table:table-cell office:value-type="float" office:value="0.958191096782684" calcext:value-type="float">
            <text:p>0.958191096782684</text:p>
          </table:table-cell>
        </table:table-row>
        <table:table-row table:style-name="ro1">
          <table:table-cell office:value-type="float" office:value="12.0649350649351" calcext:value-type="float">
            <text:p>12.0649350649351</text:p>
          </table:table-cell>
          <table:table-cell office:value-type="float" office:value="1.27156090736389" calcext:value-type="float">
            <text:p>1.27156090736389</text:p>
          </table:table-cell>
        </table:table-row>
        <table:table-row table:style-name="ro1">
          <table:table-cell office:value-type="float" office:value="12.0779220779221" calcext:value-type="float">
            <text:p>12.0779220779221</text:p>
          </table:table-cell>
          <table:table-cell office:value-type="float" office:value="1.09391379356384" calcext:value-type="float">
            <text:p>1.09391379356384</text:p>
          </table:table-cell>
        </table:table-row>
        <table:table-row table:style-name="ro1">
          <table:table-cell office:value-type="float" office:value="12.0909090909091" calcext:value-type="float">
            <text:p>12.0909090909091</text:p>
          </table:table-cell>
          <table:table-cell office:value-type="float" office:value="1.15926897525787" calcext:value-type="float">
            <text:p>1.15926897525787</text:p>
          </table:table-cell>
        </table:table-row>
        <table:table-row table:style-name="ro1">
          <table:table-cell office:value-type="float" office:value="12.1038961038961" calcext:value-type="float">
            <text:p>12.1038961038961</text:p>
          </table:table-cell>
          <table:table-cell office:value-type="float" office:value="0.987760841846466" calcext:value-type="float">
            <text:p>0.987760841846466</text:p>
          </table:table-cell>
        </table:table-row>
        <table:table-row table:style-name="ro1">
          <table:table-cell office:value-type="float" office:value="12.1168831168831" calcext:value-type="float">
            <text:p>12.1168831168831</text:p>
          </table:table-cell>
          <table:table-cell office:value-type="float" office:value="1.19473016262054" calcext:value-type="float">
            <text:p>1.19473016262054</text:p>
          </table:table-cell>
        </table:table-row>
        <table:table-row table:style-name="ro1">
          <table:table-cell office:value-type="float" office:value="12.1298701298701" calcext:value-type="float">
            <text:p>12.1298701298701</text:p>
          </table:table-cell>
          <table:table-cell office:value-type="float" office:value="0.937997996807098" calcext:value-type="float">
            <text:p>0.937997996807098</text:p>
          </table:table-cell>
        </table:table-row>
        <table:table-row table:style-name="ro1">
          <table:table-cell office:value-type="float" office:value="12.1428571428571" calcext:value-type="float">
            <text:p>12.1428571428571</text:p>
          </table:table-cell>
          <table:table-cell office:value-type="float" office:value="0.977450609207153" calcext:value-type="float">
            <text:p>0.977450609207153</text:p>
          </table:table-cell>
        </table:table-row>
        <table:table-row table:style-name="ro1">
          <table:table-cell office:value-type="float" office:value="12.1558441558442" calcext:value-type="float">
            <text:p>12.1558441558442</text:p>
          </table:table-cell>
          <table:table-cell office:value-type="float" office:value="1.17897033691406" calcext:value-type="float">
            <text:p>1.17897033691406</text:p>
          </table:table-cell>
        </table:table-row>
        <table:table-row table:style-name="ro1">
          <table:table-cell office:value-type="float" office:value="12.1688311688312" calcext:value-type="float">
            <text:p>12.1688311688312</text:p>
          </table:table-cell>
          <table:table-cell office:value-type="float" office:value="1.16499185562134" calcext:value-type="float">
            <text:p>1.16499185562134</text:p>
          </table:table-cell>
        </table:table-row>
        <table:table-row table:style-name="ro1">
          <table:table-cell office:value-type="float" office:value="12.1818181818182" calcext:value-type="float">
            <text:p>12.1818181818182</text:p>
          </table:table-cell>
          <table:table-cell office:value-type="float" office:value="1.10520374774933" calcext:value-type="float">
            <text:p>1.10520374774933</text:p>
          </table:table-cell>
        </table:table-row>
        <table:table-row table:style-name="ro1">
          <table:table-cell office:value-type="float" office:value="12.1948051948052" calcext:value-type="float">
            <text:p>12.1948051948052</text:p>
          </table:table-cell>
          <table:table-cell office:value-type="float" office:value="0.894734382629395" calcext:value-type="float">
            <text:p>0.894734382629395</text:p>
          </table:table-cell>
        </table:table-row>
        <table:table-row table:style-name="ro1">
          <table:table-cell office:value-type="float" office:value="12.2077922077922" calcext:value-type="float">
            <text:p>12.2077922077922</text:p>
          </table:table-cell>
          <table:table-cell office:value-type="float" office:value="1.07557022571564" calcext:value-type="float">
            <text:p>1.07557022571564</text:p>
          </table:table-cell>
        </table:table-row>
        <table:table-row table:style-name="ro1">
          <table:table-cell office:value-type="float" office:value="12.2207792207792" calcext:value-type="float">
            <text:p>12.2207792207792</text:p>
          </table:table-cell>
          <table:table-cell office:value-type="float" office:value="0.914805710315704" calcext:value-type="float">
            <text:p>0.914805710315704</text:p>
          </table:table-cell>
        </table:table-row>
        <table:table-row table:style-name="ro1">
          <table:table-cell office:value-type="float" office:value="12.2337662337662" calcext:value-type="float">
            <text:p>12.2337662337662</text:p>
          </table:table-cell>
          <table:table-cell office:value-type="float" office:value="1.16985476016998" calcext:value-type="float">
            <text:p>1.16985476016998</text:p>
          </table:table-cell>
        </table:table-row>
        <table:table-row table:style-name="ro1">
          <table:table-cell office:value-type="float" office:value="12.2467532467532" calcext:value-type="float">
            <text:p>12.2467532467532</text:p>
          </table:table-cell>
          <table:table-cell office:value-type="float" office:value="0.997568786144257" calcext:value-type="float">
            <text:p>0.997568786144257</text:p>
          </table:table-cell>
        </table:table-row>
        <table:table-row table:style-name="ro1">
          <table:table-cell office:value-type="float" office:value="12.2597402597403" calcext:value-type="float">
            <text:p>12.2597402597403</text:p>
          </table:table-cell>
          <table:table-cell office:value-type="float" office:value="1.26547241210938" calcext:value-type="float">
            <text:p>1.26547241210938</text:p>
          </table:table-cell>
        </table:table-row>
        <table:table-row table:style-name="ro1">
          <table:table-cell office:value-type="float" office:value="12.2727272727273" calcext:value-type="float">
            <text:p>12.2727272727273</text:p>
          </table:table-cell>
          <table:table-cell office:value-type="float" office:value="1.11798119544983" calcext:value-type="float">
            <text:p>1.11798119544983</text:p>
          </table:table-cell>
        </table:table-row>
        <table:table-row table:style-name="ro1">
          <table:table-cell office:value-type="float" office:value="12.2857142857143" calcext:value-type="float">
            <text:p>12.2857142857143</text:p>
          </table:table-cell>
          <table:table-cell office:value-type="float" office:value="1.08805370330811" calcext:value-type="float">
            <text:p>1.08805370330811</text:p>
          </table:table-cell>
        </table:table-row>
        <table:table-row table:style-name="ro1">
          <table:table-cell office:value-type="float" office:value="12.2987012987013" calcext:value-type="float">
            <text:p>12.2987012987013</text:p>
          </table:table-cell>
          <table:table-cell office:value-type="float" office:value="1.21563196182251" calcext:value-type="float">
            <text:p>1.21563196182251</text:p>
          </table:table-cell>
        </table:table-row>
        <table:table-row table:style-name="ro1">
          <table:table-cell office:value-type="float" office:value="12.3116883116883" calcext:value-type="float">
            <text:p>12.3116883116883</text:p>
          </table:table-cell>
          <table:table-cell office:value-type="float" office:value="1.30798029899597" calcext:value-type="float">
            <text:p>1.30798029899597</text:p>
          </table:table-cell>
        </table:table-row>
        <table:table-row table:style-name="ro1">
          <table:table-cell office:value-type="float" office:value="12.3246753246753" calcext:value-type="float">
            <text:p>12.3246753246753</text:p>
          </table:table-cell>
          <table:table-cell office:value-type="float" office:value="1.22740852832794" calcext:value-type="float">
            <text:p>1.22740852832794</text:p>
          </table:table-cell>
        </table:table-row>
        <table:table-row table:style-name="ro1">
          <table:table-cell office:value-type="float" office:value="12.3376623376623" calcext:value-type="float">
            <text:p>12.3376623376623</text:p>
          </table:table-cell>
          <table:table-cell office:value-type="float" office:value="1.08301413059235" calcext:value-type="float">
            <text:p>1.08301413059235</text:p>
          </table:table-cell>
        </table:table-row>
        <table:table-row table:style-name="ro1">
          <table:table-cell office:value-type="float" office:value="12.3506493506494" calcext:value-type="float">
            <text:p>12.3506493506494</text:p>
          </table:table-cell>
          <table:table-cell office:value-type="float" office:value="1.0976414680481" calcext:value-type="float">
            <text:p>1.0976414680481</text:p>
          </table:table-cell>
        </table:table-row>
        <table:table-row table:style-name="ro1">
          <table:table-cell office:value-type="float" office:value="12.3636363636364" calcext:value-type="float">
            <text:p>12.3636363636364</text:p>
          </table:table-cell>
          <table:table-cell office:value-type="float" office:value="0.990705132484436" calcext:value-type="float">
            <text:p>0.990705132484436</text:p>
          </table:table-cell>
        </table:table-row>
        <table:table-row table:style-name="ro1">
          <table:table-cell office:value-type="float" office:value="12.3766233766234" calcext:value-type="float">
            <text:p>12.3766233766234</text:p>
          </table:table-cell>
          <table:table-cell office:value-type="float" office:value="0.984369516372681" calcext:value-type="float">
            <text:p>0.984369516372681</text:p>
          </table:table-cell>
        </table:table-row>
        <table:table-row table:style-name="ro1">
          <table:table-cell office:value-type="float" office:value="12.3896103896104" calcext:value-type="float">
            <text:p>12.3896103896104</text:p>
          </table:table-cell>
          <table:table-cell office:value-type="float" office:value="1.06468987464905" calcext:value-type="float">
            <text:p>1.06468987464905</text:p>
          </table:table-cell>
        </table:table-row>
        <table:table-row table:style-name="ro1">
          <table:table-cell office:value-type="float" office:value="12.4025974025974" calcext:value-type="float">
            <text:p>12.4025974025974</text:p>
          </table:table-cell>
          <table:table-cell office:value-type="float" office:value="1.08340036869049" calcext:value-type="float">
            <text:p>1.08340036869049</text:p>
          </table:table-cell>
        </table:table-row>
        <table:table-row table:style-name="ro1">
          <table:table-cell office:value-type="float" office:value="12.4155844155844" calcext:value-type="float">
            <text:p>12.4155844155844</text:p>
          </table:table-cell>
          <table:table-cell office:value-type="float" office:value="1.13349318504334" calcext:value-type="float">
            <text:p>1.13349318504334</text:p>
          </table:table-cell>
        </table:table-row>
        <table:table-row table:style-name="ro1">
          <table:table-cell office:value-type="float" office:value="12.4285714285714" calcext:value-type="float">
            <text:p>12.4285714285714</text:p>
          </table:table-cell>
          <table:table-cell office:value-type="float" office:value="1.02334582805634" calcext:value-type="float">
            <text:p>1.02334582805634</text:p>
          </table:table-cell>
        </table:table-row>
        <table:table-row table:style-name="ro1">
          <table:table-cell office:value-type="float" office:value="12.4415584415584" calcext:value-type="float">
            <text:p>12.4415584415584</text:p>
          </table:table-cell>
          <table:table-cell office:value-type="float" office:value="0.863426983356476" calcext:value-type="float">
            <text:p>0.863426983356476</text:p>
          </table:table-cell>
        </table:table-row>
        <table:table-row table:style-name="ro1">
          <table:table-cell office:value-type="float" office:value="12.4545454545455" calcext:value-type="float">
            <text:p>12.4545454545455</text:p>
          </table:table-cell>
          <table:table-cell office:value-type="float" office:value="0.969143927097321" calcext:value-type="float">
            <text:p>0.969143927097321</text:p>
          </table:table-cell>
        </table:table-row>
        <table:table-row table:style-name="ro1">
          <table:table-cell office:value-type="float" office:value="12.4675324675325" calcext:value-type="float">
            <text:p>12.4675324675325</text:p>
          </table:table-cell>
          <table:table-cell office:value-type="float" office:value="1.07336366176605" calcext:value-type="float">
            <text:p>1.07336366176605</text:p>
          </table:table-cell>
        </table:table-row>
        <table:table-row table:style-name="ro1">
          <table:table-cell office:value-type="float" office:value="12.4805194805195" calcext:value-type="float">
            <text:p>12.4805194805195</text:p>
          </table:table-cell>
          <table:table-cell office:value-type="float" office:value="0.879579305648804" calcext:value-type="float">
            <text:p>0.879579305648804</text:p>
          </table:table-cell>
        </table:table-row>
        <table:table-row table:style-name="ro1">
          <table:table-cell office:value-type="float" office:value="12.4935064935065" calcext:value-type="float">
            <text:p>12.4935064935065</text:p>
          </table:table-cell>
          <table:table-cell office:value-type="float" office:value="0.944536924362183" calcext:value-type="float">
            <text:p>0.944536924362183</text:p>
          </table:table-cell>
        </table:table-row>
        <table:table-row table:style-name="ro1">
          <table:table-cell office:value-type="float" office:value="12.5064935064935" calcext:value-type="float">
            <text:p>12.5064935064935</text:p>
          </table:table-cell>
          <table:table-cell office:value-type="float" office:value="0.890982866287231" calcext:value-type="float">
            <text:p>0.890982866287231</text:p>
          </table:table-cell>
        </table:table-row>
        <table:table-row table:style-name="ro1">
          <table:table-cell office:value-type="float" office:value="12.5194805194805" calcext:value-type="float">
            <text:p>12.5194805194805</text:p>
          </table:table-cell>
          <table:table-cell office:value-type="float" office:value="1.15122103691101" calcext:value-type="float">
            <text:p>1.15122103691101</text:p>
          </table:table-cell>
        </table:table-row>
        <table:table-row table:style-name="ro1">
          <table:table-cell office:value-type="float" office:value="12.5324675324675" calcext:value-type="float">
            <text:p>12.5324675324675</text:p>
          </table:table-cell>
          <table:table-cell office:value-type="float" office:value="1.03310441970825" calcext:value-type="float">
            <text:p>1.03310441970825</text:p>
          </table:table-cell>
        </table:table-row>
        <table:table-row table:style-name="ro1">
          <table:table-cell office:value-type="float" office:value="12.5454545454545" calcext:value-type="float">
            <text:p>12.5454545454545</text:p>
          </table:table-cell>
          <table:table-cell office:value-type="float" office:value="1.13590681552887" calcext:value-type="float">
            <text:p>1.13590681552887</text:p>
          </table:table-cell>
        </table:table-row>
        <table:table-row table:style-name="ro1">
          <table:table-cell office:value-type="float" office:value="12.5584415584416" calcext:value-type="float">
            <text:p>12.5584415584416</text:p>
          </table:table-cell>
          <table:table-cell office:value-type="float" office:value="0.992319822311401" calcext:value-type="float">
            <text:p>0.992319822311401</text:p>
          </table:table-cell>
        </table:table-row>
        <table:table-row table:style-name="ro1">
          <table:table-cell office:value-type="float" office:value="12.5714285714286" calcext:value-type="float">
            <text:p>12.5714285714286</text:p>
          </table:table-cell>
          <table:table-cell office:value-type="float" office:value="1.18187403678894" calcext:value-type="float">
            <text:p>1.18187403678894</text:p>
          </table:table-cell>
        </table:table-row>
        <table:table-row table:style-name="ro1">
          <table:table-cell office:value-type="float" office:value="12.5844155844156" calcext:value-type="float">
            <text:p>12.5844155844156</text:p>
          </table:table-cell>
          <table:table-cell office:value-type="float" office:value="1.08796942234039" calcext:value-type="float">
            <text:p>1.08796942234039</text:p>
          </table:table-cell>
        </table:table-row>
        <table:table-row table:style-name="ro1">
          <table:table-cell office:value-type="float" office:value="12.5974025974026" calcext:value-type="float">
            <text:p>12.5974025974026</text:p>
          </table:table-cell>
          <table:table-cell office:value-type="float" office:value="1.10709166526794" calcext:value-type="float">
            <text:p>1.10709166526794</text:p>
          </table:table-cell>
        </table:table-row>
        <table:table-row table:style-name="ro1">
          <table:table-cell office:value-type="float" office:value="12.6103896103896" calcext:value-type="float">
            <text:p>12.6103896103896</text:p>
          </table:table-cell>
          <table:table-cell office:value-type="float" office:value="0.940856516361237" calcext:value-type="float">
            <text:p>0.940856516361237</text:p>
          </table:table-cell>
        </table:table-row>
        <table:table-row table:style-name="ro1">
          <table:table-cell office:value-type="float" office:value="12.6233766233766" calcext:value-type="float">
            <text:p>12.6233766233766</text:p>
          </table:table-cell>
          <table:table-cell office:value-type="float" office:value="1.03852462768555" calcext:value-type="float">
            <text:p>1.03852462768555</text:p>
          </table:table-cell>
        </table:table-row>
        <table:table-row table:style-name="ro1">
          <table:table-cell office:value-type="float" office:value="12.6363636363636" calcext:value-type="float">
            <text:p>12.6363636363636</text:p>
          </table:table-cell>
          <table:table-cell office:value-type="float" office:value="1.04419100284576" calcext:value-type="float">
            <text:p>1.04419100284576</text:p>
          </table:table-cell>
        </table:table-row>
        <table:table-row table:style-name="ro1">
          <table:table-cell office:value-type="float" office:value="12.6493506493507" calcext:value-type="float">
            <text:p>12.6493506493507</text:p>
          </table:table-cell>
          <table:table-cell office:value-type="float" office:value="0.837784707546234" calcext:value-type="float">
            <text:p>0.837784707546234</text:p>
          </table:table-cell>
        </table:table-row>
        <table:table-row table:style-name="ro1">
          <table:table-cell office:value-type="float" office:value="12.6623376623377" calcext:value-type="float">
            <text:p>12.6623376623377</text:p>
          </table:table-cell>
          <table:table-cell office:value-type="float" office:value="1.050989985466" calcext:value-type="float">
            <text:p>1.050989985466</text:p>
          </table:table-cell>
        </table:table-row>
        <table:table-row table:style-name="ro1">
          <table:table-cell office:value-type="float" office:value="12.6753246753247" calcext:value-type="float">
            <text:p>12.6753246753247</text:p>
          </table:table-cell>
          <table:table-cell office:value-type="float" office:value="1.07348549365997" calcext:value-type="float">
            <text:p>1.07348549365997</text:p>
          </table:table-cell>
        </table:table-row>
        <table:table-row table:style-name="ro1">
          <table:table-cell office:value-type="float" office:value="12.6883116883117" calcext:value-type="float">
            <text:p>12.6883116883117</text:p>
          </table:table-cell>
          <table:table-cell office:value-type="float" office:value="1.41550660133362" calcext:value-type="float">
            <text:p>1.41550660133362</text:p>
          </table:table-cell>
        </table:table-row>
        <table:table-row table:style-name="ro1">
          <table:table-cell office:value-type="float" office:value="12.7012987012987" calcext:value-type="float">
            <text:p>12.7012987012987</text:p>
          </table:table-cell>
          <table:table-cell office:value-type="float" office:value="1.03960251808167" calcext:value-type="float">
            <text:p>1.03960251808167</text:p>
          </table:table-cell>
        </table:table-row>
        <table:table-row table:style-name="ro1">
          <table:table-cell office:value-type="float" office:value="12.7142857142857" calcext:value-type="float">
            <text:p>12.7142857142857</text:p>
          </table:table-cell>
          <table:table-cell office:value-type="float" office:value="1.12593376636505" calcext:value-type="float">
            <text:p>1.12593376636505</text:p>
          </table:table-cell>
        </table:table-row>
        <table:table-row table:style-name="ro1">
          <table:table-cell office:value-type="float" office:value="12.7272727272727" calcext:value-type="float">
            <text:p>12.7272727272727</text:p>
          </table:table-cell>
          <table:table-cell office:value-type="float" office:value="1.10843539237976" calcext:value-type="float">
            <text:p>1.10843539237976</text:p>
          </table:table-cell>
        </table:table-row>
        <table:table-row table:style-name="ro1">
          <table:table-cell office:value-type="float" office:value="12.7402597402597" calcext:value-type="float">
            <text:p>12.7402597402597</text:p>
          </table:table-cell>
          <table:table-cell office:value-type="float" office:value="1.08716583251953" calcext:value-type="float">
            <text:p>1.08716583251953</text:p>
          </table:table-cell>
        </table:table-row>
        <table:table-row table:style-name="ro1">
          <table:table-cell office:value-type="float" office:value="12.7532467532468" calcext:value-type="float">
            <text:p>12.7532467532468</text:p>
          </table:table-cell>
          <table:table-cell office:value-type="float" office:value="0.830438852310181" calcext:value-type="float">
            <text:p>0.830438852310181</text:p>
          </table:table-cell>
        </table:table-row>
        <table:table-row table:style-name="ro1">
          <table:table-cell office:value-type="float" office:value="12.7662337662338" calcext:value-type="float">
            <text:p>12.7662337662338</text:p>
          </table:table-cell>
          <table:table-cell office:value-type="float" office:value="1.24165320396423" calcext:value-type="float">
            <text:p>1.24165320396423</text:p>
          </table:table-cell>
        </table:table-row>
        <table:table-row table:style-name="ro1">
          <table:table-cell office:value-type="float" office:value="12.7792207792208" calcext:value-type="float">
            <text:p>12.7792207792208</text:p>
          </table:table-cell>
          <table:table-cell office:value-type="float" office:value="1.21534669399261" calcext:value-type="float">
            <text:p>1.21534669399261</text:p>
          </table:table-cell>
        </table:table-row>
        <table:table-row table:style-name="ro1">
          <table:table-cell office:value-type="float" office:value="12.7922077922078" calcext:value-type="float">
            <text:p>12.7922077922078</text:p>
          </table:table-cell>
          <table:table-cell office:value-type="float" office:value="0.8994140625" calcext:value-type="float">
            <text:p>0.8994140625</text:p>
          </table:table-cell>
        </table:table-row>
        <table:table-row table:style-name="ro1">
          <table:table-cell office:value-type="float" office:value="12.8051948051948" calcext:value-type="float">
            <text:p>12.8051948051948</text:p>
          </table:table-cell>
          <table:table-cell office:value-type="float" office:value="0.974609732627869" calcext:value-type="float">
            <text:p>0.974609732627869</text:p>
          </table:table-cell>
        </table:table-row>
        <table:table-row table:style-name="ro1">
          <table:table-cell office:value-type="float" office:value="12.8181818181818" calcext:value-type="float">
            <text:p>12.8181818181818</text:p>
          </table:table-cell>
          <table:table-cell office:value-type="float" office:value="0.930647313594818" calcext:value-type="float">
            <text:p>0.930647313594818</text:p>
          </table:table-cell>
        </table:table-row>
        <table:table-row table:style-name="ro1">
          <table:table-cell office:value-type="float" office:value="12.8311688311688" calcext:value-type="float">
            <text:p>12.8311688311688</text:p>
          </table:table-cell>
          <table:table-cell office:value-type="float" office:value="1.04449498653412" calcext:value-type="float">
            <text:p>1.04449498653412</text:p>
          </table:table-cell>
        </table:table-row>
        <table:table-row table:style-name="ro1">
          <table:table-cell office:value-type="float" office:value="12.8441558441558" calcext:value-type="float">
            <text:p>12.8441558441558</text:p>
          </table:table-cell>
          <table:table-cell office:value-type="float" office:value="0.815776109695435" calcext:value-type="float">
            <text:p>0.815776109695435</text:p>
          </table:table-cell>
        </table:table-row>
        <table:table-row table:style-name="ro1">
          <table:table-cell office:value-type="float" office:value="12.8571428571429" calcext:value-type="float">
            <text:p>12.8571428571429</text:p>
          </table:table-cell>
          <table:table-cell office:value-type="float" office:value="0.832067489624023" calcext:value-type="float">
            <text:p>0.832067489624023</text:p>
          </table:table-cell>
        </table:table-row>
        <table:table-row table:style-name="ro1">
          <table:table-cell office:value-type="float" office:value="12.8701298701299" calcext:value-type="float">
            <text:p>12.8701298701299</text:p>
          </table:table-cell>
          <table:table-cell office:value-type="float" office:value="1.03691363334656" calcext:value-type="float">
            <text:p>1.03691363334656</text:p>
          </table:table-cell>
        </table:table-row>
        <table:table-row table:style-name="ro1">
          <table:table-cell office:value-type="float" office:value="12.8831168831169" calcext:value-type="float">
            <text:p>12.8831168831169</text:p>
          </table:table-cell>
          <table:table-cell office:value-type="float" office:value="1.16597437858582" calcext:value-type="float">
            <text:p>1.16597437858582</text:p>
          </table:table-cell>
        </table:table-row>
        <table:table-row table:style-name="ro1">
          <table:table-cell office:value-type="float" office:value="12.8961038961039" calcext:value-type="float">
            <text:p>12.8961038961039</text:p>
          </table:table-cell>
          <table:table-cell office:value-type="float" office:value="1.0654137134552" calcext:value-type="float">
            <text:p>1.0654137134552</text:p>
          </table:table-cell>
        </table:table-row>
        <table:table-row table:style-name="ro1">
          <table:table-cell office:value-type="float" office:value="12.9090909090909" calcext:value-type="float">
            <text:p>12.9090909090909</text:p>
          </table:table-cell>
          <table:table-cell office:value-type="float" office:value="1.03971898555756" calcext:value-type="float">
            <text:p>1.03971898555756</text:p>
          </table:table-cell>
        </table:table-row>
        <table:table-row table:style-name="ro1">
          <table:table-cell office:value-type="float" office:value="12.9220779220779" calcext:value-type="float">
            <text:p>12.9220779220779</text:p>
          </table:table-cell>
          <table:table-cell office:value-type="float" office:value="1.04368269443512" calcext:value-type="float">
            <text:p>1.04368269443512</text:p>
          </table:table-cell>
        </table:table-row>
        <table:table-row table:style-name="ro1">
          <table:table-cell office:value-type="float" office:value="12.9350649350649" calcext:value-type="float">
            <text:p>12.9350649350649</text:p>
          </table:table-cell>
          <table:table-cell office:value-type="float" office:value="1.06467938423157" calcext:value-type="float">
            <text:p>1.06467938423157</text:p>
          </table:table-cell>
        </table:table-row>
        <table:table-row table:style-name="ro1">
          <table:table-cell office:value-type="float" office:value="12.9480519480519" calcext:value-type="float">
            <text:p>12.9480519480519</text:p>
          </table:table-cell>
          <table:table-cell office:value-type="float" office:value="0.994203567504883" calcext:value-type="float">
            <text:p>0.994203567504883</text:p>
          </table:table-cell>
        </table:table-row>
        <table:table-row table:style-name="ro1">
          <table:table-cell office:value-type="float" office:value="12.961038961039" calcext:value-type="float">
            <text:p>12.961038961039</text:p>
          </table:table-cell>
          <table:table-cell office:value-type="float" office:value="0.885830879211426" calcext:value-type="float">
            <text:p>0.885830879211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5:02:27.548268832</meta:creation-date>
    <dc:date>2021-06-04T15:03:01.801943394</dc:date>
    <meta:editing-duration>PT34S</meta:editing-duration>
    <meta:editing-cycles>1</meta:editing-cycles>
    <meta:document-statistic meta:table-count="1" meta:cell-count="2000" meta:object-count="0"/>
    <meta:generator>LibreOffice/6.0.7.3$Linux_X86_64 LibreOffice_project/00m0$Build-3</meta:generator>
  </office:meta>
</office:document-meta>
</file>